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4AD000001BED408DAAA9691A79D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drawooo="http://openoffice.org/2010/draw" xmlns:grddl="http://www.w3.org/2003/g/data-view#" xmlns:calcext="urn:org:documentfoundation:names:experimental:calc:xmlns:calcext:1.0" xmlns:ooo="http://openoffice.org/2004/office" xmlns:officeooo="http://openoffice.org/2009/office" xmlns:formx="urn:openoffice:names:experimental:ooxml-odf-interop:xmlns:form:1.0" xmlns:math="http://www.w3.org/1998/Math/MathML" xmlns:text="urn:oasis:names:tc:opendocument:xmlns:text:1.0" xmlns:field="urn:openoffice:names:experimental:ooo-ms-interop:xmlns:field:1.0" xmlns:ooow="http://openoffice.org/2004/writer" xmlns:dc="http://purl.org/dc/elements/1.1/" xmlns:form="urn:oasis:names:tc:opendocument:xmlns:form:1.0" xmlns:svg="urn:oasis:names:tc:opendocument:xmlns:svg-compatible:1.0" xmlns:draw="urn:oasis:names:tc:opendocument:xmlns:drawing:1.0" xmlns:xforms="http://www.w3.org/2002/xforms" xmlns:oooc="http://openoffice.org/2004/calc" xmlns:script="urn:oasis:names:tc:opendocument:xmlns:script:1.0" xmlns:style="urn:oasis:names:tc:opendocument:xmlns:style:1.0" xmlns:css3t="http://www.w3.org/TR/css3-text/" xmlns:fo="urn:oasis:names:tc:opendocument:xmlns:xsl-fo-compatible:1.0" xmlns:xsd="http://www.w3.org/2001/XMLSchema" xmlns:meta="urn:oasis:names:tc:opendocument:xmlns:meta:1.0" xmlns:rpt="http://openoffice.org/2005/report" xmlns:dr3d="urn:oasis:names:tc:opendocument:xmlns:dr3d:1.0" xmlns:office="urn:oasis:names:tc:opendocument:xmlns:office:1.0" xmlns:table="urn:oasis:names:tc:opendocument:xmlns:table:1.0" xmlns:dom="http://www.w3.org/2001/xml-events" xmlns:chart="urn:oasis:names:tc:opendocument:xmlns:chart:1.0" xmlns:xsi="http://www.w3.org/2001/XMLSchema-instance" xmlns:xhtml="http://www.w3.org/1999/xhtml" xmlns:number="urn:oasis:names:tc:opendocument:xmlns:datastyle:1.0" xmlns:tableooo="http://openoffice.org/2009/table" xmlns:xlink="http://www.w3.org/1999/xlink" xmlns:of="urn:oasis:names:tc:opendocument:xmlns:of:1.2" xmlns:loext="urn:org:documentfoundation:names:experimental:office:xmlns:loext:1.0" office:version="1.2">
  <office:scripts/>
  <office:font-face-decls>
    <style:font-face style:name="PodStarSymbol" svg:font-family="StarSymbol"/>
    <style:font-face svg:font-family="Mangal" style:name="Mangal1"/>
    <style:font-face svg:font-family="'Times New Roman'" style:name="Times New Roman" style:font-family-generic="roman" style:font-pitch="variable"/>
    <style:font-face svg:font-family="ISOCPEUR" style:name="ISOCPEUR1" style:font-family-generic="swiss" style:font-pitch="variable"/>
    <style:font-face style:font-adornments="Курсив" svg:font-family="ISOCPEUR" style:name="ISOCPEUR" style:font-family-generic="swiss" style:font-pitch="variable"/>
    <style:font-face svg:font-family="Mangal" style:name="Mangal" style:font-family-generic="system" style:font-pitch="variable"/>
    <style:font-face svg:font-family="SimSun" style:name="SimSun" style:font-family-generic="system" style:font-pitch="variable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2.187cm" style:rel-column-width="8191*"/>
    </style:style>
    <style:style style:name="Таблица1.H" style:family="table-column">
      <style:table-column-properties style:column-width="2.189cm" style:rel-column-width="8198*"/>
    </style:style>
    <style:style style:name="Таблица1.A1" style:family="table-cell">
      <style:table-cell-properties fo:padding="0.097cm" fo:border-right="none" fo:border-bottom="0.05pt solid #000000" fo:border-left="0.05pt solid #000000" fo:border-top="0.05pt solid #000000"/>
    </style:style>
    <style:style style:name="Таблица1.F1" style:family="table-cell">
      <style:table-cell-properties fo:padding="0.097cm" fo:border="0.05pt solid #000000"/>
    </style:style>
    <style:style style:name="Таблица1.C2" style:family="table-cell">
      <style:table-cell-properties fo:padding="0.097cm" fo:border-right="none" fo:border-bottom="0.05pt solid #000000" fo:border-left="0.05pt solid #000000" fo:border-top="none"/>
    </style:style>
    <style:style style:name="Таблица1.H2" style:family="table-cell">
      <style:table-cell-properties fo:padding="0.097cm" fo:border-right="0.05pt solid #000000" fo:border-bottom="0.05pt solid #000000" fo:border-left="0.05pt solid #000000" fo:border-top="none"/>
    </style:style>
    <style:style style:name="P1" style:family="paragraph" style:parent-style-name="Frame_20_contents">
      <style:paragraph-properties style:justify-single-word="false" fo:text-align="center"/>
      <style:text-properties style:text-rotation-angle="90" style:text-rotation-scale="line-height"/>
    </style:style>
    <style:style style:name="P2" style:family="paragraph" style:parent-style-name="Frame_20_contents">
      <style:text-properties fo:language="en" fo:country="US"/>
    </style:style>
    <style:style style:name="P3" style:family="paragraph" style:parent-style-name="Frame_20_contents">
      <style:text-properties style:text-rotation-angle="90" fo:language="en" fo:country="US" style:text-rotation-scale="line-height"/>
    </style:style>
    <style:style style:name="P4" style:family="paragraph" style:parent-style-name="Frame_20_contents">
      <style:paragraph-properties style:justify-single-word="false" fo:text-align="center"/>
      <style:text-properties fo:language="en" fo:country="US"/>
    </style:style>
    <style:style style:name="P5" style:family="paragraph" style:parent-style-name="Frame_20_contents">
      <style:paragraph-properties style:justify-single-word="false" fo:text-align="center"/>
      <style:text-properties fo:letter-spacing="-0.035cm" style:text-scale="100%"/>
    </style:style>
    <style:style style:name="P6" style:family="paragraph" style:parent-style-name="Frame_20_contents">
      <style:paragraph-properties style:justify-single-word="false" fo:text-align="center"/>
      <style:text-properties fo:letter-spacing="-0.035cm"/>
    </style:style>
    <style:style style:name="P7" style:family="paragraph" style:parent-style-name="Frame_20_contents">
      <style:paragraph-properties style:justify-single-word="false" fo:text-align="center"/>
      <style:text-properties fo:letter-spacing="-0.035cm" style:font-size-asian="10.5pt"/>
    </style:style>
    <style:style style:name="P8" style:family="paragraph" style:parent-style-name="Frame_20_contents">
      <style:paragraph-properties style:justify-single-word="false" fo:text-align="center"/>
    </style:style>
    <style:style style:name="P9" style:family="paragraph" style:parent-style-name="Frame_20_contents">
      <style:paragraph-properties loext:contextual-spacing="false" fo:margin-bottom="0cm" fo:margin-top="0.199cm"/>
      <style:text-properties style:text-rotation-angle="90" style:text-rotation-scale="line-height"/>
    </style:style>
    <style:style style:name="P10" style:family="paragraph" style:parent-style-name="Frame_20_contents">
      <style:paragraph-properties style:justify-single-word="false" loext:contextual-spacing="false" fo:text-align="center" fo:margin-bottom="0cm" fo:margin-top="0.199cm"/>
      <style:text-properties style:text-rotation-angle="90" style:text-rotation-scale="line-height"/>
    </style:style>
    <style:style style:name="P11" style:master-page-name="" style:family="paragraph" style:parent-style-name="Frame_20_contents">
      <style:paragraph-properties fo:margin-bottom="0cm" style:page-number="auto" fo:margin-top="0.199cm" style:justify-single-word="false" loext:contextual-spacing="false" fo:text-align="center"/>
      <style:text-properties style:text-rotation-angle="90" style:text-rotation-scale="line-height"/>
    </style:style>
    <style:style style:name="P12" style:family="paragraph" style:parent-style-name="Frame_20_contents">
      <style:paragraph-properties loext:contextual-spacing="false" fo:margin-bottom="0cm" fo:margin-top="0.6cm"/>
      <style:text-properties style:text-rotation-angle="90" style:text-rotation-scale="line-height"/>
    </style:style>
    <style:style style:name="P13" style:family="paragraph" style:parent-style-name="Frame_20_contents">
      <style:paragraph-properties style:justify-single-word="false" loext:contextual-spacing="false" fo:text-align="start" fo:margin-bottom="0cm" fo:margin-top="0.6cm"/>
      <style:text-properties style:text-rotation-angle="90" style:text-rotation-scale="line-height"/>
    </style:style>
    <style:style style:name="P14" style:family="paragraph" style:parent-style-name="Frame_20_contents">
      <style:paragraph-properties fo:line-height="0.45cm" fo:margin-bottom="0cm" fo:margin-top="0cm" style:justify-single-word="false" loext:contextual-spacing="false" fo:text-align="center"/>
      <style:text-properties style:font-style-complex="italic" fo:language="ru" fo:font-size="11pt" style:font-size-asian="9.60000038146973pt" style:font-size-complex="11pt" style:font-style-asian="italic" style:font-name="ISOCPEUR1" fo:letter-spacing="normal" fo:country="RU" fo:font-style="italic" style:text-scale="100%"/>
    </style:style>
    <style:style style:name="P15" style:family="paragraph" style:parent-style-name="Frame_20_contents">
      <style:paragraph-properties style:justify-single-word="false" loext:contextual-spacing="false" fo:text-align="center" fo:margin-bottom="0cm" fo:margin-top="0cm"/>
      <style:text-properties fo:language="en" fo:font-size="10pt" style:font-size-asian="10pt" style:font-size-complex="10pt" style:text-rotation-angle="90" fo:country="US" style:text-rotation-scale="line-height"/>
    </style:style>
    <style:style style:name="P16" style:family="paragraph" style:parent-style-name="Frame_20_contents">
      <style:paragraph-properties style:justify-single-word="false" loext:contextual-spacing="false" fo:text-align="center" fo:margin-bottom="0cm" fo:margin-top="0cm"/>
      <style:text-properties style:text-rotation-angle="90" style:text-rotation-scale="line-height" fo:font-size="10pt" style:font-size-asian="10pt" style:font-size-complex="10pt"/>
    </style:style>
    <style:style style:name="P17" style:master-page-name="" style:family="paragraph" style:parent-style-name="Frame_20_contents">
      <style:paragraph-properties fo:line-height="0.45cm" fo:margin-bottom="0cm" style:page-number="auto" fo:margin-top="0cm" style:vertical-align="middle" style:justify-single-word="false" loext:contextual-spacing="false" fo:text-align="center"/>
      <style:text-properties style:font-style-asian="italic" style:font-name="ISOCPEUR1" fo:font-style="italic" style:font-style-complex="italic"/>
    </style:style>
    <style:style style:name="P18" style:family="paragraph" style:parent-style-name="Врезка_5f_стадия_5f_и_5f_лист">
      <style:paragraph-properties fo:line-height="0.75cm"/>
    </style:style>
    <style:style style:name="P19" style:family="paragraph" style:parent-style-name="Frame_20_contents">
      <style:paragraph-properties style:justify-single-word="false" loext:contextual-spacing="false" fo:text-align="center" fo:margin-bottom="0cm" fo:margin-top="0.049cm"/>
      <style:text-properties fo:letter-spacing="normal"/>
    </style:style>
    <style:style style:name="P20" style:family="paragraph" style:parent-style-name="Врезка_5f_шифр">
      <style:paragraph-properties loext:contextual-spacing="false" fo:margin-bottom="0cm" fo:margin-top="0.3cm"/>
    </style:style>
    <style:style style:name="P21" style:family="paragraph" style:parent-style-name="Footer">
      <style:text-properties fo:language="ru" fo:country="RU"/>
    </style:style>
    <style:style style:name="P22" style:family="paragraph" style:parent-style-name="Frame_20_contents">
      <style:paragraph-properties loext:contextual-spacing="false" fo:margin-bottom="0cm" fo:margin-top="0.101cm"/>
      <style:text-properties style:text-rotation-angle="90" style:text-rotation-scale="line-height"/>
    </style:style>
    <style:style style:name="P23" style:family="paragraph" style:parent-style-name="Frame_20_contents">
      <style:paragraph-properties fo:text-indent="0cm" style:justify-single-word="false" fo:margin-bottom="0cm" fo:margin-top="4.099cm" fo:margin-left="0cm" fo:margin-right="0cm" loext:contextual-spacing="false" style:auto-text-indent="false" fo:text-align="start"/>
      <style:text-properties style:text-rotation-angle="90" style:text-rotation-scale="line-height" fo:font-size="10pt" style:font-size-asian="10pt" style:font-size-complex="10pt"/>
    </style:style>
    <style:style style:name="P24" style:family="paragraph" style:parent-style-name="Table_20_Contents">
      <style:paragraph-properties style:justify-single-word="false" fo:text-align="center"/>
    </style:style>
    <style:style style:name="P25" style:family="paragraph" style:parent-style-name="Table_20_Contents">
      <style:paragraph-properties style:justify-single-word="false" fo:text-align="center"/>
      <style:text-properties officeooo:paragraph-rsid="001e2ac7"/>
    </style:style>
    <style:style style:name="P26" style:family="paragraph" style:parent-style-name="Table_20_Contents">
      <style:paragraph-properties style:justify-single-word="false" fo:text-align="center"/>
      <style:text-properties officeooo:paragraph-rsid="001fb0bc"/>
    </style:style>
    <style:style style:name="P27" style:family="paragraph" style:parent-style-name="Table_20_Contents">
      <style:paragraph-properties style:justify-single-word="false" fo:text-align="center"/>
      <style:text-properties officeooo:paragraph-rsid="0018142f" officeooo:rsid="0018142f"/>
    </style:style>
    <style:style style:name="P28" style:family="paragraph" style:parent-style-name="Table_20_Contents">
      <style:paragraph-properties style:justify-single-word="false" fo:text-align="center"/>
      <style:text-properties officeooo:paragraph-rsid="001d8022" officeooo:rsid="0018142f"/>
    </style:style>
    <style:style style:name="P29" style:family="paragraph" style:parent-style-name="Table_20_Contents">
      <style:paragraph-properties style:justify-single-word="false" fo:text-align="center"/>
      <style:text-properties officeooo:paragraph-rsid="001dd5ab" officeooo:rsid="0018142f"/>
    </style:style>
    <style:style style:name="P30" style:family="paragraph" style:parent-style-name="Table_20_Contents">
      <style:paragraph-properties style:justify-single-word="false" fo:text-align="center"/>
    </style:style>
    <style:style style:name="P31" style:family="paragraph" style:parent-style-name="Table_20_Contents">
      <style:paragraph-properties style:justify-single-word="false" fo:text-align="center"/>
      <style:text-properties officeooo:paragraph-rsid="001e2ac7"/>
    </style:style>
    <style:style style:name="P32" style:family="paragraph" style:parent-style-name="Table_20_Contents">
      <style:paragraph-properties style:justify-single-word="false" fo:text-align="center"/>
      <style:text-properties officeooo:paragraph-rsid="001fb0bc"/>
    </style:style>
    <style:style style:name="P33" style:master-page-name="First_20_Page" style:family="paragraph" style:parent-style-name="Heading_20_1">
      <style:paragraph-properties style:page-number="auto"/>
    </style:style>
    <style:style style:name="P34" style:family="paragraph" style:parent-style-name="Text_20_body_20_indent">
      <style:text-properties fo:language="ru" fo:country="RU"/>
    </style:style>
    <style:style style:name="P35" style:family="paragraph">
      <style:paragraph-properties fo:text-align="center"/>
    </style:style>
    <style:style style:name="P36" style:family="paragraph">
      <loext:graphic-properties draw:fill="none"/>
      <style:paragraph-properties fo:text-align="center"/>
      <style:text-properties style:font-style-asian="italic" style:font-name="ISOCPEUR1" fo:font-style="italic" style:font-style-complex="italic"/>
    </style:style>
    <style:style style:name="P37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1dd5ab" style:text-position="super 58%"/>
    </style:style>
    <style:style style:name="T3" style:family="text">
      <style:text-properties style:font-style-asian="normal" fo:font-style="normal" style:font-style-complex="normal" style:text-position="sub 58%"/>
    </style:style>
    <style:style style:name="T4" style:family="text">
      <style:text-properties style:font-style-asian="italic" fo:font-style="italic" style:font-style-complex="italic"/>
    </style:style>
    <style:style style:name="T5" style:family="text">
      <style:text-properties officeooo:rsid="0022a6c3"/>
    </style:style>
    <style:style style:name="T6" style:family="text">
      <style:text-properties style:font-style-asian="italic" style:font-name="ISOCPEUR1" fo:font-style="italic" style:font-style-complex="italic"/>
    </style:style>
    <style:style style:name="fr1" style:family="graphic" style:parent-style-name="Frame">
      <style:graphic-properties fo:padding="0cm" fo:border-right="0.74pt solid #000000" fo:margin-bottom="0cm" style:horizontal-rel="page" style:horizontal-pos="from-left" fo:margin-left="0cm" fo:margin-right="0cm" fo:border-bottom="1.5pt solid #000000" draw:shadow-opacity="100%" style:shadow="none" style:vertical-rel="page" fo:margin-top="0cm" fo:border-left="0.74pt solid #000000" style:protect="content size position" fo:border-top="0.74pt solid #000000" style:vertical-pos="from-top"/>
    </style:style>
    <style:style style:name="fr2" style:family="graphic" style:parent-style-name="Frame">
      <style:graphic-properties fo:padding="0cm" fo:border-right="0.74pt solid #000000" fo:margin-bottom="0cm" style:horizontal-rel="page" style:horizontal-pos="from-left" fo:margin-left="0.199cm" fo:margin-right="0.199cm" fo:border-bottom="1.5pt solid #000000" draw:shadow-opacity="100%" style:shadow="none" style:vertical-rel="page" fo:margin-top="0cm" fo:border-left="1.5pt solid #000000" style:protect="content size position" fo:border-top="0.74pt solid #000000" style:vertical-pos="from-top"/>
    </style:style>
    <style:style style:name="fr3" style:family="graphic" style:parent-style-name="Frame">
      <style:graphic-properties fo:padding="0cm" fo:border-right="0.99pt solid #000000" fo:margin-bottom="0cm" style:horizontal-rel="page" style:horizontal-pos="from-left" fo:margin-left="0cm" fo:margin-right="0cm" fo:border-bottom="0.99pt solid #000000" draw:shadow-opacity="100%" style:shadow="none" style:vertical-rel="page" fo:margin-top="0cm" fo:border-left="0.74pt solid #000000" style:protect="size position" fo:border-top="0.99pt solid #000000" style:vertical-pos="from-top"/>
    </style:style>
    <style:style style:name="fr4" style:family="graphic" style:parent-style-name="Frame">
      <style:graphic-properties fo:padding="0cm" fo:border-right="0.74pt solid #000000" fo:margin-bottom="0cm" style:horizontal-rel="page" style:horizontal-pos="from-left" fo:margin-left="0cm" fo:margin-right="0cm" fo:border-bottom="0.74pt solid #000000" draw:shadow-opacity="100%" style:shadow="none" style:vertical-rel="page" fo:margin-top="0cm" fo:border-left="1.5pt solid #000000" style:protect="content size position" fo:border-top="0.74pt solid #000000" style:vertical-pos="from-top"/>
    </style:style>
    <style:style style:name="fr5" style:family="graphic" style:parent-style-name="Frame">
      <style:graphic-properties fo:padding="0cm" fo:border-right="0.74pt solid #000000" fo:margin-bottom="0cm" style:horizontal-rel="page" style:horizontal-pos="from-left" fo:margin-left="0cm" fo:margin-right="0cm" fo:border-bottom="0.74pt solid #000000" draw:shadow-opacity="100%" style:shadow="none" style:vertical-rel="page" fo:margin-top="0cm" fo:border-left="0.74pt solid #000000" style:protect="size position" fo:border-top="1.5pt solid #000000" style:vertical-pos="from-top"/>
    </style:style>
    <style:style style:name="fr6" style:family="graphic" style:parent-style-name="Frame">
      <style:graphic-properties fo:padding="0cm" fo:border-right="0.74pt solid #000000" fo:margin-bottom="0cm" style:horizontal-rel="page" style:horizontal-pos="from-left" fo:margin-left="0cm" fo:margin-right="0cm" fo:border-bottom="0.74pt solid #000000" draw:shadow-opacity="100%" style:shadow="none" style:vertical-rel="page" fo:margin-top="0cm" fo:border-left="1.5pt solid #000000" style:protect="content size position" fo:border-top="1.5pt solid #000000" style:vertical-pos="from-top"/>
    </style:style>
    <style:style style:name="fr7" style:family="graphic" style:parent-style-name="Frame">
      <style:graphic-properties draw:fill-color="#ffffff" fo:padding="0cm" style:vertical-pos="from-top" style:horizontal-rel="page" style:horizontal-pos="from-left" style:shadow="none" draw:shadow-opacity="100%" style:number-wrapped-paragraphs="no-limit" style:vertical-rel="page" fo:border="0.74pt solid #000000" fo:background-color="transparent" style:wrap="run-through" draw:fill="none" style:protect="size position">
        <style:columns fo:column-gap="0cm" fo:column-count="1"/>
      </style:graphic-properties>
    </style:style>
    <style:style style:name="fr8" style:family="graphic" style:parent-style-name="Frame">
      <style:graphic-properties draw:fill-color="#ffffff" fo:padding="0cm" fo:margin-bottom="0cm" style:horizontal-rel="page" style:horizontal-pos="from-left" fo:margin-left="0cm" fo:margin-right="0cm" style:protect="content size position" fo:border="0.74pt solid #000000" draw:shadow-opacity="100%" style:number-wrapped-paragraphs="no-limit" style:shadow="none" style:vertical-rel="page" fo:margin-top="0cm" fo:background-color="transparent" style:wrap="run-through" draw:fill="none" style:vertical-pos="from-top"/>
    </style:style>
    <style:style style:name="fr9" style:family="graphic" style:parent-style-name="Frame">
      <style:graphic-properties draw:fill-color="#ffffff" fo:padding="0cm" fo:border-right="0.74pt solid #000000" fo:margin-bottom="0cm" style:horizontal-rel="page" style:horizontal-pos="from-left" fo:margin-left="0cm" fo:margin-right="0cm" style:protect="content size position" fo:border-bottom="0.74pt solid #000000" draw:shadow-opacity="100%" fo:border-top="1.5pt solid #000000" fo:border-left="0.74pt solid #000000" style:number-wrapped-paragraphs="no-limit" style:shadow="none" style:vertical-rel="page" fo:margin-top="0cm" fo:background-color="transparent" style:wrap="run-through" draw:fill="none" style:vertical-pos="from-top"/>
    </style:style>
    <style:style style:name="fr10" style:family="graphic" style:parent-style-name="Frame">
      <style:graphic-properties draw:fill-color="#ffffff" fo:padding="0cm" fo:border-right="0.74pt solid #000000" fo:margin-bottom="0cm" style:horizontal-rel="page" style:horizontal-pos="from-left" fo:margin-left="0cm" fo:margin-right="0cm" style:protect="size position" fo:border-bottom="0.99pt solid #000000" draw:shadow-opacity="100%" fo:border-top="0.14pt solid #000000" fo:border-left="0.74pt solid #000000" style:number-wrapped-paragraphs="no-limit" style:shadow="none" style:vertical-rel="page" fo:margin-top="0cm" fo:background-color="transparent" style:wrap="run-through" draw:fill="none" style:vertical-pos="from-top"/>
    </style:style>
    <style:style style:name="fr11" style:family="graphic" style:parent-style-name="Frame">
      <style:graphic-properties draw:fill-color="#ffffff" fo:padding="0cm" fo:border-right="0.74pt solid #000000" fo:margin-bottom="0cm" style:horizontal-rel="page" style:horizontal-pos="from-left" fo:margin-left="0cm" fo:margin-right="0cm" style:protect="size position" fo:border-bottom="0.14pt solid #000000" draw:shadow-opacity="100%" fo:border-top="1.5pt solid #000000" fo:border-left="0.74pt solid #000000" style:number-wrapped-paragraphs="no-limit" style:shadow="none" style:vertical-rel="page" fo:margin-top="0cm" fo:background-color="transparent" style:wrap="run-through" draw:fill="none" style:vertical-pos="from-top"/>
    </style:style>
    <style:style style:name="fr12" style:family="graphic" style:parent-style-name="Frame">
      <style:graphic-properties draw:fill-color="#ffffff" fo:padding="0cm" fo:border-right="0.74pt solid #000000" style:vertical-pos="from-top" style:horizontal-rel="page" style:horizontal-pos="from-left" style:shadow="none" fo:border-bottom="0.74pt solid #000000" draw:shadow-opacity="100%" fo:border-top="1.5pt solid #000000" fo:border-left="0.74pt solid #000000" style:vertical-rel="page" fo:background-color="transparent" style:wrap="none" draw:fill="none" style:protect="content size position">
        <style:columns fo:column-gap="0cm" fo:column-count="1"/>
      </style:graphic-properties>
    </style:style>
    <style:style style:name="fr13" style:family="graphic" style:parent-style-name="Frame">
      <style:graphic-properties fo:padding="0cm" fo:border-right="0.74pt solid #000000" fo:margin-bottom="0cm" style:horizontal-rel="page" style:horizontal-pos="from-left" fo:margin-left="0.199cm" fo:margin-right="0.199cm" fo:border-bottom="0.99pt solid #000000" draw:shadow-opacity="100%" style:shadow="none" style:vertical-rel="page" fo:margin-top="0cm" fo:border-left="0.99pt solid #000000" style:protect="content size position" fo:border-top="0.74pt solid #000000" style:vertical-pos="from-top"/>
    </style:style>
    <style:style style:name="fr14" style:family="graphic" style:parent-style-name="Frame">
      <style:graphic-properties fo:padding="0cm" fo:margin-bottom="0cm" style:horizontal-rel="page" style:horizontal-pos="from-left" fo:margin-left="0cm" fo:margin-right="0cm" fo:margin-top="0cm" draw:shadow-opacity="100%" style:vertical-rel="page" fo:border="0.74pt solid #000000" style:protect="size position" style:shadow="none" style:vertical-pos="from-top"/>
    </style:style>
    <style:style style:name="fr15" style:family="graphic" style:parent-style-name="Frame">
      <style:graphic-properties fo:padding="0cm" fo:border-right="0.74pt solid #000000" fo:margin-bottom="0cm" style:horizontal-rel="page" style:horizontal-pos="from-left" fo:margin-left="0cm" fo:margin-right="0cm" fo:border-bottom="0.74pt solid #000000" draw:shadow-opacity="100%" style:shadow="none" style:vertical-rel="page" fo:margin-top="0cm" fo:border-left="0.99pt solid #000000" style:protect="content size position" fo:border-top="0.74pt solid #000000" style:vertical-pos="from-top"/>
    </style:style>
    <style:style style:name="fr16" style:family="graphic" style:parent-style-name="Frame">
      <style:graphic-properties fo:padding="0cm" fo:border-right="0.74pt solid #000000" fo:margin-bottom="0cm" style:horizontal-rel="page" style:horizontal-pos="from-left" fo:margin-left="0cm" fo:margin-right="0cm" fo:border-bottom="0.99pt solid #000000" draw:shadow-opacity="100%" style:shadow="none" style:vertical-rel="page" fo:margin-top="0cm" fo:border-left="0.74pt solid #000000" style:protect="content size position" fo:border-top="0.74pt solid #000000" style:vertical-pos="from-top"/>
    </style:style>
    <style:style style:name="fr17" style:family="graphic" style:parent-style-name="Frame">
      <style:graphic-properties fo:padding="0cm" fo:border-right="0.74pt solid #000000" fo:margin-bottom="0cm" style:horizontal-rel="page" style:horizontal-pos="from-left" fo:margin-left="0cm" fo:margin-right="0cm" fo:border-bottom="0.74pt solid #000000" draw:shadow-opacity="100%" style:shadow="none" style:vertical-rel="page" fo:margin-top="0cm" fo:border-left="none" style:protect="content size position" fo:border-top="0.74pt solid #000000" style:vertical-pos="from-top"/>
    </style:style>
    <style:style style:name="fr18" style:family="graphic" style:parent-style-name="Frame">
      <style:graphic-properties draw:fill-color="#ffffff" fo:padding="0cm" fo:margin-bottom="0cm" style:horizontal-rel="page" style:horizontal-pos="from-left" fo:margin-left="0cm" fo:margin-right="0cm" style:protect="size position" fo:border="0.74pt solid #000000" draw:shadow-opacity="100%" style:number-wrapped-paragraphs="no-limit" style:shadow="none" style:vertical-rel="page" fo:margin-top="0cm" fo:background-color="transparent" style:wrap="run-through" draw:fill="none" style:vertical-pos="from-top">
        <style:columns fo:column-gap="0cm" fo:column-count="1"/>
      </style:graphic-properties>
    </style:style>
    <style:style style:name="fr19" style:family="graphic" style:parent-style-name="Frame">
      <style:graphic-properties draw:fill-color="#ffffff" fo:padding="0cm" fo:margin-bottom="0cm" style:horizontal-rel="page" style:horizontal-pos="from-left" fo:margin-left="0cm" fo:margin-right="0cm" style:protect="content size position" fo:border="0.74pt solid #000000" draw:shadow-opacity="100%" style:number-wrapped-paragraphs="no-limit" style:shadow="none" style:vertical-rel="page" fo:margin-top="0cm" fo:background-color="transparent" style:wrap="run-through" draw:fill="none" style:vertical-pos="from-top">
        <style:columns fo:column-gap="0cm" fo:column-count="1"/>
      </style:graphic-properties>
    </style:style>
    <style:style style:name="fr20" style:family="graphic" style:parent-style-name="Frame">
      <style:graphic-properties draw:fill-color="#ffffff" fo:padding="0cm" fo:border-right="0.74pt solid #000000" style:vertical-pos="from-top" style:horizontal-rel="page" style:horizontal-pos="from-left" style:shadow="none" fo:border-bottom="0.74pt solid #000000" draw:shadow-opacity="100%" fo:border-top="0.14pt solid #000000" fo:border-left="0.74pt solid #000000" style:number-wrapped-paragraphs="no-limit" style:vertical-rel="page" fo:background-color="transparent" style:wrap="run-through" draw:fill="none" style:protect="size position">
        <style:columns fo:column-gap="0cm" fo:column-count="1"/>
      </style:graphic-properties>
    </style:style>
    <style:style style:name="fr21" style:family="graphic" style:parent-style-name="Frame">
      <style:graphic-properties draw:fill-color="#ffffff" fo:padding="0cm" fo:border-right="0.74pt solid #000000" style:vertical-pos="from-top" style:horizontal-rel="page" style:horizontal-pos="from-left" style:shadow="none" fo:border-bottom="0.14pt solid #000000" draw:shadow-opacity="100%" fo:border-top="0.14pt solid #000000" fo:border-left="0.74pt solid #000000" style:number-wrapped-paragraphs="no-limit" style:vertical-rel="page" fo:background-color="transparent" style:wrap="run-through" draw:fill="none" style:protect="content size position">
        <style:columns fo:column-gap="0cm" fo:column-count="1"/>
      </style:graphic-properties>
    </style:style>
    <style:style style:name="fr22" style:family="graphic" style:parent-style-name="Frame">
      <style:graphic-properties draw:fill-color="#ffffff" fo:padding="0cm" fo:border-right="0.74pt solid #000000" style:vertical-pos="from-top" style:horizontal-rel="page" style:horizontal-pos="from-left" style:shadow="none" fo:border-bottom="0.14pt solid #000000" draw:shadow-opacity="100%" fo:border-top="0.14pt solid #000000" fo:border-left="0.74pt solid #000000" style:number-wrapped-paragraphs="no-limit" style:vertical-rel="page" fo:background-color="transparent" style:wrap="run-through" draw:fill="none" style:protect="size position">
        <style:columns fo:column-gap="0cm" fo:column-count="1"/>
      </style:graphic-properties>
    </style:style>
    <style:style style:name="fr23" style:family="graphic" style:parent-style-name="Frame">
      <style:graphic-properties draw:fill-color="#ffffff" fo:padding="0cm" fo:border-right="0.74pt solid #000000" style:vertical-pos="from-top" style:horizontal-rel="page" style:horizontal-pos="from-left" style:shadow="none" fo:border-bottom="0.14pt solid #000000" draw:shadow-opacity="100%" fo:border-top="0.74pt solid #000000" fo:border-left="0.74pt solid #000000" style:number-wrapped-paragraphs="no-limit" style:vertical-rel="page" fo:background-color="transparent" style:wrap="run-through" draw:fill="none" style:protect="content size position">
        <style:columns fo:column-gap="0cm" fo:column-count="1"/>
      </style:graphic-properties>
    </style:style>
    <style:style style:name="fr24" style:family="graphic" style:parent-style-name="Frame">
      <style:graphic-properties draw:fill-color="#ffffff" fo:padding="0cm" style:vertical-pos="from-top" style:horizontal-rel="page" style:horizontal-pos="from-left" style:shadow="none" draw:shadow-opacity="100%" style:number-wrapped-paragraphs="no-limit" style:vertical-rel="page" fo:border="0.74pt solid #000000" fo:background-color="transparent" style:wrap="run-through" draw:fill="none" style:protect="content size position">
        <style:columns fo:column-gap="0cm" fo:column-count="1"/>
      </style:graphic-properties>
    </style:style>
    <style:style style:name="fr25" style:family="graphic" style:parent-style-name="Frame">
      <style:graphic-properties draw:fill-color="#ffffff" fo:padding="0cm" fo:border-right="0.74pt solid #000000" style:vertical-pos="from-top" style:horizontal-rel="page" style:horizontal-pos="from-left" style:shadow="none" fo:border-bottom="0.14pt solid #000000" draw:shadow-opacity="100%" fo:border-top="1.5pt solid #000000" fo:border-left="0.74pt solid #000000" style:number-wrapped-paragraphs="no-limit" style:vertical-rel="page" fo:background-color="transparent" style:wrap="run-through" draw:fill="none" style:protect="size position">
        <style:columns fo:column-gap="0cm" fo:column-count="1"/>
      </style:graphic-properties>
    </style:style>
    <style:style style:name="fr26" style:family="graphic" style:parent-style-name="Frame">
      <style:graphic-properties draw:fill-color="#ffffff" fo:padding="0cm" fo:border-right="0.74pt solid #000000" style:vertical-pos="from-top" style:horizontal-rel="page" style:horizontal-pos="from-left" style:shadow="none" fo:border-bottom="0.14pt solid #000000" draw:shadow-opacity="100%" fo:border-top="0.74pt solid #000000" fo:border-left="0.74pt solid #000000" style:number-wrapped-paragraphs="no-limit" style:vertical-rel="page" fo:background-color="transparent" style:wrap="run-through" draw:fill="none" style:protect="size position">
        <style:columns fo:column-gap="0cm" fo:column-count="1"/>
      </style:graphic-properties>
    </style:style>
    <style:style style:name="fr27" style:family="graphic" style:parent-style-name="Graphics">
      <style:graphic-properties draw:green="0%" fo:margin-bottom="0cm" style:horizontal-rel="page" style:horizontal-pos="from-left" fo:margin-top="0.03cm" draw:gamma="100%" style:mirror="none" draw:red="0%" draw:color-inversion="false" style:vertical-rel="page" draw:blue="0%" draw:luminance="0%" fo:clip="rect(0cm, 0cm, 0cm, 0cm)" draw:image-opacity="100%" style:protect="content size position" draw:contrast="0%" draw:color-mode="standard" style:vertical-pos="from-top"/>
    </style:style>
    <style:style style:name="gr1" style:family="graphic">
      <style:graphic-properties draw:textarea-horizontal-align="center" style:vertical-pos="from-top" style:horizontal-rel="page" style:horizontal-pos="from-left" draw:textarea-vertical-align="middle" style:flow-with-text="false" style:run-through="foreground" style:number-wrapped-paragraphs="no-limit" draw:stroke="none" draw:wrap-influence-on-position="once-concurrent" style:vertical-rel="page" style:wrap="run-through" draw:fill="none" style:protect="position size"/>
    </style:style>
    <style:style style:name="gr2" style:family="graphic">
      <style:graphic-properties draw:textarea-horizontal-align="center" style:wrap="run-through" style:vertical-pos="from-top" style:horizontal-rel="page" style:number-wrapped-paragraphs="no-limit" draw:textarea-vertical-align="middle" draw:fill="none" style:horizontal-pos="from-left" fo:padding-top="0.025cm" style:run-through="background" svg:stroke-color="#000000" draw:marker-end-width="0.42cm" draw:marker-start-width="0.42cm" svg:stroke-width="0.049cm" fo:padding-bottom="0.025cm" draw:wrap-influence-on-position="once-concurrent" style:vertical-rel="page" style:protect="position size" fo:padding-right="0.025cm" style:flow-with-text="false" fo:padding-left="0.025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33">Приложение <text:user-defined text:name="Номер приложения" style:data-style-name="N0">Х</text:user-defined></text:h>
      <text:h text:outline-level="1" text:style-name="Heading_20_1"><text:user-defined text:name="Наименование приложения" style:data-style-name="N0">Наименование приложения</text:user-defined></text:h>
      <text:p text:style-name="P34"/>
      <text:p text:style-name="Text_20_body_20_indent"><text:span text:style-name="T5">Таблица 1 - </text:span>Результаты расчета токов КЗ</text:p>
      <table:table table:name="Таблица1" table:style-name="Таблица1">
        <table:table-column table:number-columns-repeated="7" table:style-name="Таблица1.A"/>
        <table:table-column table:number-columns-repeated="1" table:style-name="Таблица1.H"/>
        <table:table-row>
          <table:table-cell office:value-type="string" table:number-rows-spanned="2" table:style-name="Таблица1.A1">
            <text:p text:style-name="P28"/>
            <text:p text:style-name="P28">Точка</text:p>
            <text:p text:style-name="P28">КЗ</text:p>
          </table:table-cell>
          <table:table-cell office:value-type="string" table:number-rows-spanned="2" table:style-name="Таблица1.A1">
            <text:p text:style-name="P28"/>
            <text:p text:style-name="P28">Вид</text:p>
            <text:p text:style-name="P28">КЗ</text:p>
          </table:table-cell>
          <table:table-cell office:value-type="string" table:number-columns-spanned="3" table:style-name="Таблица1.A1">
            <text:p text:style-name="P24">Максимальное значение тока</text:p>
            <text:p text:style-name="P24">КЗ, кА</text:p>
          </table:table-cell>
          <table:covered-table-cell/>
          <table:covered-table-cell/>
          <table:table-cell office:value-type="string" table:number-columns-spanned="3" table:style-name="Таблица1.F1">
            <text:p text:style-name="P24">Минимальное значение тока</text:p>
            <text:p text:style-name="P24">КЗ, кА</text:p>
          </table:table-cell>
          <table:covered-table-cell/>
          <table:covered-table-cell/>
        </table:table-row>
        <table:table-row>
          <table:covered-table-cell/>
          <table:covered-table-cell/>
          <table:table-cell office:value-type="string" table:style-name="Таблица1.C2">
            <text:p text:style-name="P27">I<text:span text:style-name="T3">по</text:span></text:p>
          </table:table-cell>
          <table:table-cell office:value-type="string" table:style-name="Таблица1.C2">
            <text:p text:style-name="P24">i<text:span text:style-name="T3">ао</text:span></text:p>
          </table:table-cell>
          <table:table-cell office:value-type="string" table:style-name="Таблица1.C2">
            <text:p text:style-name="P24"><text:span text:style-name="T4">i</text:span><text:span text:style-name="T3">уд</text:span></text:p>
          </table:table-cell>
          <table:table-cell office:value-type="string" table:style-name="Таблица1.C2">
            <text:p text:style-name="P27">I<text:span text:style-name="T3">по</text:span></text:p>
          </table:table-cell>
          <table:table-cell office:value-type="string" table:style-name="Таблица1.C2">
            <text:p text:style-name="P24">i<text:span text:style-name="T3">ао</text:span></text:p>
          </table:table-cell>
          <table:table-cell office:value-type="string" table:style-name="Таблица1.H2">
            <text:p text:style-name="P24"><text:span text:style-name="T4">i</text:span><text:span text:style-name="T3">уд</text:span></text:p>
          </table:table-cell>
        </table:table-row>
        <table:table-row>
          <table:table-cell office:value-type="string" table:style-name="Таблица1.C2">
            <text:p text:style-name="P27">К1</text:p>
          </table:table-cell>
          <table:table-cell office:value-type="string" table:style-name="Таблица1.C2">
            <text:p text:style-name="P29">К<text:span text:style-name="T1">(</text:span><text:span text:style-name="T2">1</text:span><text:span text:style-name="T1">)</text:span></text:p>
          </table:table-cell>
          <table:table-cell office:value-type="string" table:style-name="Таблица1.C2">
            <text:p text:style-name="P24">1.22</text:p>
          </table:table-cell>
          <table:table-cell office:value-type="string" table:style-name="Таблица1.C2">
            <text:p text:style-name="P25">1.72</text:p>
          </table:table-cell>
          <table:table-cell office:value-type="string" table:style-name="Таблица1.C2">
            <text:p text:style-name="P26">2.97</text:p>
          </table:table-cell>
          <table:table-cell office:value-type="string" table:style-name="Таблица1.C2">
            <text:p text:style-name="P25">1.21</text:p>
          </table:table-cell>
          <table:table-cell office:value-type="string" table:style-name="Таблица1.C2">
            <text:p text:style-name="P25">1.72</text:p>
          </table:table-cell>
          <table:table-cell office:value-type="string" table:style-name="Таблица1.H2">
            <text:p text:style-name="P25">2.89</text:p>
          </table:table-cell>
        </table:table-row>
        <table:table-row>
          <table:table-cell office:value-type="string" table:style-name="Таблица1.C2">
            <text:p text:style-name="P27">К1</text:p>
          </table:table-cell>
          <table:table-cell office:value-type="string" table:style-name="Таблица1.C2">
            <text:p text:style-name="P29">К<text:span text:style-name="T1">(</text:span><text:span text:style-name="T2">2</text:span><text:span text:style-name="T1">)</text:span></text:p>
          </table:table-cell>
          <table:table-cell office:value-type="string" table:style-name="Таблица1.C2">
            <text:p text:style-name="P24">0.79</text:p>
          </table:table-cell>
          <table:table-cell office:value-type="string" table:style-name="Таблица1.C2">
            <text:p text:style-name="P25">1.12</text:p>
          </table:table-cell>
          <table:table-cell office:value-type="string" table:style-name="Таблица1.C2">
            <text:p text:style-name="P26">2.02</text:p>
          </table:table-cell>
          <table:table-cell office:value-type="string" table:style-name="Таблица1.C2">
            <text:p text:style-name="P25">0.79</text:p>
          </table:table-cell>
          <table:table-cell office:value-type="string" table:style-name="Таблица1.C2">
            <text:p text:style-name="P25">1.12</text:p>
          </table:table-cell>
          <table:table-cell office:value-type="string" table:style-name="Таблица1.H2">
            <text:p text:style-name="P25">1.99</text:p>
          </table:table-cell>
        </table:table-row>
        <table:table-row>
          <table:table-cell office:value-type="string" table:style-name="Таблица1.C2">
            <text:p text:style-name="P27">К1</text:p>
          </table:table-cell>
          <table:table-cell office:value-type="string" table:style-name="Таблица1.C2">
            <text:p text:style-name="P27">К<text:span text:style-name="T1">(3)</text:span></text:p>
          </table:table-cell>
          <table:table-cell office:value-type="string" table:style-name="Таблица1.C2">
            <text:p text:style-name="P24">0.91</text:p>
          </table:table-cell>
          <table:table-cell office:value-type="string" table:style-name="Таблица1.C2">
            <text:p text:style-name="P25">1.29</text:p>
          </table:table-cell>
          <table:table-cell office:value-type="string" table:style-name="Таблица1.C2">
            <text:p text:style-name="P26">2.33</text:p>
          </table:table-cell>
          <table:table-cell office:value-type="string" table:style-name="Таблица1.C2">
            <text:p text:style-name="P25">0.91</text:p>
          </table:table-cell>
          <table:table-cell office:value-type="string" table:style-name="Таблица1.C2">
            <text:p text:style-name="P25">1.29</text:p>
          </table:table-cell>
          <table:table-cell office:value-type="string" table:style-name="Таблица1.H2">
            <text:p text:style-name="P25">2.26</text:p>
          </table:table-cell>
        </table:table-row>
      </table:table>
      <text:p text:style-name="Text_20_body_20_indent"/>
    </office:text>
  </office:body>
</office:document-content>
</file>

<file path=styles.xml><?xml version="1.0" encoding="utf-8"?>
<office:document-styles xmlns:drawooo="http://openoffice.org/2010/draw" xmlns:grddl="http://www.w3.org/2003/g/data-view#" xmlns:calcext="urn:org:documentfoundation:names:experimental:calc:xmlns:calcext:1.0" xmlns:ooo="http://openoffice.org/2004/office" xmlns:math="http://www.w3.org/1998/Math/MathML" xmlns:text="urn:oasis:names:tc:opendocument:xmlns:text:1.0" xmlns:field="urn:openoffice:names:experimental:ooo-ms-interop:xmlns:field:1.0" xmlns:ooow="http://openoffice.org/2004/writer" xmlns:dc="http://purl.org/dc/elements/1.1/" xmlns:form="urn:oasis:names:tc:opendocument:xmlns:form:1.0" xmlns:svg="urn:oasis:names:tc:opendocument:xmlns:svg-compatible:1.0" xmlns:draw="urn:oasis:names:tc:opendocument:xmlns:drawing:1.0" xmlns:oooc="http://openoffice.org/2004/calc" xmlns:script="urn:oasis:names:tc:opendocument:xmlns:script:1.0" xmlns:style="urn:oasis:names:tc:opendocument:xmlns:style:1.0" xmlns:css3t="http://www.w3.org/TR/css3-text/" xmlns:fo="urn:oasis:names:tc:opendocument:xmlns:xsl-fo-compatible:1.0" xmlns:officeooo="http://openoffice.org/2009/office" xmlns:meta="urn:oasis:names:tc:opendocument:xmlns:meta:1.0" xmlns:rpt="http://openoffice.org/2005/report" xmlns:dr3d="urn:oasis:names:tc:opendocument:xmlns:dr3d:1.0" xmlns:office="urn:oasis:names:tc:opendocument:xmlns:office:1.0" xmlns:table="urn:oasis:names:tc:opendocument:xmlns:table:1.0" xmlns:dom="http://www.w3.org/2001/xml-events" xmlns:chart="urn:oasis:names:tc:opendocument:xmlns:chart:1.0" xmlns:xhtml="http://www.w3.org/1999/xhtml" xmlns:number="urn:oasis:names:tc:opendocument:xmlns:datastyle:1.0" xmlns:tableooo="http://openoffice.org/2009/table" xmlns:xlink="http://www.w3.org/1999/xlink" xmlns:of="urn:oasis:names:tc:opendocument:xmlns:of:1.2" xmlns:loext="urn:org:documentfoundation:names:experimental:office:xmlns:loext:1.0" office:version="1.2">
  <office:font-face-decls>
    <style:font-face style:name="PodStarSymbol" svg:font-family="StarSymbol"/>
    <style:font-face svg:font-family="Mangal" style:name="Mangal1"/>
    <style:font-face svg:font-family="'Times New Roman'" style:name="Times New Roman" style:font-family-generic="roman" style:font-pitch="variable"/>
    <style:font-face svg:font-family="ISOCPEUR" style:name="ISOCPEUR1" style:font-family-generic="swiss" style:font-pitch="variable"/>
    <style:font-face style:font-adornments="Курсив" svg:font-family="ISOCPEUR" style:name="ISOCPEUR" style:font-family-generic="swiss" style:font-pitch="variable"/>
    <style:font-face svg:font-family="Mangal" style:name="Mangal" style:font-family-generic="system" style:font-pitch="variable"/>
    <style:font-face svg:font-family="SimSun" style:name="SimSun" style:font-family-generic="system" style:font-pitch="variable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draw:stroke-dash draw:style="rect" draw:distance="0.051cm" draw:dots2="1" draw:display-name="Ultrafine Dashed" draw:dots1="1" draw:dots2-length="0.051cm" draw:dots1-length="0.051cm" draw:name="Ultrafine_20_Dashed"/>
    <style:default-style style:family="graphic">
      <style:graphic-properties draw:fill-color="#cfe7f5" draw:shadow-offset-y="0.3cm" draw:start-line-spacing-vertical="0.283cm" draw:shadow-offset-x="0.3cm" svg:stroke-color="#808080" draw:start-line-spacing-horizontal="0.283cm" style:flow-with-text="false" fo:wrap-option="no-wrap" draw:end-line-spacing-vertical="0.283cm" draw:end-line-spacing-horizontal="0.283cm"/>
      <style:paragraph-properties style:text-autospace="ideograph-alpha" style:line-break="strict" style:font-independent-line-spacing="false">
        <style:tab-stops/>
      </style:paragraph-properties>
      <style:text-properties style:country-complex="IN" style:use-window-font-color="true" fo:font-size="12pt" style:font-name-complex="Mangal" style:font-size-complex="12pt" style:country-asian="CN" fo:country="RU" style:language-asian="zh" style:language-complex="hi" fo:language="ru" style:font-size-asian="10.5pt" style:font-name-asian="SimSun" style:font-name="Times New Roman" style:letter-kerning="true"/>
    </style:default-style>
    <style:default-style style:family="paragraph">
      <style:paragraph-properties fo:hyphenation-ladder-count="no-limit" style:writing-mode="page" style:text-autospace="ideograph-alpha" style:line-break="strict" style:tab-stop-distance="1.251cm" style:punctuation-wrap="hanging"/>
      <style:text-properties style:country-complex="IN" style:use-window-font-color="true" fo:font-size="12pt" style:font-name-complex="Mangal" style:font-size-complex="12pt" style:country-asian="CN" fo:hyphenate="false" fo:country="RU" style:language-asian="zh" style:language-complex="hi" fo:language="ru" fo:hyphenation-remain-char-count="2" style:font-size-asian="10.5pt" style:font-name-asian="SimSun" style:font-name="Times New Roman" style:letter-kerning="tru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master-page-name="" style:class="text" style:family="paragraph">
      <loext:graphic-properties draw:fill-color="#cfe7f5" draw:fill="none"/>
      <style:paragraph-properties fo:background-color="transparent" style:shadow="none" style:page-number="auto">
        <style:tab-stops/>
      </style:paragraph-properties>
      <style:text-properties fo:font-size="14pt" style:font-style-name="Курсив" style:font-size-asian="10.5pt" fo:font-family="ISOCPEUR" style:font-name="ISOCPEUR" style:font-pitch="variable" style:font-family-generic="swiss" fo:font-style="italic"/>
    </style:style>
    <style:style style:class="text" style:name="Heading" style:next-style-name="Text_20_body" style:family="paragraph" style:parent-style-name="Standard">
      <style:paragraph-properties fo:keep-with-next="always" loext:contextual-spacing="false" fo:margin-bottom="0.212cm" fo:margin-top="0.423cm"/>
      <style:text-properties fo:font-size="18pt" style:font-size-asian="10.5pt"/>
    </style:style>
    <style:style style:name="Text_20_body" style:display-name="Text body" style:class="text" style:family="paragraph" style:parent-style-name="Standard">
      <style:paragraph-properties loext:contextual-spacing="false" fo:line-height="150%" fo:margin-bottom="0cm" fo:margin-top="0.101cm"/>
    </style:style>
    <style:style style:name="List" style:class="list" style:family="paragraph" style:parent-style-name="Text_20_body">
      <style:text-properties style:font-family-complex="Mangal" style:font-size-asian="12pt" style:font-name-complex="Mangal1"/>
    </style:style>
    <style:style style:name="Caption" style:class="extra" style:family="paragraph" style:parent-style-name="Standard">
      <style:paragraph-properties text:number-lines="false" loext:contextual-spacing="false" text:line-number="0" fo:margin-bottom="0.212cm" fo:margin-top="0.212cm"/>
      <style:text-properties style:font-style-complex="italic" fo:font-size="12pt" style:font-size-asian="12pt" style:font-size-complex="12pt" style:font-style-asian="italic" fo:font-style="italic" style:font-family-complex="Mangal" style:font-name-complex="Mangal1"/>
    </style:style>
    <style:style style:name="Index" style:class="index" style:family="paragraph" style:parent-style-name="Standard">
      <style:paragraph-properties text:number-lines="false" text:line-number="0"/>
      <style:text-properties style:font-family-complex="Mangal" style:font-size-asian="12pt" style:font-name-complex="Mangal1"/>
    </style:style>
    <style:style style:name="Footer" style:class="extra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class="extra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class="extra" style:family="paragraph" style:parent-style-name="Standard">
      <style:text-properties fo:font-size="11pt" style:font-size-asian="10.5pt"/>
    </style:style>
    <style:style style:name="Table_20_Contents" style:master-page-name="" style:class="extra" style:display-name="Table Contents" style:family="paragraph" style:parent-style-name="Standard">
      <style:paragraph-properties text:number-lines="false" fo:text-indent="0cm" text:line-number="0" fo:margin-bottom="0cm" style:page-number="auto" fo:margin-top="0cm" fo:margin-left="0cm" fo:margin-right="0cm" loext:contextual-spacing="false" style:auto-text-indent="false"/>
    </style:style>
    <style:style style:name="Table_20_Heading" style:display-name="Table Heading" style:class="extra" style:family="paragraph" style:parent-style-name="Table_20_Contents">
      <style:paragraph-properties style:justify-single-word="false" text:line-number="0" text:number-lines="false" fo:text-align="center"/>
      <style:text-properties style:font-weight-asian="bold" style:font-weight-complex="bold" fo:font-weight="bold"/>
    </style:style>
    <style:style style:default-outline-level="2" style:name="Heading_20_2" style:list-style-name="Numbering_20_1" style:family="paragraph" style:class="text" style:display-name="Heading 2" style:master-page-name="" style:next-style-name="Text_20_body_20_indent" style:parent-style-name="Heading">
      <style:paragraph-properties fo:text-indent="-0.499cm" fo:line-height="100%" fo:margin-bottom="0.21cm" style:page-number="auto" fo:margin-top="0.42cm" fo:margin-left="1cm" fo:margin-right="0cm" loext:contextual-spacing="false" style:auto-text-indent="false">
        <style:tab-stops/>
      </style:paragraph-properties>
      <style:text-properties fo:font-size="16pt" style:font-size-asian="10.5pt"/>
    </style:style>
    <style:style style:default-outline-level="1" style:name="Heading_20_1" style:master-page-name="" style:family="paragraph" style:class="text" style:display-name="Heading 1" style:next-style-name="Text_20_body_20_indent" style:parent-style-name="Heading">
      <style:paragraph-properties style:justify-single-word="false" style:shadow="none" style:page-number="auto" fo:text-align="center"/>
      <style:text-properties style:font-size-asian="10.5pt"/>
    </style:style>
    <style:style style:name="Text_20_body_20_indent" style:display-name="Text body indent" style:class="text" style:family="paragraph" style:parent-style-name="Text_20_body">
      <style:paragraph-properties fo:text-indent="1.251cm" fo:margin-bottom="0cm" fo:margin-top="0cm" fo:margin-left="0cm" fo:margin-right="0cm" loext:contextual-spacing="false" style:auto-text-indent="false"/>
    </style:style>
    <style:style style:default-outline-level="3" style:name="Heading_20_3" style:family="paragraph" style:class="text" style:display-name="Heading 3" style:next-style-name="Text_20_body" style:parent-style-name="Heading">
      <style:text-properties style:font-weight-complex="bold" fo:font-size="14pt" fo:font-weight="bold" style:font-size-complex="14pt" style:font-weight-asian="bold" style:font-size-asian="14pt"/>
    </style:style>
    <style:style style:name="Contents_20_Heading" style:display-name="Contents Heading" style:class="index" style:family="paragraph" style:parent-style-name="Heading">
      <style:paragraph-properties text:number-lines="false" fo:text-indent="0cm" style:justify-single-word="false" fo:margin-bottom="0cm" fo:margin-top="0cm" fo:margin-left="0cm" fo:margin-right="0cm" loext:contextual-spacing="false" style:auto-text-indent="false" text:line-number="0" fo:text-align="center"/>
      <style:text-properties style:font-size-asian="10.5pt"/>
    </style:style>
    <style:style style:name="Contents_20_1" style:display-name="Contents 1" style:class="index" style:family="paragraph" style:parent-style-name="Index">
      <style:paragraph-properties fo:text-indent="0cm" fo:line-height="0.7cm" fo:margin-bottom="0cm" fo:margin-top="0.101cm" fo:margin-left="0cm" fo:margin-right="0cm" loext:contextual-spacing="false" style:auto-text-indent="false">
        <style:tab-stops>
          <style:tab-stop style:position="17.501cm" style:leader-text="." style:type="right" style:leader-style="dotted"/>
        </style:tab-stops>
      </style:paragraph-properties>
    </style:style>
    <style:style style:name="Contents_20_2" style:display-name="Contents 2" style:class="index" style:family="paragraph" style:parent-style-name="Index">
      <style:paragraph-properties fo:text-indent="0cm" fo:line-height="0.6cm" fo:margin-bottom="0cm" fo:margin-top="0.199cm" fo:margin-left="0.499cm" fo:margin-right="0cm" loext:contextual-spacing="false" style:auto-text-indent="false">
        <style:tab-stops>
          <style:tab-stop style:position="17.002cm" style:leader-text="." style:type="right" style:leader-style="dotted"/>
        </style:tab-stops>
      </style:paragraph-properties>
    </style:style>
    <style:style style:name="First_20_line_20_indent" style:display-name="First line indent" style:class="text" style:family="paragraph" style:parent-style-name="Text_20_body">
      <style:paragraph-properties fo:text-indent="1.251cm" fo:margin-bottom="0cm" fo:margin-top="0cm" fo:margin-left="0cm" fo:margin-right="0cm" loext:contextual-spacing="false" style:auto-text-indent="false"/>
      <style:text-properties style:font-size-asian="10.5pt"/>
    </style:style>
    <style:style style:name="Врезка_5f_шифр" style:display-name="Врезка_шифр" style:family="paragraph" style:parent-style-name="Frame_20_contents">
      <style:paragraph-properties style:justify-single-word="false" loext:contextual-spacing="false" fo:text-align="center" fo:margin-bottom="0cm" fo:margin-top="0.049cm"/>
      <style:text-properties fo:font-size="18pt" style:font-size-asian="18pt" style:font-size-complex="18pt"/>
    </style:style>
    <style:style style:name="Врезка_5f_адрес_5f_и_5f_название" style:display-name="Врезка_адрес_и_название" style:family="paragraph" style:parent-style-name="Frame_20_contents">
      <style:paragraph-properties style:justify-single-word="false" loext:contextual-spacing="false" fo:text-align="center" fo:margin-bottom="0cm" fo:margin-top="0.101cm"/>
      <style:text-properties fo:font-size="14pt" style:font-size-asian="10.5pt"/>
    </style:style>
    <style:style style:name="Врезка_5f_стадия_5f_и_5f_лист" style:display-name="Врезка_стадия_и_лист" style:family="paragraph" style:parent-style-name="Frame_20_contents">
      <style:paragraph-properties style:justify-single-word="false" fo:line-height="0.85cm" fo:text-align="center">
        <style:tab-stops/>
      </style:paragraph-properties>
      <style:text-properties fo:font-size="16pt" style:font-size-asian="16pt" style:font-size-complex="16pt"/>
    </style:style>
    <style:style style:name="List_20_Contents" style:display-name="List Contents" style:class="html" style:family="paragraph" style:parent-style-name="Standard">
      <style:paragraph-properties fo:text-indent="0cm" fo:margin-bottom="0cm" fo:margin-top="0cm" fo:margin-left="1cm" fo:margin-right="0cm" loext:contextual-spacing="false" style:auto-text-indent="false"/>
    </style:style>
    <style:style style:class="chapter" style:name="Title" style:next-style-name="Subtitle" style:family="paragraph" style:parent-style-name="Heading">
      <style:paragraph-properties style:justify-single-word="false" fo:text-align="center"/>
      <style:text-properties style:font-weight-complex="bold" fo:font-size="18pt" fo:font-weight="bold" style:font-size-complex="18pt" style:font-weight-asian="bold" style:font-size-asian="18pt"/>
    </style:style>
    <style:style style:class="chapter" style:name="Subtitle" style:next-style-name="Text_20_body" style:family="paragraph" style:parent-style-name="Heading">
      <style:paragraph-properties style:justify-single-word="false" fo:text-align="center"/>
      <style:text-properties style:font-style-complex="italic" fo:font-size="14pt" style:font-size-asian="14pt" style:font-size-complex="14pt" style:font-style-asian="italic" fo:font-style="italic"/>
    </style:style>
    <style:style style:name="Numbering_20_Symbols" style:display-name="Numbering Symbols" style:family="text"/>
    <style:style style:name="Internet_20_link" style:display-name="Internet link" style:family="text">
      <style:text-properties style:country-complex="none" style:text-underline-style="solid" fo:language="zxx" style:text-underline-width="auto" style:language-complex="zxx" style:country-asian="none" fo:color="#000080" style:text-underline-color="font-color" fo:country="none" style:language-asian="zxx"/>
    </style:style>
    <style:style style:name="Index_20_Link" style:display-name="Index Link" style:family="text"/>
    <style:style style:name="Frame" style:family="graphic">
      <style:graphic-properties fo:padding="0.15cm" svg:x="0cm" fo:margin-bottom="0.201cm" style:horizontal-rel="paragraph-content" style:horizontal-pos="center" fo:margin-left="0.201cm" fo:margin-right="0.201cm" fo:border="0.06pt solid #000000" svg:y="0cm" style:number-wrapped-paragraphs="no-limit" text:anchor-type="paragraph" style:vertical-rel="paragraph-content" style:wrap-contour="false" fo:margin-top="0.201cm" style:wrap="parallel" style:vertical-pos="top"/>
    </style:style>
    <style:style style:name="Graphics" style:family="graphic">
      <style:graphic-properties svg:x="0cm" text:anchor-type="paragraph" style:vertical-rel="paragraph" style:vertical-pos="top" style:horizontal-rel="paragraph" style:horizontal-pos="center" style:wrap="none" svg:y="0cm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style:num-format="1" style:num-prefix=" " style:num-suffix="." text:style-name="Numbering_20_Symbols" text:level="1">
        <style:list-level-properties text:list-level-position-and-space-mode="label-alignment">
          <style:list-level-label-alignment text:label-followed-by="space" fo:margin-left="0.499cm" fo:text-indent="-0.499cm"/>
        </style:list-level-properties>
      </text:list-level-style-number>
      <text:list-level-style-number style:num-format="1" style:num-prefix=" " style:num-suffix="." text:style-name="Numbering_20_Symbols" text:level="2">
        <style:list-level-properties text:list-level-position-and-space-mode="label-alignment">
          <style:list-level-label-alignment text:label-followed-by="space" fo:margin-left="1cm" fo:text-indent="-0.499cm"/>
        </style:list-level-properties>
      </text:list-level-style-number>
      <text:list-level-style-number style:num-format="1" style:num-prefix=" " style:num-suffix="." text:style-name="Numbering_20_Symbols" text:level="3">
        <style:list-level-properties text:list-level-position-and-space-mode="label-alignment">
          <style:list-level-label-alignment text:label-followed-by="space" fo:margin-left="1.499cm" fo:text-indent="-0.499cm"/>
        </style:list-level-properties>
      </text:list-level-style-number>
      <text:list-level-style-number style:num-format="1" style:num-prefix=" " style:num-suffix="." text:style-name="Numbering_20_Symbols" text:level="4">
        <style:list-level-properties text:list-level-position-and-space-mode="label-alignment">
          <style:list-level-label-alignment text:label-followed-by="space" fo:margin-left="2cm" fo:text-indent="-0.499cm"/>
        </style:list-level-properties>
      </text:list-level-style-number>
      <text:list-level-style-number style:num-format="1" style:num-prefix=" " style:num-suffix="." text:style-name="Numbering_20_Symbols" text:level="5">
        <style:list-level-properties text:list-level-position-and-space-mode="label-alignment">
          <style:list-level-label-alignment text:label-followed-by="space" fo:margin-left="2.499cm" fo:text-indent="-0.499cm"/>
        </style:list-level-properties>
      </text:list-level-style-number>
      <text:list-level-style-number style:num-format="1" style:num-prefix=" " style:num-suffix="." text:style-name="Numbering_20_Symbols" text:level="6">
        <style:list-level-properties text:list-level-position-and-space-mode="label-alignment">
          <style:list-level-label-alignment text:label-followed-by="space" fo:margin-left="3cm" fo:text-indent="-0.499cm"/>
        </style:list-level-properties>
      </text:list-level-style-number>
      <text:list-level-style-number style:num-format="1" style:num-prefix=" " style:num-suffix="." text:style-name="Numbering_20_Symbols" text:level="7">
        <style:list-level-properties text:list-level-position-and-space-mode="label-alignment">
          <style:list-level-label-alignment text:label-followed-by="space" fo:margin-left="3.5cm" fo:text-indent="-0.499cm"/>
        </style:list-level-properties>
      </text:list-level-style-number>
      <text:list-level-style-number style:num-format="1" style:num-prefix=" " style:num-suffix="." text:style-name="Numbering_20_Symbols" text:level="8">
        <style:list-level-properties text:list-level-position-and-space-mode="label-alignment">
          <style:list-level-label-alignment text:label-followed-by="space" fo:margin-left="4.001cm" fo:text-indent="-0.499cm"/>
        </style:list-level-properties>
      </text:list-level-style-number>
      <text:list-level-style-number style:num-format="1" style:num-prefix=" " style:num-suffix="." text:style-name="Numbering_20_Symbols" text:level="9">
        <style:list-level-properties text:list-level-position-and-space-mode="label-alignment">
          <style:list-level-label-alignment text:label-followed-by="space" fo:margin-left="4.5cm" fo:text-indent="-0.499cm"/>
        </style:list-level-properties>
      </text:list-level-style-number>
      <text:list-level-style-number style:num-format="1" style:num-prefix=" " style:num-suffix="." text:style-name="Numbering_20_Symbols" text:level="10">
        <style:list-level-properties text:list-level-position-and-space-mode="label-alignment">
          <style:list-level-label-alignment text:label-followed-by="space" fo:margin-left="5.001cm" fo:text-indent="-0.499cm"/>
        </style:list-level-properties>
      </text:list-level-style-number>
    </text:list-style>
    <text:list-style style:name="Numbering_20_2" style:display-name="Numbering 2">
      <text:list-level-style-number style:num-format="1" text:style-name="Numbering_20_Symbols" text:level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style:num-format="1" text:start-value="2" text:style-name="Numbering_20_Symbols" text:level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style:num-format="1" text:start-value="3" text:style-name="Numbering_20_Symbols" text:level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style:num-format="1" text:start-value="4" text:style-name="Numbering_20_Symbols" text:level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style:num-format="1" text:start-value="5" text:style-name="Numbering_20_Symbols" text:level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style:num-format="1" text:start-value="6" text:style-name="Numbering_20_Symbols" text:level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style:num-format="1" text:start-value="7" text:style-name="Numbering_20_Symbols" text:level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style:num-format="1" text:start-value="8" text:style-name="Numbering_20_Symbols" text:level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style:num-format="1" text:start-value="9" text:style-name="Numbering_20_Symbols" text:level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style:num-format="1" text:start-value="10" text:style-name="Numbering_20_Symbols" text:level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bullet-char="•" text:style-name="Numbering_20_Symbols" text:level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bullet-char="•" text:style-name="Numbering_20_Symbols" text:level="2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bullet-char="•" text:style-name="Numbering_20_Symbols" text:level="3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bullet-char="•" text:style-name="Numbering_20_Symbols" text:level="4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bullet-char="•" text:style-name="Numbering_20_Symbols" text:level="5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bullet-char="•" text:style-name="Numbering_20_Symbols" text:level="6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bullet-char="•" text:style-name="Numbering_20_Symbols" text:level="7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bullet-char="•" text:style-name="Numbering_20_Symbols" text:level="8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bullet-char="•" text:style-name="Numbering_20_Symbols" text:level="9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bullet-char="•" text:style-name="Numbering_20_Symbols" text:level="10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WW8Num11" text:consecutive-numbering="true">
      <text:list-level-style-number style:num-format="1" style:num-suffix="." text:level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style:num-format="i" style:num-suffix="." text:level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style:num-format="i" style:num-suffix="." text:level="6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style:num-format="i" style:num-suffix="." text:level="9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style:num-format="1" text:note-class="footnote" text:start-numbering-at="document" text:footnotes-position="page" text:start-value="0"/>
    <text:notes-configuration style:num-format="i" text:note-class="endnote" text:start-value="0"/>
    <text:linenumbering-configuration style:num-format="1" text:number-lines="false" text:offset="0.499cm" text:increment="5" text:number-position="left"/>
  </office:styles>
  <office:automatic-styles>
    <style:style style:name="MP1" style:family="paragraph" style:parent-style-name="Frame_20_contents">
      <style:paragraph-properties style:justify-single-word="false" fo:text-align="center"/>
      <style:text-properties style:text-rotation-angle="90" style:text-rotation-scale="line-height"/>
    </style:style>
    <style:style style:name="MP2" style:family="paragraph" style:parent-style-name="Frame_20_contents">
      <style:paragraph-properties style:justify-single-word="false" loext:contextual-spacing="false" fo:text-align="center" fo:margin-bottom="0cm" fo:margin-top="0.199cm"/>
      <style:text-properties style:text-rotation-angle="90" style:text-rotation-scale="line-height"/>
    </style:style>
    <style:style style:name="MP3" style:family="paragraph" style:parent-style-name="Frame_20_contents">
      <style:text-properties style:text-rotation-angle="90" fo:language="en" fo:country="US" style:text-rotation-scale="line-height"/>
    </style:style>
    <style:style style:name="MP4" style:family="paragraph" style:parent-style-name="Frame_20_contents">
      <style:paragraph-properties style:justify-single-word="false" loext:contextual-spacing="false" fo:text-align="start" fo:margin-bottom="0cm" fo:margin-top="0.6cm"/>
      <style:text-properties style:text-rotation-angle="90" style:text-rotation-scale="line-height"/>
    </style:style>
    <style:style style:name="MP5" style:family="paragraph" style:parent-style-name="Frame_20_contents">
      <style:paragraph-properties loext:contextual-spacing="false" fo:margin-bottom="0cm" fo:margin-top="0.199cm"/>
      <style:text-properties style:text-rotation-angle="90" style:text-rotation-scale="line-height"/>
    </style:style>
    <style:style style:name="MP6" style:family="paragraph">
      <loext:graphic-properties draw:fill="none"/>
      <style:paragraph-properties fo:text-align="center"/>
    </style:style>
    <style:style style:name="MP7" style:family="paragraph" style:parent-style-name="Frame_20_contents">
      <style:paragraph-properties fo:line-height="0.45cm" fo:margin-bottom="0cm" fo:margin-top="0cm" style:justify-single-word="false" loext:contextual-spacing="false" fo:text-align="center"/>
      <style:text-properties style:font-style-complex="italic" fo:language="ru" fo:font-size="11pt" style:font-size-asian="9.60000038146973pt" style:font-size-complex="11pt" style:font-style-asian="italic" style:font-name="ISOCPEUR1" fo:letter-spacing="normal" fo:country="RU" fo:font-style="italic" style:text-scale="100%"/>
    </style:style>
    <style:style style:name="MP8" style:family="paragraph" style:parent-style-name="Врезка_5f_стадия_5f_и_5f_лист">
      <style:paragraph-properties fo:line-height="0.75cm"/>
    </style:style>
    <style:style style:name="MP9" style:family="paragraph" style:parent-style-name="Frame_20_contents">
      <style:paragraph-properties style:justify-single-word="false" loext:contextual-spacing="false" fo:text-align="center" fo:margin-bottom="0cm" fo:margin-top="0.049cm"/>
      <style:text-properties fo:letter-spacing="normal"/>
    </style:style>
    <style:style style:name="MP10" style:family="paragraph" style:parent-style-name="Врезка_5f_шифр">
      <style:paragraph-properties loext:contextual-spacing="false" fo:margin-bottom="0cm" fo:margin-top="0.3cm"/>
    </style:style>
    <style:style style:name="MP11" style:family="paragraph" style:parent-style-name="Frame_20_contents">
      <style:paragraph-properties style:justify-single-word="false" fo:text-align="center"/>
      <style:text-properties fo:letter-spacing="-0.035cm" style:text-scale="100%"/>
    </style:style>
    <style:style style:name="MP12" style:family="paragraph" style:parent-style-name="Frame_20_contents">
      <style:paragraph-properties style:justify-single-word="false" fo:text-align="center"/>
    </style:style>
    <style:style style:name="MP13" style:family="paragraph" style:parent-style-name="Frame_20_contents">
      <style:paragraph-properties style:justify-single-word="false" fo:text-align="center"/>
      <style:text-properties fo:letter-spacing="-0.035cm"/>
    </style:style>
    <style:style style:name="MP14" style:family="paragraph" style:parent-style-name="Frame_20_contents">
      <style:paragraph-properties style:justify-single-word="false" fo:text-align="center"/>
      <style:text-properties fo:language="en" fo:country="US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  <style:text-properties style:font-style-asian="italic" style:font-name="ISOCPEUR1" fo:font-style="italic" style:font-style-complex="italic"/>
    </style:style>
    <style:style style:name="MP17" style:family="paragraph" style:parent-style-name="Footer">
      <style:text-properties fo:language="ru" fo:country="RU"/>
    </style:style>
    <style:style style:name="MP18" style:master-page-name="" style:family="paragraph" style:parent-style-name="Frame_20_contents">
      <style:paragraph-properties fo:margin-bottom="0cm" style:page-number="auto" fo:margin-top="0.199cm" style:justify-single-word="false" loext:contextual-spacing="false" fo:text-align="center"/>
      <style:text-properties style:text-rotation-angle="90" style:text-rotation-scale="line-height"/>
    </style:style>
    <style:style style:name="MP19" style:family="paragraph" style:parent-style-name="Frame_20_contents">
      <style:paragraph-properties loext:contextual-spacing="false" fo:margin-bottom="0cm" fo:margin-top="0.6cm"/>
      <style:text-properties style:text-rotation-angle="90" style:text-rotation-scale="line-height"/>
    </style:style>
    <style:style style:name="MP20" style:family="paragraph" style:parent-style-name="Frame_20_contents">
      <style:paragraph-properties loext:contextual-spacing="false" fo:margin-bottom="0cm" fo:margin-top="0.101cm"/>
      <style:text-properties style:text-rotation-angle="90" style:text-rotation-scale="line-height"/>
    </style:style>
    <style:style style:name="MP21" style:family="paragraph" style:parent-style-name="Frame_20_contents">
      <style:paragraph-properties style:justify-single-word="false" loext:contextual-spacing="false" fo:text-align="center" fo:margin-bottom="0cm" fo:margin-top="0cm"/>
      <style:text-properties fo:language="en" fo:font-size="10pt" style:font-size-asian="10pt" style:font-size-complex="10pt" style:text-rotation-angle="90" fo:country="US" style:text-rotation-scale="line-height"/>
    </style:style>
    <style:style style:name="MP22" style:family="paragraph" style:parent-style-name="Frame_20_contents">
      <style:paragraph-properties style:justify-single-word="false" loext:contextual-spacing="false" fo:text-align="center" fo:margin-bottom="0cm" fo:margin-top="0cm"/>
      <style:text-properties style:text-rotation-angle="90" style:text-rotation-scale="line-height" fo:font-size="10pt" style:font-size-asian="10pt" style:font-size-complex="10pt"/>
    </style:style>
    <style:style style:name="MP23" style:family="paragraph" style:parent-style-name="Frame_20_contents">
      <style:paragraph-properties fo:text-indent="0cm" style:justify-single-word="false" fo:margin-bottom="0cm" fo:margin-top="4.099cm" fo:margin-left="0cm" fo:margin-right="0cm" loext:contextual-spacing="false" style:auto-text-indent="false" fo:text-align="start"/>
      <style:text-properties style:text-rotation-angle="90" style:text-rotation-scale="line-height" fo:font-size="10pt" style:font-size-asian="10pt" style:font-size-complex="10pt"/>
    </style:style>
    <style:style style:name="MP24" style:family="paragraph" style:parent-style-name="Frame_20_contents">
      <style:text-properties fo:language="en" fo:country="US"/>
    </style:style>
    <style:style style:name="MP25" style:master-page-name="" style:family="paragraph" style:parent-style-name="Frame_20_contents">
      <style:paragraph-properties fo:line-height="0.45cm" fo:margin-bottom="0cm" style:page-number="auto" fo:margin-top="0cm" style:vertical-align="middle" style:justify-single-word="false" loext:contextual-spacing="false" fo:text-align="center"/>
      <style:text-properties style:font-style-asian="italic" style:font-name="ISOCPEUR1" fo:font-style="italic" style:font-style-complex="italic"/>
    </style:style>
    <style:style style:name="MP26" style:family="paragraph" style:parent-style-name="Frame_20_contents">
      <style:paragraph-properties style:justify-single-word="false" fo:text-align="center"/>
      <style:text-properties fo:letter-spacing="-0.035cm" style:font-size-asian="10.5pt"/>
    </style:style>
    <style:style style:name="MT1" style:family="text">
      <style:text-properties style:font-style-asian="italic" style:font-name="ISOCPEUR1" fo:font-style="italic" style:font-style-complex="italic"/>
    </style:style>
    <style:style style:name="Mfr1" style:family="graphic" style:parent-style-name="Frame">
      <style:graphic-properties fo:padding="0cm" fo:border-right="0.74pt solid #000000" fo:margin-bottom="0cm" style:horizontal-rel="page" style:horizontal-pos="from-left" fo:margin-left="0cm" fo:margin-right="0cm" fo:border-bottom="1.5pt solid #000000" draw:shadow-opacity="100%" style:shadow="none" style:vertical-rel="page" fo:margin-top="0cm" fo:border-left="0.74pt solid #000000" style:protect="content size position" fo:border-top="0.74pt solid #000000" style:vertical-pos="from-top"/>
    </style:style>
    <style:style style:name="Mfr2" style:family="graphic" style:parent-style-name="Frame">
      <style:graphic-properties fo:padding="0cm" fo:border-right="0.74pt solid #000000" fo:margin-bottom="0cm" style:horizontal-rel="page" style:horizontal-pos="from-left" fo:margin-left="0.199cm" fo:margin-right="0.199cm" fo:border-bottom="1.5pt solid #000000" draw:shadow-opacity="100%" style:shadow="none" style:vertical-rel="page" fo:margin-top="0cm" fo:border-left="1.5pt solid #000000" style:protect="content size position" fo:border-top="0.74pt solid #000000" style:vertical-pos="from-top"/>
    </style:style>
    <style:style style:name="Mfr3" style:family="graphic" style:parent-style-name="Frame">
      <style:graphic-properties fo:padding="0cm" fo:border-right="0.99pt solid #000000" fo:margin-bottom="0cm" style:horizontal-rel="page" style:horizontal-pos="from-left" fo:margin-left="0cm" fo:margin-right="0cm" fo:border-bottom="0.99pt solid #000000" draw:shadow-opacity="100%" style:shadow="none" style:vertical-rel="page" fo:margin-top="0cm" fo:border-left="0.74pt solid #000000" style:protect="size position" fo:border-top="0.99pt solid #000000" style:vertical-pos="from-top"/>
    </style:style>
    <style:style style:name="Mfr4" style:family="graphic" style:parent-style-name="Frame">
      <style:graphic-properties fo:padding="0cm" fo:border-right="0.74pt solid #000000" fo:margin-bottom="0cm" style:horizontal-rel="page" style:horizontal-pos="from-left" fo:margin-left="0cm" fo:margin-right="0cm" fo:border-bottom="0.74pt solid #000000" draw:shadow-opacity="100%" style:shadow="none" style:vertical-rel="page" fo:margin-top="0cm" fo:border-left="1.5pt solid #000000" style:protect="content size position" fo:border-top="0.74pt solid #000000" style:vertical-pos="from-top"/>
    </style:style>
    <style:style style:name="Mfr5" style:family="graphic" style:parent-style-name="Frame">
      <style:graphic-properties fo:padding="0cm" fo:border-right="0.74pt solid #000000" fo:margin-bottom="0cm" style:horizontal-rel="page" style:horizontal-pos="from-left" fo:margin-left="0cm" fo:margin-right="0cm" fo:border-bottom="0.74pt solid #000000" draw:shadow-opacity="100%" style:shadow="none" style:vertical-rel="page" fo:margin-top="0cm" fo:border-left="0.74pt solid #000000" style:protect="size position" fo:border-top="1.5pt solid #000000" style:vertical-pos="from-top"/>
    </style:style>
    <style:style style:name="Mfr6" style:family="graphic" style:parent-style-name="Frame">
      <style:graphic-properties fo:padding="0cm" fo:border-right="0.74pt solid #000000" fo:margin-bottom="0cm" style:horizontal-rel="page" style:horizontal-pos="from-left" fo:margin-left="0cm" fo:margin-right="0cm" fo:border-bottom="0.74pt solid #000000" draw:shadow-opacity="100%" style:shadow="none" style:vertical-rel="page" fo:margin-top="0cm" fo:border-left="1.5pt solid #000000" style:protect="content size position" fo:border-top="1.5pt solid #000000" style:vertical-pos="from-top"/>
    </style:style>
    <style:style style:name="Mfr7" style:family="graphic" style:parent-style-name="Frame">
      <style:graphic-properties draw:fill-color="#ffffff" fo:padding="0cm" style:vertical-pos="from-top" style:horizontal-rel="page" style:horizontal-pos="from-left" style:shadow="none" draw:shadow-opacity="100%" style:number-wrapped-paragraphs="no-limit" style:vertical-rel="page" fo:border="0.74pt solid #000000" fo:background-color="transparent" style:wrap="run-through" draw:fill="none" style:protect="size position">
        <style:columns fo:column-gap="0cm" fo:column-count="1"/>
      </style:graphic-properties>
    </style:style>
    <style:style style:name="Mfr8" style:family="graphic" style:parent-style-name="Frame">
      <style:graphic-properties draw:fill-color="#ffffff" fo:padding="0cm" fo:margin-bottom="0cm" style:horizontal-rel="page" style:horizontal-pos="from-left" fo:margin-left="0cm" fo:margin-right="0cm" style:protect="content size position" fo:border="0.74pt solid #000000" draw:shadow-opacity="100%" style:number-wrapped-paragraphs="no-limit" style:shadow="none" style:vertical-rel="page" fo:margin-top="0cm" fo:background-color="transparent" style:wrap="run-through" draw:fill="none" style:vertical-pos="from-top"/>
    </style:style>
    <style:style style:name="Mfr9" style:family="graphic" style:parent-style-name="Frame">
      <style:graphic-properties draw:fill-color="#ffffff" fo:padding="0cm" fo:border-right="0.74pt solid #000000" fo:margin-bottom="0cm" style:horizontal-rel="page" style:horizontal-pos="from-left" fo:margin-left="0cm" fo:margin-right="0cm" style:protect="content size position" fo:border-bottom="0.74pt solid #000000" draw:shadow-opacity="100%" fo:border-top="1.5pt solid #000000" fo:border-left="0.74pt solid #000000" style:number-wrapped-paragraphs="no-limit" style:shadow="none" style:vertical-rel="page" fo:margin-top="0cm" fo:background-color="transparent" style:wrap="run-through" draw:fill="none" style:vertical-pos="from-top"/>
    </style:style>
    <style:style style:name="Mfr10" style:family="graphic" style:parent-style-name="Frame">
      <style:graphic-properties draw:fill-color="#ffffff" fo:padding="0cm" fo:border-right="0.74pt solid #000000" fo:margin-bottom="0cm" style:horizontal-rel="page" style:horizontal-pos="from-left" fo:margin-left="0cm" fo:margin-right="0cm" style:protect="size position" fo:border-bottom="0.99pt solid #000000" draw:shadow-opacity="100%" fo:border-top="0.14pt solid #000000" fo:border-left="0.74pt solid #000000" style:number-wrapped-paragraphs="no-limit" style:shadow="none" style:vertical-rel="page" fo:margin-top="0cm" fo:background-color="transparent" style:wrap="run-through" draw:fill="none" style:vertical-pos="from-top"/>
    </style:style>
    <style:style style:name="Mfr11" style:family="graphic" style:parent-style-name="Frame">
      <style:graphic-properties draw:fill-color="#ffffff" fo:padding="0cm" fo:border-right="0.74pt solid #000000" fo:margin-bottom="0cm" style:horizontal-rel="page" style:horizontal-pos="from-left" fo:margin-left="0cm" fo:margin-right="0cm" style:protect="size position" fo:border-bottom="0.14pt solid #000000" draw:shadow-opacity="100%" fo:border-top="1.5pt solid #000000" fo:border-left="0.74pt solid #000000" style:number-wrapped-paragraphs="no-limit" style:shadow="none" style:vertical-rel="page" fo:margin-top="0cm" fo:background-color="transparent" style:wrap="run-through" draw:fill="none" style:vertical-pos="from-top"/>
    </style:style>
    <style:style style:name="Mfr12" style:family="graphic" style:parent-style-name="Frame">
      <style:graphic-properties draw:fill-color="#ffffff" fo:padding="0cm" fo:border-right="0.74pt solid #000000" style:vertical-pos="from-top" style:horizontal-rel="page" style:horizontal-pos="from-left" style:shadow="none" fo:border-bottom="0.74pt solid #000000" draw:shadow-opacity="100%" fo:border-top="1.5pt solid #000000" fo:border-left="0.74pt solid #000000" style:vertical-rel="page" fo:background-color="transparent" style:wrap="none" draw:fill="none" style:protect="content size position">
        <style:columns fo:column-gap="0cm" fo:column-count="1"/>
      </style:graphic-properties>
    </style:style>
    <style:style style:name="Mfr13" style:family="graphic" style:parent-style-name="Frame">
      <style:graphic-properties fo:padding="0cm" fo:border-right="0.74pt solid #000000" fo:margin-bottom="0cm" style:horizontal-rel="page" style:horizontal-pos="from-left" fo:margin-left="0.199cm" fo:margin-right="0.199cm" fo:border-bottom="0.99pt solid #000000" draw:shadow-opacity="100%" style:shadow="none" style:vertical-rel="page" fo:margin-top="0cm" fo:border-left="0.99pt solid #000000" style:protect="content size position" fo:border-top="0.74pt solid #000000" style:vertical-pos="from-top"/>
    </style:style>
    <style:style style:name="Mfr14" style:family="graphic" style:parent-style-name="Frame">
      <style:graphic-properties fo:padding="0cm" fo:margin-bottom="0cm" style:horizontal-rel="page" style:horizontal-pos="from-left" fo:margin-left="0cm" fo:margin-right="0cm" fo:margin-top="0cm" draw:shadow-opacity="100%" style:vertical-rel="page" fo:border="0.74pt solid #000000" style:protect="size position" style:shadow="none" style:vertical-pos="from-top"/>
    </style:style>
    <style:style style:name="Mfr15" style:family="graphic" style:parent-style-name="Frame">
      <style:graphic-properties fo:padding="0cm" fo:border-right="0.74pt solid #000000" fo:margin-bottom="0cm" style:horizontal-rel="page" style:horizontal-pos="from-left" fo:margin-left="0cm" fo:margin-right="0cm" fo:border-bottom="0.74pt solid #000000" draw:shadow-opacity="100%" style:shadow="none" style:vertical-rel="page" fo:margin-top="0cm" fo:border-left="0.99pt solid #000000" style:protect="content size position" fo:border-top="0.74pt solid #000000" style:vertical-pos="from-top"/>
    </style:style>
    <style:style style:name="Mfr16" style:family="graphic" style:parent-style-name="Frame">
      <style:graphic-properties fo:padding="0cm" fo:border-right="0.74pt solid #000000" fo:margin-bottom="0cm" style:horizontal-rel="page" style:horizontal-pos="from-left" fo:margin-left="0cm" fo:margin-right="0cm" fo:border-bottom="0.99pt solid #000000" draw:shadow-opacity="100%" style:shadow="none" style:vertical-rel="page" fo:margin-top="0cm" fo:border-left="0.74pt solid #000000" style:protect="content size position" fo:border-top="0.74pt solid #000000" style:vertical-pos="from-top"/>
    </style:style>
    <style:style style:name="Mfr17" style:family="graphic" style:parent-style-name="Frame">
      <style:graphic-properties fo:padding="0cm" fo:border-right="0.74pt solid #000000" fo:margin-bottom="0cm" style:horizontal-rel="page" style:horizontal-pos="from-left" fo:margin-left="0cm" fo:margin-right="0cm" fo:border-bottom="0.74pt solid #000000" draw:shadow-opacity="100%" style:shadow="none" style:vertical-rel="page" fo:margin-top="0cm" fo:border-left="none" style:protect="content size position" fo:border-top="0.74pt solid #000000" style:vertical-pos="from-top"/>
    </style:style>
    <style:style style:name="Mfr18" style:family="graphic" style:parent-style-name="Frame">
      <style:graphic-properties draw:fill-color="#ffffff" fo:padding="0cm" fo:margin-bottom="0cm" style:horizontal-rel="page" style:horizontal-pos="from-left" fo:margin-left="0cm" fo:margin-right="0cm" style:protect="size position" fo:border="0.74pt solid #000000" draw:shadow-opacity="100%" style:number-wrapped-paragraphs="no-limit" style:shadow="none" style:vertical-rel="page" fo:margin-top="0cm" fo:background-color="transparent" style:wrap="run-through" draw:fill="none" style:vertical-pos="from-top">
        <style:columns fo:column-gap="0cm" fo:column-count="1"/>
      </style:graphic-properties>
    </style:style>
    <style:style style:name="Mfr19" style:family="graphic" style:parent-style-name="Frame">
      <style:graphic-properties draw:fill-color="#ffffff" fo:padding="0cm" fo:margin-bottom="0cm" style:horizontal-rel="page" style:horizontal-pos="from-left" fo:margin-left="0cm" fo:margin-right="0cm" style:protect="content size position" fo:border="0.74pt solid #000000" draw:shadow-opacity="100%" style:number-wrapped-paragraphs="no-limit" style:shadow="none" style:vertical-rel="page" fo:margin-top="0cm" fo:background-color="transparent" style:wrap="run-through" draw:fill="none" style:vertical-pos="from-top">
        <style:columns fo:column-gap="0cm" fo:column-count="1"/>
      </style:graphic-properties>
    </style:style>
    <style:style style:name="Mfr20" style:family="graphic" style:parent-style-name="Frame">
      <style:graphic-properties draw:fill-color="#ffffff" fo:padding="0cm" fo:border-right="0.74pt solid #000000" style:vertical-pos="from-top" style:horizontal-rel="page" style:horizontal-pos="from-left" style:shadow="none" fo:border-bottom="0.74pt solid #000000" draw:shadow-opacity="100%" fo:border-top="0.14pt solid #000000" fo:border-left="0.74pt solid #000000" style:number-wrapped-paragraphs="no-limit" style:vertical-rel="page" fo:background-color="transparent" style:wrap="run-through" draw:fill="none" style:protect="size position">
        <style:columns fo:column-gap="0cm" fo:column-count="1"/>
      </style:graphic-properties>
    </style:style>
    <style:style style:name="Mfr21" style:family="graphic" style:parent-style-name="Frame">
      <style:graphic-properties draw:fill-color="#ffffff" fo:padding="0cm" fo:border-right="0.74pt solid #000000" style:vertical-pos="from-top" style:horizontal-rel="page" style:horizontal-pos="from-left" style:shadow="none" fo:border-bottom="0.14pt solid #000000" draw:shadow-opacity="100%" fo:border-top="0.14pt solid #000000" fo:border-left="0.74pt solid #000000" style:number-wrapped-paragraphs="no-limit" style:vertical-rel="page" fo:background-color="transparent" style:wrap="run-through" draw:fill="none" style:protect="content size position">
        <style:columns fo:column-gap="0cm" fo:column-count="1"/>
      </style:graphic-properties>
    </style:style>
    <style:style style:name="Mfr22" style:family="graphic" style:parent-style-name="Frame">
      <style:graphic-properties draw:fill-color="#ffffff" fo:padding="0cm" fo:border-right="0.74pt solid #000000" style:vertical-pos="from-top" style:horizontal-rel="page" style:horizontal-pos="from-left" style:shadow="none" fo:border-bottom="0.14pt solid #000000" draw:shadow-opacity="100%" fo:border-top="0.14pt solid #000000" fo:border-left="0.74pt solid #000000" style:number-wrapped-paragraphs="no-limit" style:vertical-rel="page" fo:background-color="transparent" style:wrap="run-through" draw:fill="none" style:protect="size position">
        <style:columns fo:column-gap="0cm" fo:column-count="1"/>
      </style:graphic-properties>
    </style:style>
    <style:style style:name="Mfr23" style:family="graphic" style:parent-style-name="Frame">
      <style:graphic-properties draw:fill-color="#ffffff" fo:padding="0cm" fo:border-right="0.74pt solid #000000" style:vertical-pos="from-top" style:horizontal-rel="page" style:horizontal-pos="from-left" style:shadow="none" fo:border-bottom="0.14pt solid #000000" draw:shadow-opacity="100%" fo:border-top="0.74pt solid #000000" fo:border-left="0.74pt solid #000000" style:number-wrapped-paragraphs="no-limit" style:vertical-rel="page" fo:background-color="transparent" style:wrap="run-through" draw:fill="none" style:protect="content size position">
        <style:columns fo:column-gap="0cm" fo:column-count="1"/>
      </style:graphic-properties>
    </style:style>
    <style:style style:name="Mfr24" style:family="graphic" style:parent-style-name="Frame">
      <style:graphic-properties draw:fill-color="#ffffff" fo:padding="0cm" style:vertical-pos="from-top" style:horizontal-rel="page" style:horizontal-pos="from-left" style:shadow="none" draw:shadow-opacity="100%" style:number-wrapped-paragraphs="no-limit" style:vertical-rel="page" fo:border="0.74pt solid #000000" fo:background-color="transparent" style:wrap="run-through" draw:fill="none" style:protect="content size position">
        <style:columns fo:column-gap="0cm" fo:column-count="1"/>
      </style:graphic-properties>
    </style:style>
    <style:style style:name="Mfr25" style:family="graphic" style:parent-style-name="Frame">
      <style:graphic-properties draw:fill-color="#ffffff" fo:padding="0cm" fo:border-right="0.74pt solid #000000" style:vertical-pos="from-top" style:horizontal-rel="page" style:horizontal-pos="from-left" style:shadow="none" fo:border-bottom="0.14pt solid #000000" draw:shadow-opacity="100%" fo:border-top="1.5pt solid #000000" fo:border-left="0.74pt solid #000000" style:number-wrapped-paragraphs="no-limit" style:vertical-rel="page" fo:background-color="transparent" style:wrap="run-through" draw:fill="none" style:protect="size position">
        <style:columns fo:column-gap="0cm" fo:column-count="1"/>
      </style:graphic-properties>
    </style:style>
    <style:style style:name="Mfr26" style:family="graphic" style:parent-style-name="Frame">
      <style:graphic-properties draw:fill-color="#ffffff" fo:padding="0cm" fo:border-right="0.74pt solid #000000" style:vertical-pos="from-top" style:horizontal-rel="page" style:horizontal-pos="from-left" style:shadow="none" fo:border-bottom="0.14pt solid #000000" draw:shadow-opacity="100%" fo:border-top="0.74pt solid #000000" fo:border-left="0.74pt solid #000000" style:number-wrapped-paragraphs="no-limit" style:vertical-rel="page" fo:background-color="transparent" style:wrap="run-through" draw:fill="none" style:protect="size position">
        <style:columns fo:column-gap="0cm" fo:column-count="1"/>
      </style:graphic-properties>
    </style:style>
    <style:style style:name="Mfr27" style:family="graphic" style:parent-style-name="Graphics">
      <style:graphic-properties draw:green="0%" fo:margin-bottom="0cm" style:horizontal-rel="page" style:horizontal-pos="from-left" fo:margin-top="0.03cm" draw:gamma="100%" style:mirror="none" draw:red="0%" draw:color-inversion="false" style:vertical-rel="page" draw:blue="0%" draw:luminance="0%" fo:clip="rect(0cm, 0cm, 0cm, 0cm)" draw:image-opacity="100%" style:protect="content size position" draw:contrast="0%" draw:color-mode="standard" style:vertical-pos="from-top"/>
    </style:style>
    <style:style style:name="Mgr1" style:family="graphic">
      <style:graphic-properties draw:textarea-horizontal-align="center" style:wrap="run-through" style:vertical-pos="from-top" style:horizontal-rel="page" style:number-wrapped-paragraphs="no-limit" draw:textarea-vertical-align="middle" draw:fill="none" style:horizontal-pos="from-left" fo:padding-top="0.025cm" style:run-through="background" svg:stroke-color="#000000" draw:marker-end-width="0.42cm" draw:marker-start-width="0.42cm" svg:stroke-width="0.049cm" fo:padding-bottom="0.025cm" draw:wrap-influence-on-position="once-concurrent" style:vertical-rel="page" style:protect="position size" fo:padding-right="0.025cm" style:flow-with-text="false" fo:padding-left="0.025cm"/>
    </style:style>
    <style:style style:name="Mgr2" style:family="graphic">
      <style:graphic-properties draw:textarea-horizontal-align="center" style:vertical-pos="from-top" style:horizontal-rel="page" style:horizontal-pos="from-left" draw:textarea-vertical-align="middle" style:flow-with-text="false" style:run-through="foreground" style:number-wrapped-paragraphs="no-limit" draw:stroke="none" draw:wrap-influence-on-position="once-concurrent" style:vertical-rel="page" style:wrap="run-through" draw:fill="none" style:protect="position size"/>
    </style:style>
    <style:page-layout style:name="Mpm1">
      <style:page-layout-properties style:num-format="1" style:footnote-max-height="0cm" fo:page-height="29.7cm" fo:margin-bottom="1.005cm" fo:margin-top="1.499cm" fo:margin-left="2.499cm" fo:margin-right="1cm" style:writing-mode="lr-tb" fo:page-width="21.001cm" style:print-orientation="portrait">
        <style:footnote-sep style:adjustment="left" style:width="0.018cm" style:rel-width="25%" style:color="#000000" style:line-style="solid" style:distance-before-sep="0.101cm" style:distance-after-sep="0.101cm"/>
      </style:page-layout-properties>
      <style:header-style/>
      <style:footer-style>
        <style:header-footer-properties fo:margin-left="0cm" fo:margin-right="0cm" fo:margin-top="0.499cm" style:dynamic-spacing="false" svg:height="1.997cm"/>
      </style:footer-style>
    </style:page-layout>
    <style:page-layout style:name="Mpm2">
      <style:page-layout-properties style:num-format="1" style:footnote-max-height="0cm" fo:page-height="29.7cm" fo:margin-bottom="1cm" fo:margin-top="1.499cm" fo:margin-left="2.499cm" fo:margin-right="1cm" style:writing-mode="lr-tb" fo:page-width="21.001cm" style:print-orientation="portrait">
        <style:footnote-sep style:adjustment="left" style:width="0.018cm" style:rel-width="25%" style:color="#000000" style:line-style="solid" style:distance-before-sep="0.101cm" style:distance-after-sep="0.101cm"/>
      </style:page-layout-properties>
      <style:header-style/>
      <style:footer-style>
        <style:header-footer-properties fo:margin-left="0cm" fo:margin-right="0cm" fo:margin-top="0.499cm" style:dynamic-spacing="true" svg:height="4.299cm"/>
      </style:footer-style>
    </style:page-layout>
    <style:page-layout style:name="Mpm3">
      <style:page-layout-properties style:num-format="1" style:footnote-max-height="0cm" fo:page-height="29.7cm" fo:margin-bottom="2cm" fo:margin-top="2cm" fo:margin-left="2cm" fo:margin-right="2cm" style:writing-mode="lr-tb" fo:page-width="21.001cm" style:print-orientation="portrait">
        <style:footnote-sep style:adjustment="left" style:width="0.018cm" style:rel-width="25%" style:color="#000000" style:line-style="solid" style:distance-before-sep="0.101cm" style:distance-after-sep="0.101cm"/>
      </style:page-layout-properties>
      <style:header-style/>
      <style:footer-style/>
    </style:page-layout>
    <style:page-layout style:name="Mpm4">
      <style:page-layout-properties style:num-format="1" style:footnote-max-height="0cm" fo:page-height="29.7cm" fo:margin-bottom="1cm" fo:margin-top="1cm" fo:margin-left="2cm" fo:margin-right="1cm" style:writing-mode="lr-tb" fo:page-width="21.001cm" style:print-orientation="portrait">
        <style:footnote-sep style:adjustment="left" style:width="0.018cm" style:rel-width="25%" style:color="#000000" style:line-style="solid" style:distance-before-sep="0.101cm" style:distance-after-sep="0.101cm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page-layout-name="Mpm1" style:name="Standard">
      <style:footer>
        <text:p text:style-name="Footer"><draw:frame svg:x="1.349cm" draw:z-index="0" text:anchor-type="paragraph" svg:width="0.7cm" draw:style-name="Mfr1" svg:height="2.499cm" draw:name="Врезка108" svg:y="26.3cm"><draw:text-box><text:p text:style-name="MP1"><text:user-defined text:name="Инв. № подл." style:data-style-name="N0">NNNN-ПО-ГГ</text:user-defined><text:s text:c="2"/></text:p></draw:text-box></draw:frame><draw:frame svg:x="0.85cm" draw:z-index="0" text:anchor-type="paragraph" svg:width="0.499cm" draw:style-name="Mfr2" svg:height="2.499cm" draw:name="Врезка109" svg:y="26.3cm"><draw:text-box><text:p text:style-name="MP2">Инв. № подл.</text:p></draw:text-box></draw:frame><draw:frame svg:x="1.349cm" draw:z-index="0" text:anchor-type="paragraph" svg:width="0.7cm" draw:style-name="Mfr3" svg:height="3.5cm" draw:name="Врезка110" svg:y="22.8cm"><draw:text-box><text:p text:style-name="MP3"/></draw:text-box></draw:frame><draw:frame svg:x="0.85cm" draw:z-index="0" text:anchor-type="paragraph" svg:width="0.499cm" draw:style-name="Mfr4" svg:height="3.5cm" draw:name="Врезка111" svg:y="22.8cm"><draw:text-box><text:p text:style-name="MP4">Подп. и дата</text:p></draw:text-box></draw:frame><draw:frame svg:x="1.349cm" draw:z-index="0" text:anchor-type="paragraph" svg:width="0.7cm" draw:style-name="Mfr5" svg:height="2.499cm" draw:name="Врезка112" svg:y="20.301cm"><draw:text-box><text:p text:style-name="MP3"/></draw:text-box></draw:frame><draw:frame svg:x="0.85cm" draw:z-index="0" text:anchor-type="paragraph" svg:width="0.499cm" draw:style-name="Mfr6" svg:height="2.499cm" draw:name="Врезка113" svg:y="20.301cm"><draw:text-box><text:p text:style-name="MP5">Взам. инв. №</text:p></draw:text-box></draw:frame><draw:rect svg:x="2.05cm" draw:z-index="36" text:anchor-type="paragraph" svg:height="28.05cm" svg:width="18.301cm" svg:y="0.75cm" draw:style-name="Mgr1" draw:text-style-name="MP6"><text:p/></draw:rect><draw:frame svg:x="19.35cm" draw:z-index="0" text:anchor-type="paragraph" svg:width="1cm" draw:style-name="Mfr7" svg:height="0.7cm" draw:name="Врезка67" svg:y="0.75cm"><draw:text-box><text:p text:style-name="MP7"/></draw:text-box></draw:frame><draw:frame svg:x="19.35cm" draw:z-index="0" text:anchor-type="paragraph" svg:width="1cm" draw:style-name="Mfr8" svg:height="0.801cm" draw:name="Врезка68" svg:y="28cm"><draw:text-box><text:p text:style-name="MP8"><text:page-number text:select-page="current">0</text:page-number></text:p></draw:text-box></draw:frame><draw:frame svg:x="19.35cm" draw:z-index="0" text:anchor-type="paragraph" svg:width="1cm" draw:style-name="Mfr9" svg:height="0.7cm" draw:name="Врезка69" svg:y="27.3cm"><draw:text-box><text:p text:style-name="MP9">Лист</text:p></draw:text-box></draw:frame><draw:frame svg:x="8.55cm" draw:z-index="0" text:anchor-type="paragraph" svg:width="10.8cm" draw:style-name="Mfr9" svg:height="1.499cm" draw:name="Врезка70" svg:y="27.3cm"><draw:text-box><text:p text:style-name="MP10"><text:user-defined text:name="Шифр проекта" style:data-style-name="N0">NNNN-ГГГГ-ХХ</text:user-defined></text:p></draw:text-box></draw:frame><draw:frame svg:x="7.549cm" draw:z-index="0" text:anchor-type="paragraph" svg:width="1cm" draw:style-name="Mfr8" svg:height="0.499cm" draw:name="Врезка71" svg:y="28.3cm"><draw:text-box><text:p text:style-name="MP11">Дата</text:p></draw:text-box></draw:frame><draw:frame svg:x="6.05cm" draw:z-index="0" text:anchor-type="paragraph" svg:width="1.499cm" draw:style-name="Mfr8" svg:height="0.499cm" draw:name="Врезка72" svg:y="28.3cm"><draw:text-box><text:p text:style-name="MP12">Подп.</text:p></draw:text-box></draw:frame><draw:frame svg:x="5.05cm" draw:z-index="0" text:anchor-type="paragraph" svg:width="1cm" draw:style-name="Mfr8" svg:height="0.499cm" draw:name="Врезка73" svg:y="28.3cm"><draw:text-box><text:p text:style-name="MP13">№док.</text:p></draw:text-box></draw:frame><draw:frame svg:x="4.05cm" draw:z-index="0" text:anchor-type="paragraph" svg:width="1cm" draw:style-name="Mfr8" svg:height="0.499cm" draw:name="Врезка74" svg:y="28.3cm"><draw:text-box><text:p text:style-name="MP13">Лист</text:p></draw:text-box></draw:frame><draw:frame svg:x="3.05cm" draw:z-index="0" text:anchor-type="paragraph" svg:width="1cm" draw:style-name="Mfr8" svg:height="0.499cm" draw:name="Врезка75" svg:y="28.3cm"><draw:text-box><text:p text:style-name="MP13">Кол.уч</text:p></draw:text-box></draw:frame><draw:frame svg:x="2.05cm" draw:z-index="0" text:anchor-type="paragraph" svg:width="1cm" draw:style-name="Mfr8" svg:height="0.499cm" draw:name="Врезка76" svg:y="28.3cm"><draw:text-box><text:p text:style-name="MP12">Изм.</text:p></draw:text-box></draw:frame><draw:frame svg:x="7.549cm" draw:z-index="0" text:anchor-type="paragraph" svg:width="1cm" draw:style-name="Mfr10" svg:height="0.499cm" draw:name="Врезка77" svg:y="27.801cm"><draw:text-box><text:p text:style-name="MP14"/></draw:text-box></draw:frame><draw:frame svg:x="7.549cm" draw:z-index="0" text:anchor-type="paragraph" svg:width="1cm" draw:style-name="Mfr11" svg:height="0.499cm" draw:name="Врезка78" svg:y="27.3cm"><draw:text-box><text:p text:style-name="MP14"/></draw:text-box></draw:frame><draw:frame svg:x="6.05cm" draw:z-index="0" text:anchor-type="paragraph" svg:width="1.499cm" draw:style-name="Mfr10" svg:height="0.499cm" draw:name="Врезка79" svg:y="27.801cm"><draw:text-box><text:p text:style-name="MP14"/></draw:text-box></draw:frame><draw:frame svg:x="6.05cm" draw:z-index="0" text:anchor-type="paragraph" svg:width="1.499cm" draw:style-name="Mfr11" svg:height="0.499cm" draw:name="Врезка80" svg:y="27.3cm"><draw:text-box><text:p text:style-name="MP14"/></draw:text-box></draw:frame><draw:frame svg:x="5.05cm" draw:z-index="0" text:anchor-type="paragraph" svg:width="1cm" draw:style-name="Mfr10" svg:height="0.499cm" draw:name="Врезка81" svg:y="27.801cm"><draw:text-box><text:p text:style-name="MP14"/></draw:text-box></draw:frame><draw:frame svg:x="5.05cm" draw:z-index="0" text:anchor-type="paragraph" svg:width="1cm" draw:style-name="Mfr11" svg:height="0.499cm" draw:name="Врезка82" svg:y="27.3cm"><draw:text-box><text:p text:style-name="MP14"/></draw:text-box></draw:frame><draw:frame svg:x="4.05cm" draw:z-index="0" text:anchor-type="paragraph" svg:width="1cm" draw:style-name="Mfr10" svg:height="0.499cm" draw:name="Врезка83" svg:y="27.801cm"><draw:text-box><text:p text:style-name="MP14"/></draw:text-box></draw:frame><draw:frame svg:x="4.05cm" draw:z-index="0" text:anchor-type="paragraph" svg:width="1cm" draw:style-name="Mfr11" svg:height="0.499cm" draw:name="Врезка84" svg:y="27.3cm"><draw:text-box><text:p text:style-name="MP14"/></draw:text-box></draw:frame><draw:frame svg:x="3.05cm" draw:z-index="0" text:anchor-type="paragraph" svg:width="1cm" draw:style-name="Mfr10" svg:height="0.499cm" draw:name="Врезка85" svg:y="27.801cm"><draw:text-box><text:p text:style-name="MP14"/></draw:text-box></draw:frame><draw:frame svg:x="3.05cm" draw:z-index="0" text:anchor-type="paragraph" svg:width="1cm" draw:style-name="Mfr11" svg:height="0.499cm" draw:name="Врезка86" svg:y="27.3cm"><draw:text-box><text:p text:style-name="MP14"/></draw:text-box></draw:frame><draw:frame svg:x="2.05cm" draw:z-index="0" text:anchor-type="paragraph" svg:width="1cm" draw:style-name="Mfr10" svg:height="0.499cm" draw:name="Врезка87" svg:y="27.801cm"><draw:text-box><text:p text:style-name="MP14"/></draw:text-box></draw:frame><draw:frame svg:x="2.05cm" draw:z-index="0" text:anchor-type="paragraph" svg:width="1cm" draw:style-name="Mfr11" svg:height="0.499cm" draw:name="Врезка88" svg:y="27.3cm"><draw:text-box><text:p text:style-name="MP14"/></draw:text-box></draw:frame><draw:rect svg:x="14.94cm" draw:z-index="37" text:anchor-type="paragraph" svg:height="0.433cm" svg:width="3.705cm" svg:y="28.801cm" draw:style-name="Mgr2" draw:text-style-name="MP16"><text:p text:style-name="MP15"><text:span text:style-name="MT1">Формат А4</text:span></text:p></draw:rect></text:p>
      </style:footer>
    </style:master-page>
    <style:master-page style:page-layout-name="Mpm2" style:name="First_20_Page" style:display-name="First Page" style:next-style-name="Standard">
      <style:footer>
        <text:p text:style-name="MP17"><draw:frame svg:x="8.55cm" draw:z-index="38" text:anchor-type="paragraph" svg:width="11.8cm" draw:style-name="Mfr12" svg:height="1.499cm" draw:name="Врезка1" svg:y="24.8cm"><draw:text-box><text:p text:style-name="MP10"><text:user-defined text:name="Шифр проекта" style:data-style-name="N0">NNNN-ГГГГ-ХХ</text:user-defined></text:p></draw:text-box></draw:frame><draw:frame svg:x="0.85cm" draw:z-index="39" text:anchor-type="paragraph" svg:width="0.499cm" draw:style-name="Mfr13" svg:height="2.499cm" draw:name="Врезка2" svg:y="26.3cm"><draw:text-box><text:p text:style-name="MP18">Инв. № подл.</text:p></draw:text-box></draw:frame><draw:frame svg:x="1.349cm" draw:z-index="40" text:anchor-type="paragraph" svg:width="0.7cm" draw:style-name="Mfr14" svg:height="3.5cm" draw:name="Врезка3" svg:y="22.8cm"><draw:text-box><text:p text:style-name="MP3"/></draw:text-box></draw:frame><draw:frame svg:x="0.85cm" draw:z-index="41" text:anchor-type="paragraph" svg:width="0.499cm" draw:style-name="Mfr15" svg:height="3.5cm" draw:name="Врезка4" svg:y="22.8cm"><draw:text-box><text:p text:style-name="MP19">Подп. и дата</text:p></draw:text-box></draw:frame><draw:frame svg:x="0.85cm" draw:z-index="42" text:anchor-type="paragraph" svg:width="0.499cm" draw:style-name="Mfr15" svg:height="2.499cm" draw:name="Врезка5" svg:y="20.301cm"><draw:text-box><text:p text:style-name="MP20">Взам. инв. №</text:p></draw:text-box></draw:frame><draw:frame svg:x="1.349cm" draw:z-index="43" text:anchor-type="paragraph" svg:width="0.7cm" draw:style-name="Mfr14" svg:height="2.499cm" draw:name="Врезка6" svg:y="20.301cm"><draw:text-box><text:p text:style-name="MP3"/></draw:text-box></draw:frame><draw:frame svg:x="1.349cm" draw:z-index="44" text:anchor-type="paragraph" svg:width="0.7cm" draw:style-name="Mfr16" svg:height="2.499cm" draw:name="Врезка7" svg:y="26.3cm"><draw:text-box><text:p text:style-name="MP1"><text:user-defined text:name="Инв. № подл." style:data-style-name="N0">NNNN-ПО-ГГ</text:user-defined><text:s text:c="2"/></text:p></draw:text-box></draw:frame><draw:frame svg:x="1.55cm" draw:z-index="45" text:anchor-type="paragraph" svg:width="0.499cm" draw:style-name="Mfr14" svg:height="2cm" draw:name="Врезка8" svg:y="18.3cm"><draw:text-box><text:p text:style-name="MP21"/></draw:text-box></draw:frame><draw:frame svg:x="1.05cm" draw:z-index="46" text:anchor-type="paragraph" svg:width="0.499cm" draw:style-name="Mfr14" svg:height="2cm" draw:name="Врезка9" svg:y="18.3cm"><draw:text-box><text:p text:style-name="MP22"/></draw:text-box></draw:frame><draw:frame svg:x="0.55cm" draw:z-index="47" text:anchor-type="paragraph" svg:width="0.499cm" draw:style-name="Mfr14" svg:height="2cm" draw:name="Врезка10" svg:y="18.3cm"><draw:text-box><text:p text:style-name="MP22"/></draw:text-box></draw:frame><draw:frame svg:x="0cm" draw:z-index="48" text:anchor-type="paragraph" svg:width="0.55cm" draw:style-name="Mfr17" svg:height="6.5cm" draw:name="Врезка11" svg:y="13.801cm"><draw:text-box><text:p text:style-name="MP23">Согласовано </text:p></draw:text-box></draw:frame><draw:frame svg:x="1.55cm" draw:z-index="49" text:anchor-type="paragraph" svg:width="0.499cm" draw:style-name="Mfr14" svg:height="2cm" draw:name="Врезка12" svg:y="16.3cm"><draw:text-box><text:p text:style-name="MP22"/></draw:text-box></draw:frame><draw:frame svg:x="1.05cm" draw:z-index="50" text:anchor-type="paragraph" svg:width="0.499cm" draw:style-name="Mfr14" svg:height="2cm" draw:name="Врезка13" svg:y="16.3cm"><draw:text-box><text:p text:style-name="MP22"/></draw:text-box></draw:frame><draw:frame svg:x="0.55cm" draw:z-index="51" text:anchor-type="paragraph" svg:width="0.499cm" draw:style-name="Mfr14" svg:height="2cm" draw:name="Врезка14" svg:y="16.3cm"><draw:text-box><text:p text:style-name="MP22"/></draw:text-box></draw:frame><draw:frame svg:x="1.55cm" draw:z-index="52" text:anchor-type="paragraph" svg:width="0.499cm" draw:style-name="Mfr14" svg:height="1.499cm" draw:name="Врезка15" svg:y="14.801cm"><draw:text-box><text:p text:style-name="MP22"/></draw:text-box></draw:frame><draw:frame svg:x="1.05cm" draw:z-index="53" text:anchor-type="paragraph" svg:width="0.499cm" draw:style-name="Mfr14" svg:height="1.499cm" draw:name="Врезка16" svg:y="14.801cm"><draw:text-box><text:p text:style-name="MP22"/></draw:text-box></draw:frame><draw:frame svg:x="0.55cm" draw:z-index="54" text:anchor-type="paragraph" svg:width="0.499cm" draw:style-name="Mfr14" svg:height="1.499cm" draw:name="Врезка17" svg:y="14.801cm"><draw:text-box><text:p text:style-name="MP22"/></draw:text-box></draw:frame><draw:frame svg:x="1.55cm" draw:z-index="55" text:anchor-type="paragraph" svg:width="0.499cm" draw:style-name="Mfr14" svg:height="1cm" draw:name="Врезка18" svg:y="13.801cm"><draw:text-box><text:p text:style-name="MP22"/></draw:text-box></draw:frame><draw:frame svg:x="1.05cm" draw:z-index="56" text:anchor-type="paragraph" svg:width="0.499cm" draw:style-name="Mfr14" svg:height="1cm" draw:name="Врезка19" svg:y="13.801cm"><draw:text-box><text:p text:style-name="MP22"/></draw:text-box></draw:frame><draw:frame svg:x="0.55cm" draw:z-index="57" text:anchor-type="paragraph" svg:width="0.499cm" draw:style-name="Mfr14" svg:height="1cm" draw:name="Врезка20" svg:y="13.801cm"><draw:text-box><text:p text:style-name="MP22"/></draw:text-box></draw:frame><draw:rect svg:x="14.94cm" draw:z-index="58" text:anchor-type="paragraph" svg:height="0.433cm" svg:width="3.705cm" svg:y="28.801cm" draw:style-name="Mgr2" draw:text-style-name="MP16"><text:p text:style-name="MP15"><text:span text:style-name="MT1">Формат А4</text:span></text:p></draw:rect><draw:rect svg:x="2.05cm" draw:z-index="59" text:anchor-type="paragraph" svg:height="28.05cm" svg:width="18.301cm" svg:y="0.75cm" draw:style-name="Mgr1" draw:text-style-name="MP6"><text:p/></draw:rect><draw:frame svg:x="15.349cm" draw:z-index="60" text:anchor-type="paragraph" svg:width="5.001cm" draw:style-name="Mfr18" svg:height="1.499cm" draw:name="Врезка21" svg:y="27.3cm"><draw:text-box><text:p text:style-name="MP12"/></draw:text-box></draw:frame><draw:frame svg:x="8.55cm" draw:z-index="61" text:anchor-type="paragraph" svg:width="6.8cm" draw:style-name="Mfr7" svg:height="2.499cm" draw:name="Врезка22" svg:y="26.3cm"><draw:text-box><text:p text:style-name="Врезка_5f_адрес_5f_и_5f_название">Приложение <text:user-defined text:name="Номер приложения" style:data-style-name="N0">Х</text:user-defined>.</text:p><text:p text:style-name="Врезка_5f_адрес_5f_и_5f_название"><text:user-defined text:name="Наименование приложения" style:data-style-name="N0">Наименование приложения</text:user-defined></text:p></draw:text-box></draw:frame><draw:frame svg:x="16.85cm" draw:z-index="62" text:anchor-type="paragraph" svg:width="1.499cm" draw:style-name="Mfr19" svg:height="0.499cm" draw:name="Врезка24" svg:y="26.801cm"><draw:text-box><text:p text:style-name="MP12"><text:page-number text:select-page="current">1</text:page-number></text:p></draw:text-box></draw:frame><draw:frame svg:x="18.35cm" draw:z-index="63" text:anchor-type="paragraph" svg:width="2cm" draw:style-name="Mfr19" svg:height="0.499cm" draw:name="Врезка25" svg:y="26.801cm"><draw:text-box><text:p text:style-name="MP12"><text:page-count>1</text:page-count></text:p></draw:text-box></draw:frame><draw:frame svg:x="15.349cm" draw:z-index="64" text:anchor-type="paragraph" svg:width="1.499cm" draw:style-name="Mfr19" svg:height="0.499cm" draw:name="Врезка26" svg:y="26.801cm"><draw:text-box><text:p text:style-name="MP12"><text:user-defined text:name="Стадия" style:data-style-name="N0">Р</text:user-defined></text:p></draw:text-box></draw:frame><draw:frame svg:x="15.349cm" draw:z-index="65" text:anchor-type="paragraph" svg:width="1.499cm" draw:style-name="Mfr19" svg:height="0.499cm" draw:name="Врезка27" svg:y="26.3cm"><draw:text-box><text:p text:style-name="MP12">Стадия</text:p></draw:text-box></draw:frame><draw:frame svg:x="16.85cm" draw:z-index="66" text:anchor-type="paragraph" svg:width="1.499cm" draw:style-name="Mfr19" svg:height="0.499cm" draw:name="Врезка28" svg:y="26.3cm"><draw:text-box><text:p text:style-name="MP12">Лист</text:p></draw:text-box></draw:frame><draw:frame svg:x="18.35cm" draw:z-index="67" text:anchor-type="paragraph" svg:width="2cm" draw:style-name="Mfr19" svg:height="0.499cm" draw:name="Врезка29" svg:y="26.3cm"><draw:text-box><text:p text:style-name="MP12">Листов</text:p></draw:text-box></draw:frame><draw:frame svg:x="7.549cm" draw:z-index="68" text:anchor-type="paragraph" svg:width="1cm" draw:style-name="Mfr20" svg:height="0.499cm" draw:name="Врезка31" svg:y="28.3cm"><draw:text-box><text:p text:style-name="MP12"/></draw:text-box></draw:frame><draw:frame svg:x="6.05cm" draw:z-index="69" text:anchor-type="paragraph" svg:width="1.499cm" draw:style-name="Mfr20" svg:height="0.499cm" draw:name="Врезка32" svg:y="28.3cm"><draw:text-box><text:p text:style-name="Frame_20_contents"/></draw:text-box></draw:frame><draw:frame svg:x="4.05cm" draw:z-index="70" text:anchor-type="paragraph" svg:width="2cm" draw:style-name="Mfr20" svg:height="0.499cm" draw:name="Врезка33" svg:y="28.3cm"><draw:text-box><text:p text:style-name="MP24"/></draw:text-box></draw:frame><draw:frame svg:x="2.05cm" draw:z-index="71" text:anchor-type="paragraph" svg:width="2cm" draw:style-name="Mfr20" svg:height="0.499cm" draw:name="Врезка34" svg:y="28.3cm"><draw:text-box><text:p text:style-name="MP24"/></draw:text-box></draw:frame><draw:frame svg:x="7.549cm" draw:z-index="72" text:anchor-type="paragraph" svg:width="1cm" draw:style-name="Mfr21" svg:height="0.499cm" draw:name="Врезка35" svg:y="27.801cm"><draw:text-box><text:p text:style-name="MP12"><text:user-defined text:name="Дата" style:data-style-name="N0">ММ.ГГ</text:user-defined></text:p></draw:text-box></draw:frame><draw:frame svg:x="7.549cm" draw:z-index="73" text:anchor-type="paragraph" svg:width="1cm" draw:style-name="Mfr22" svg:height="0.499cm" draw:name="Врезка36" svg:y="27.3cm"><draw:text-box><text:p text:style-name="MP12"/></draw:text-box></draw:frame><draw:frame svg:x="7.549cm" draw:z-index="74" text:anchor-type="paragraph" svg:width="1cm" draw:style-name="Mfr21" svg:height="0.499cm" draw:name="Врезка38" svg:y="26.801cm"><draw:text-box><text:p text:style-name="MP12"><text:user-defined text:name="Дата" style:data-style-name="N0">ММ.ГГ</text:user-defined></text:p></draw:text-box></draw:frame><draw:frame svg:x="7.549cm" draw:z-index="75" text:anchor-type="paragraph" svg:width="1cm" draw:style-name="Mfr23" svg:height="0.499cm" draw:name="Врезка39" svg:y="26.3cm"><draw:text-box><text:p text:style-name="MP12"><text:user-defined text:name="Дата" style:data-style-name="N0">ММ.ГГ</text:user-defined></text:p></draw:text-box></draw:frame><draw:frame svg:x="7.549cm" draw:z-index="76" text:anchor-type="paragraph" svg:width="1cm" draw:style-name="Mfr24" svg:height="0.499cm" draw:name="Врезка40" svg:y="25.8cm"><draw:text-box><text:p text:style-name="MP13">Дата</text:p></draw:text-box></draw:frame><draw:frame svg:x="7.549cm" draw:z-index="4" text:anchor-type="paragraph" svg:width="1cm" draw:style-name="Mfr22" svg:height="0.499cm" draw:name="Врезка43" svg:y="25.299cm"><draw:text-box><text:p text:style-name="MP12"/></draw:text-box></draw:frame><draw:frame svg:x="7.549cm" draw:z-index="5" text:anchor-type="paragraph" svg:width="1cm" draw:style-name="Mfr25" svg:height="0.499cm" draw:name="Врезка44" svg:y="24.8cm"><draw:text-box><text:p text:style-name="MP12"/></draw:text-box></draw:frame><draw:frame svg:x="6.05cm" draw:z-index="6" text:anchor-type="paragraph" svg:width="1.499cm" draw:style-name="Mfr22" svg:height="0.499cm" draw:name="Врезка45" svg:y="27.801cm"><draw:text-box><text:p text:style-name="MP25"/></draw:text-box></draw:frame><draw:frame svg:x="6.05cm" draw:z-index="7" text:anchor-type="paragraph" svg:width="1.499cm" draw:style-name="Mfr22" svg:height="0.499cm" draw:name="Врезка46" svg:y="27.3cm"><draw:text-box><text:p text:style-name="Frame_20_contents"/></draw:text-box></draw:frame><draw:frame svg:x="6.05cm" draw:z-index="8" text:anchor-type="paragraph" svg:width="1.499cm" draw:style-name="Mfr22" svg:height="0.499cm" draw:name="Врезка48" svg:y="26.801cm"><draw:text-box><text:p text:style-name="Frame_20_contents"/></draw:text-box></draw:frame><draw:frame svg:x="6.05cm" draw:z-index="9" text:anchor-type="paragraph" svg:width="1.499cm" draw:style-name="Mfr26" svg:height="0.499cm" draw:name="Врезка49" svg:y="26.3cm"><draw:text-box><text:p text:style-name="Frame_20_contents"/></draw:text-box></draw:frame><draw:frame svg:x="6.05cm" draw:z-index="10" text:anchor-type="paragraph" svg:width="1.499cm" draw:style-name="Mfr24" svg:height="0.499cm" draw:name="Врезка50" svg:y="25.8cm"><draw:text-box><text:p text:style-name="MP12">Подп.</text:p></draw:text-box></draw:frame><draw:frame svg:x="6.05cm" draw:z-index="11" text:anchor-type="paragraph" svg:width="1.499cm" draw:style-name="Mfr22" svg:height="0.499cm" draw:name="Врезка53" svg:y="25.299cm"><draw:text-box><text:p text:style-name="MP12"/></draw:text-box></draw:frame><draw:frame svg:x="6.05cm" draw:z-index="12" text:anchor-type="paragraph" svg:width="1.499cm" draw:style-name="Mfr25" svg:height="0.499cm" draw:name="Врезка54" svg:y="24.8cm"><draw:text-box><text:p text:style-name="MP12"/></draw:text-box></draw:frame><draw:frame svg:x="4.05cm" draw:z-index="13" text:anchor-type="paragraph" svg:width="2cm" draw:style-name="Mfr21" svg:height="0.499cm" draw:name="Врезка55" svg:y="27.801cm"><draw:text-box><text:p text:style-name="Frame_20_contents"><text:user-defined text:name="Нормоконтролер" style:data-style-name="N0">Ххххххх</text:user-defined></text:p></draw:text-box></draw:frame><draw:frame svg:x="4.05cm" draw:z-index="14" text:anchor-type="paragraph" svg:width="2cm" draw:style-name="Mfr22" svg:height="0.499cm" draw:name="Врезка56" svg:y="27.3cm"><draw:text-box><text:p text:style-name="MP24"/></draw:text-box></draw:frame><draw:frame svg:x="4.05cm" draw:z-index="15" text:anchor-type="paragraph" svg:width="2cm" draw:style-name="Mfr21" svg:height="0.499cm" draw:name="Врезка58" svg:y="26.801cm"><draw:text-box><text:p text:style-name="Frame_20_contents"><text:user-defined text:name="Проверил" style:data-style-name="N0">Ххххххххх</text:user-defined></text:p></draw:text-box></draw:frame><draw:frame svg:x="4.05cm" draw:z-index="16" text:anchor-type="paragraph" svg:width="2cm" draw:style-name="Mfr23" svg:height="0.499cm" draw:name="Врезка59" svg:y="26.3cm"><draw:text-box><text:p text:style-name="Frame_20_contents"><text:user-defined text:name="Разработал" style:data-style-name="N0">Хххххххх</text:user-defined></text:p></draw:text-box></draw:frame><draw:frame svg:x="4.05cm" draw:z-index="17" text:anchor-type="paragraph" svg:width="1cm" draw:style-name="Mfr24" svg:height="0.499cm" draw:name="Врезка60" svg:y="25.8cm"><draw:text-box><text:p text:style-name="MP13">Лист</text:p></draw:text-box></draw:frame><draw:frame svg:x="5.05cm" draw:z-index="18" text:anchor-type="paragraph" svg:width="1cm" draw:style-name="Mfr24" svg:height="0.499cm" draw:name="Врезка61" svg:y="25.8cm"><draw:text-box><text:p text:style-name="MP26">№док.</text:p></draw:text-box></draw:frame><draw:frame svg:x="4.05cm" draw:z-index="19" text:anchor-type="paragraph" svg:width="1cm" draw:style-name="Mfr22" svg:height="0.499cm" draw:name="Врезка64" svg:y="25.299cm"><draw:text-box><text:p text:style-name="MP12"/></draw:text-box></draw:frame><draw:frame svg:x="5.05cm" draw:z-index="20" text:anchor-type="paragraph" svg:width="1cm" draw:style-name="Mfr22" svg:height="0.499cm" draw:name="Врезка89" svg:y="25.299cm"><draw:text-box><text:p text:style-name="MP12"/></draw:text-box></draw:frame><draw:frame svg:x="5.05cm" draw:z-index="21" text:anchor-type="paragraph" svg:width="1cm" draw:style-name="Mfr25" svg:height="0.499cm" draw:name="Врезка90" svg:y="24.8cm"><draw:text-box><text:p text:style-name="MP12"/></draw:text-box></draw:frame><draw:frame svg:x="2.05cm" draw:z-index="22" text:anchor-type="paragraph" svg:width="2cm" draw:style-name="Mfr21" svg:height="0.499cm" draw:name="Врезка91" svg:y="27.801cm"><draw:text-box><text:p text:style-name="Frame_20_contents">Н.контр.</text:p></draw:text-box></draw:frame><draw:frame svg:x="2.05cm" draw:z-index="23" text:anchor-type="paragraph" svg:width="2cm" draw:style-name="Mfr22" svg:height="0.499cm" draw:name="Врезка92" svg:y="27.3cm"><draw:text-box><text:p text:style-name="MP24"/></draw:text-box></draw:frame><draw:frame svg:x="2.05cm" draw:z-index="24" text:anchor-type="paragraph" svg:width="2cm" draw:style-name="Mfr21" svg:height="0.499cm" draw:name="Врезка94" svg:y="26.801cm"><draw:text-box><text:p text:style-name="Frame_20_contents">Пров.</text:p></draw:text-box></draw:frame><draw:frame svg:x="2.05cm" draw:z-index="25" text:anchor-type="paragraph" svg:width="2cm" draw:style-name="Mfr23" svg:height="0.499cm" draw:name="Врезка95" svg:y="26.3cm"><draw:text-box><text:p text:style-name="Frame_20_contents">Разраб.</text:p></draw:text-box></draw:frame><draw:frame svg:x="2.05cm" draw:z-index="26" text:anchor-type="paragraph" svg:width="1cm" draw:style-name="Mfr24" svg:height="0.499cm" draw:name="Врезка96" svg:y="25.8cm"><draw:text-box><text:p text:style-name="MP12">Изм.</text:p></draw:text-box></draw:frame><draw:frame svg:x="3.05cm" draw:z-index="27" text:anchor-type="paragraph" svg:width="1cm" draw:style-name="Mfr24" svg:height="0.499cm" draw:name="Врезка97" svg:y="25.8cm"><draw:text-box><text:p text:style-name="MP13">Кол.уч</text:p></draw:text-box></draw:frame><draw:frame svg:x="3.05cm" draw:z-index="28" text:anchor-type="paragraph" svg:width="1cm" draw:style-name="Mfr22" svg:height="0.499cm" draw:name="Врезка100" svg:y="25.299cm"><draw:text-box><text:p text:style-name="MP12"/></draw:text-box></draw:frame><draw:frame svg:x="3.05cm" draw:z-index="29" text:anchor-type="paragraph" svg:width="1cm" draw:style-name="Mfr25" svg:height="0.499cm" draw:name="Врезка101" svg:y="24.8cm"><draw:text-box><text:p text:style-name="MP12"/></draw:text-box></draw:frame><draw:frame svg:x="2.05cm" draw:z-index="30" text:anchor-type="paragraph" svg:width="1cm" draw:style-name="Mfr22" svg:height="0.499cm" draw:name="Врезка104" svg:y="25.299cm"><draw:text-box><text:p text:style-name="MP12"/></draw:text-box></draw:frame><draw:frame svg:x="19.35cm" draw:z-index="31" text:anchor-type="paragraph" svg:width="1cm" draw:style-name="Mfr7" svg:height="0.7cm" draw:name="Врезка105" svg:y="0.75cm"><draw:text-box><text:p text:style-name="MP7"/></draw:text-box></draw:frame><draw:frame svg:x="2.05cm" draw:z-index="32" text:anchor-type="paragraph" svg:width="1cm" draw:style-name="Mfr25" svg:height="0.499cm" draw:name="Врезка106" svg:y="24.8cm"><draw:text-box><text:p text:style-name="MP12"/></draw:text-box></draw:frame><draw:frame svg:x="4.05cm" draw:z-index="33" text:anchor-type="paragraph" svg:width="1cm" draw:style-name="Mfr25" svg:height="0.499cm" draw:name="Врезка107" svg:y="24.8cm"><draw:text-box><text:p text:style-name="MP12"/></draw:text-box></draw:frame></text:p>
      </style:footer>
      <style:footer-left>
        <text:p text:style-name="MP17"><draw:frame svg:x="8.55cm" draw:z-index="0" text:anchor-type="paragraph" svg:width="11.8cm" draw:style-name="Mfr12" svg:height="1.499cm" draw:name="Врезка248" svg:y="24.8cm"><draw:text-box><text:p text:style-name="MP10"><text:user-defined text:name="Шифр проекта" style:data-style-name="N0">NNNN-ГГГГ-ХХ</text:user-defined></text:p></draw:text-box></draw:frame><draw:frame svg:x="0.85cm" draw:z-index="0" text:anchor-type="paragraph" svg:width="0.499cm" draw:style-name="Mfr13" svg:height="2.499cm" draw:name="Врезка249" svg:y="26.3cm"><draw:text-box><text:p text:style-name="MP18">Инв. № подл.</text:p></draw:text-box></draw:frame><draw:frame svg:x="1.349cm" draw:z-index="0" text:anchor-type="paragraph" svg:width="0.7cm" draw:style-name="Mfr14" svg:height="3.5cm" draw:name="Врезка250" svg:y="22.8cm"><draw:text-box><text:p text:style-name="MP3"/></draw:text-box></draw:frame><draw:frame svg:x="0.85cm" draw:z-index="0" text:anchor-type="paragraph" svg:width="0.499cm" draw:style-name="Mfr15" svg:height="3.5cm" draw:name="Врезка251" svg:y="22.8cm"><draw:text-box><text:p text:style-name="MP19">Подп. и дата</text:p></draw:text-box></draw:frame><draw:frame svg:x="0.85cm" draw:z-index="0" text:anchor-type="paragraph" svg:width="0.499cm" draw:style-name="Mfr15" svg:height="2.499cm" draw:name="Врезка252" svg:y="20.301cm"><draw:text-box><text:p text:style-name="MP20">Взам. инв. №</text:p></draw:text-box></draw:frame><draw:frame svg:x="1.349cm" draw:z-index="0" text:anchor-type="paragraph" svg:width="0.7cm" draw:style-name="Mfr14" svg:height="2.499cm" draw:name="Врезка253" svg:y="20.301cm"><draw:text-box><text:p text:style-name="MP3"/></draw:text-box></draw:frame><draw:frame svg:x="1.349cm" draw:z-index="0" text:anchor-type="paragraph" svg:width="0.7cm" draw:style-name="Mfr16" svg:height="2.499cm" draw:name="Врезка254" svg:y="26.3cm"><draw:text-box><text:p text:style-name="MP1"><text:user-defined text:name="Инв. № подл." style:data-style-name="N0">NNNN-ПО-ГГ</text:user-defined><text:s text:c="2"/></text:p></draw:text-box></draw:frame><draw:frame svg:x="1.55cm" draw:z-index="0" text:anchor-type="paragraph" svg:width="0.499cm" draw:style-name="Mfr14" svg:height="2cm" draw:name="Врезка255" svg:y="18.3cm"><draw:text-box><text:p text:style-name="MP21"/></draw:text-box></draw:frame><draw:frame svg:x="1.05cm" draw:z-index="0" text:anchor-type="paragraph" svg:width="0.499cm" draw:style-name="Mfr14" svg:height="2cm" draw:name="Врезка256" svg:y="18.3cm"><draw:text-box><text:p text:style-name="MP22"/></draw:text-box></draw:frame><draw:frame svg:x="0.55cm" draw:z-index="0" text:anchor-type="paragraph" svg:width="0.499cm" draw:style-name="Mfr14" svg:height="2cm" draw:name="Врезка257" svg:y="18.3cm"><draw:text-box><text:p text:style-name="MP22"/></draw:text-box></draw:frame><draw:frame svg:x="0cm" draw:z-index="0" text:anchor-type="paragraph" svg:width="0.55cm" draw:style-name="Mfr17" svg:height="6.5cm" draw:name="Врезка258" svg:y="13.801cm"><draw:text-box><text:p text:style-name="MP23">Согласовано </text:p></draw:text-box></draw:frame><draw:frame svg:x="1.55cm" draw:z-index="0" text:anchor-type="paragraph" svg:width="0.499cm" draw:style-name="Mfr14" svg:height="2cm" draw:name="Врезка259" svg:y="16.3cm"><draw:text-box><text:p text:style-name="MP22"/></draw:text-box></draw:frame><draw:frame svg:x="1.05cm" draw:z-index="0" text:anchor-type="paragraph" svg:width="0.499cm" draw:style-name="Mfr14" svg:height="2cm" draw:name="Врезка260" svg:y="16.3cm"><draw:text-box><text:p text:style-name="MP22"/></draw:text-box></draw:frame><draw:frame svg:x="0.55cm" draw:z-index="0" text:anchor-type="paragraph" svg:width="0.499cm" draw:style-name="Mfr14" svg:height="2cm" draw:name="Врезка261" svg:y="16.3cm"><draw:text-box><text:p text:style-name="MP22"/></draw:text-box></draw:frame><draw:frame svg:x="1.55cm" draw:z-index="0" text:anchor-type="paragraph" svg:width="0.499cm" draw:style-name="Mfr14" svg:height="1.499cm" draw:name="Врезка262" svg:y="14.801cm"><draw:text-box><text:p text:style-name="MP22"/></draw:text-box></draw:frame><draw:frame svg:x="1.05cm" draw:z-index="0" text:anchor-type="paragraph" svg:width="0.499cm" draw:style-name="Mfr14" svg:height="1.499cm" draw:name="Врезка263" svg:y="14.801cm"><draw:text-box><text:p text:style-name="MP22"/></draw:text-box></draw:frame><draw:frame svg:x="0.55cm" draw:z-index="0" text:anchor-type="paragraph" svg:width="0.499cm" draw:style-name="Mfr14" svg:height="1.499cm" draw:name="Врезка264" svg:y="14.801cm"><draw:text-box><text:p text:style-name="MP22"/></draw:text-box></draw:frame><draw:frame svg:x="1.55cm" draw:z-index="0" text:anchor-type="paragraph" svg:width="0.499cm" draw:style-name="Mfr14" svg:height="1cm" draw:name="Врезка265" svg:y="13.801cm"><draw:text-box><text:p text:style-name="MP22"/></draw:text-box></draw:frame><draw:frame svg:x="1.05cm" draw:z-index="0" text:anchor-type="paragraph" svg:width="0.499cm" draw:style-name="Mfr14" svg:height="1cm" draw:name="Врезка266" svg:y="13.801cm"><draw:text-box><text:p text:style-name="MP22"/></draw:text-box></draw:frame><draw:frame svg:x="0.55cm" draw:z-index="0" text:anchor-type="paragraph" svg:width="0.499cm" draw:style-name="Mfr14" svg:height="1cm" draw:name="Врезка267" svg:y="13.801cm"><draw:text-box><text:p text:style-name="MP22"/></draw:text-box></draw:frame><draw:rect svg:x="14.94cm" draw:z-index="34" text:anchor-type="paragraph" svg:height="0.433cm" svg:width="3.705cm" svg:y="28.801cm" draw:style-name="Mgr2" draw:text-style-name="MP16"><text:p text:style-name="MP15"><text:span text:style-name="MT1">Формат А4</text:span></text:p></draw:rect><draw:rect svg:x="2.05cm" draw:z-index="35" text:anchor-type="paragraph" svg:height="28.05cm" svg:width="18.301cm" svg:y="0.75cm" draw:style-name="Mgr1" draw:text-style-name="MP6"><text:p/></draw:rect><draw:frame svg:x="15.349cm" draw:z-index="0" text:anchor-type="paragraph" svg:width="5.001cm" draw:style-name="Mfr18" svg:height="1.499cm" draw:name="Врезка268" svg:y="27.3cm"><draw:text-box><text:p text:style-name="MP12"/></draw:text-box></draw:frame><draw:frame svg:x="8.55cm" draw:z-index="0" text:anchor-type="paragraph" svg:width="6.8cm" draw:style-name="Mfr7" svg:height="2.499cm" draw:name="Врезка269" svg:y="26.3cm"><draw:text-box><text:p text:style-name="Врезка_5f_адрес_5f_и_5f_название">Приложение <text:user-defined text:name="Номер приложения" style:data-style-name="N0">Х</text:user-defined>.</text:p><text:p text:style-name="Врезка_5f_адрес_5f_и_5f_название"><text:user-defined text:name="Наименование приложения" style:data-style-name="N0">Наименование приложения</text:user-defined></text:p></draw:text-box></draw:frame><draw:frame svg:x="16.85cm" draw:z-index="0" text:anchor-type="paragraph" svg:width="1.499cm" draw:style-name="Mfr19" svg:height="0.499cm" draw:name="Врезка270" svg:y="26.801cm"><draw:text-box><text:p text:style-name="MP12"><text:page-number text:select-page="current">0</text:page-number></text:p></draw:text-box></draw:frame><draw:frame svg:x="18.35cm" draw:z-index="0" text:anchor-type="paragraph" svg:width="2cm" draw:style-name="Mfr19" svg:height="0.499cm" draw:name="Врезка271" svg:y="26.801cm"><draw:text-box><text:p text:style-name="MP12"><text:page-count>1</text:page-count></text:p></draw:text-box></draw:frame><draw:frame svg:x="15.349cm" draw:z-index="0" text:anchor-type="paragraph" svg:width="1.499cm" draw:style-name="Mfr19" svg:height="0.499cm" draw:name="Врезка272" svg:y="26.801cm"><draw:text-box><text:p text:style-name="MP12"><text:user-defined text:name="Стадия" style:data-style-name="N0">Р</text:user-defined></text:p></draw:text-box></draw:frame><draw:frame svg:x="15.349cm" draw:z-index="0" text:anchor-type="paragraph" svg:width="1.499cm" draw:style-name="Mfr19" svg:height="0.499cm" draw:name="Врезка273" svg:y="26.3cm"><draw:text-box><text:p text:style-name="MP12">Стадия</text:p></draw:text-box></draw:frame><draw:frame svg:x="16.85cm" draw:z-index="0" text:anchor-type="paragraph" svg:width="1.499cm" draw:style-name="Mfr19" svg:height="0.499cm" draw:name="Врезка274" svg:y="26.3cm"><draw:text-box><text:p text:style-name="MP12">Лист</text:p></draw:text-box></draw:frame><draw:frame svg:x="18.35cm" draw:z-index="0" text:anchor-type="paragraph" svg:width="2cm" draw:style-name="Mfr19" svg:height="0.499cm" draw:name="Врезка275" svg:y="26.3cm"><draw:text-box><text:p text:style-name="MP12">Листов</text:p></draw:text-box></draw:frame><draw:frame svg:x="7.549cm" draw:z-index="0" text:anchor-type="paragraph" svg:width="1cm" draw:style-name="Mfr20" svg:height="0.499cm" draw:name="Врезка276" svg:y="28.3cm"><draw:text-box><text:p text:style-name="MP12"/></draw:text-box></draw:frame><draw:frame svg:x="6.05cm" draw:z-index="0" text:anchor-type="paragraph" svg:width="1.499cm" draw:style-name="Mfr20" svg:height="0.499cm" draw:name="Врезка277" svg:y="28.3cm"><draw:text-box><text:p text:style-name="Frame_20_contents"/></draw:text-box></draw:frame><draw:frame svg:x="4.05cm" draw:z-index="0" text:anchor-type="paragraph" svg:width="2cm" draw:style-name="Mfr20" svg:height="0.499cm" draw:name="Врезка278" svg:y="28.3cm"><draw:text-box><text:p text:style-name="MP24"/></draw:text-box></draw:frame><draw:frame svg:x="2.05cm" draw:z-index="0" text:anchor-type="paragraph" svg:width="2cm" draw:style-name="Mfr20" svg:height="0.499cm" draw:name="Врезка279" svg:y="28.3cm"><draw:text-box><text:p text:style-name="MP24"/></draw:text-box></draw:frame><draw:frame svg:x="7.549cm" draw:z-index="0" text:anchor-type="paragraph" svg:width="1cm" draw:style-name="Mfr21" svg:height="0.499cm" draw:name="Врезка280" svg:y="27.801cm"><draw:text-box><text:p text:style-name="MP12"><text:user-defined text:name="Дата" style:data-style-name="N0">ММ.ГГ</text:user-defined></text:p></draw:text-box></draw:frame><draw:frame svg:x="7.549cm" draw:z-index="0" text:anchor-type="paragraph" svg:width="1cm" draw:style-name="Mfr22" svg:height="0.499cm" draw:name="Врезка281" svg:y="27.3cm"><draw:text-box><text:p text:style-name="MP12"/></draw:text-box></draw:frame><draw:frame svg:x="7.549cm" draw:z-index="0" text:anchor-type="paragraph" svg:width="1cm" draw:style-name="Mfr21" svg:height="0.499cm" draw:name="Врезка282" svg:y="26.801cm"><draw:text-box><text:p text:style-name="MP12"><text:user-defined text:name="Дата" style:data-style-name="N0">ММ.ГГ</text:user-defined></text:p></draw:text-box></draw:frame><draw:frame svg:x="7.549cm" draw:z-index="0" text:anchor-type="paragraph" svg:width="1cm" draw:style-name="Mfr23" svg:height="0.499cm" draw:name="Врезка283" svg:y="26.3cm"><draw:text-box><text:p text:style-name="MP12"><text:user-defined text:name="Дата" style:data-style-name="N0">ММ.ГГ</text:user-defined></text:p></draw:text-box></draw:frame><draw:frame svg:x="7.549cm" draw:z-index="0" text:anchor-type="paragraph" svg:width="1cm" draw:style-name="Mfr24" svg:height="0.499cm" draw:name="Врезка284" svg:y="25.8cm"><draw:text-box><text:p text:style-name="MP13">Дата</text:p></draw:text-box></draw:frame><draw:frame svg:x="7.549cm" draw:z-index="0" text:anchor-type="paragraph" svg:width="1cm" draw:style-name="Mfr22" svg:height="0.499cm" draw:name="Врезка285" svg:y="25.299cm"><draw:text-box><text:p text:style-name="MP12"/></draw:text-box></draw:frame><draw:frame svg:x="7.549cm" draw:z-index="0" text:anchor-type="paragraph" svg:width="1cm" draw:style-name="Mfr25" svg:height="0.499cm" draw:name="Врезка286" svg:y="24.8cm"><draw:text-box><text:p text:style-name="MP12"/></draw:text-box></draw:frame><draw:frame svg:x="6.05cm" draw:z-index="0" text:anchor-type="paragraph" svg:width="1.499cm" draw:style-name="Mfr22" svg:height="0.499cm" draw:name="Врезка287" svg:y="27.801cm"><draw:text-box><text:p text:style-name="MP25"/></draw:text-box></draw:frame><draw:frame svg:x="6.05cm" draw:z-index="0" text:anchor-type="paragraph" svg:width="1.499cm" draw:style-name="Mfr22" svg:height="0.499cm" draw:name="Врезка288" svg:y="27.3cm"><draw:text-box><text:p text:style-name="Frame_20_contents"/></draw:text-box></draw:frame><draw:frame svg:x="6.05cm" draw:z-index="0" text:anchor-type="paragraph" svg:width="1.499cm" draw:style-name="Mfr22" svg:height="0.499cm" draw:name="Врезка289" svg:y="26.801cm"><draw:text-box><text:p text:style-name="Frame_20_contents"/></draw:text-box></draw:frame><draw:frame svg:x="6.05cm" draw:z-index="0" text:anchor-type="paragraph" svg:width="1.499cm" draw:style-name="Mfr26" svg:height="0.499cm" draw:name="Врезка290" svg:y="26.3cm"><draw:text-box><text:p text:style-name="Frame_20_contents"/></draw:text-box></draw:frame><draw:frame svg:x="6.05cm" draw:z-index="0" text:anchor-type="paragraph" svg:width="1.499cm" draw:style-name="Mfr24" svg:height="0.499cm" draw:name="Врезка291" svg:y="25.8cm"><draw:text-box><text:p text:style-name="MP12">Подп.</text:p></draw:text-box></draw:frame><draw:frame svg:x="6.05cm" draw:z-index="0" text:anchor-type="paragraph" svg:width="1.499cm" draw:style-name="Mfr22" svg:height="0.499cm" draw:name="Врезка292" svg:y="25.299cm"><draw:text-box><text:p text:style-name="MP12"/></draw:text-box></draw:frame><draw:frame svg:x="6.05cm" draw:z-index="0" text:anchor-type="paragraph" svg:width="1.499cm" draw:style-name="Mfr25" svg:height="0.499cm" draw:name="Врезка293" svg:y="24.8cm"><draw:text-box><text:p text:style-name="MP12"/></draw:text-box></draw:frame><draw:frame svg:x="4.05cm" draw:z-index="0" text:anchor-type="paragraph" svg:width="2cm" draw:style-name="Mfr21" svg:height="0.499cm" draw:name="Врезка294" svg:y="27.801cm"><draw:text-box><text:p text:style-name="Frame_20_contents"><text:user-defined text:name="Нормоконтролер" style:data-style-name="N0">Ххххххх</text:user-defined></text:p></draw:text-box></draw:frame><draw:frame svg:x="4.05cm" draw:z-index="0" text:anchor-type="paragraph" svg:width="2cm" draw:style-name="Mfr22" svg:height="0.499cm" draw:name="Врезка295" svg:y="27.3cm"><draw:text-box><text:p text:style-name="MP24"/></draw:text-box></draw:frame><draw:frame svg:x="4.05cm" draw:z-index="0" text:anchor-type="paragraph" svg:width="2cm" draw:style-name="Mfr21" svg:height="0.499cm" draw:name="Врезка296" svg:y="26.801cm"><draw:text-box><text:p text:style-name="Frame_20_contents"><text:user-defined text:name="Проверил" style:data-style-name="N0">Ххххххххх</text:user-defined></text:p></draw:text-box></draw:frame><draw:frame svg:x="4.05cm" draw:z-index="0" text:anchor-type="paragraph" svg:width="2cm" draw:style-name="Mfr23" svg:height="0.499cm" draw:name="Врезка297" svg:y="26.3cm"><draw:text-box><text:p text:style-name="Frame_20_contents"><text:user-defined text:name="Разработал" style:data-style-name="N0">Хххххххх</text:user-defined></text:p></draw:text-box></draw:frame><draw:frame svg:x="4.05cm" draw:z-index="0" text:anchor-type="paragraph" svg:width="1cm" draw:style-name="Mfr24" svg:height="0.499cm" draw:name="Врезка298" svg:y="25.8cm"><draw:text-box><text:p text:style-name="MP13">Лист</text:p></draw:text-box></draw:frame><draw:frame svg:x="5.05cm" draw:z-index="0" text:anchor-type="paragraph" svg:width="1cm" draw:style-name="Mfr24" svg:height="0.499cm" draw:name="Врезка299" svg:y="25.8cm"><draw:text-box><text:p text:style-name="MP26">№док.</text:p></draw:text-box></draw:frame><draw:frame svg:x="4.05cm" draw:z-index="0" text:anchor-type="paragraph" svg:width="1cm" draw:style-name="Mfr22" svg:height="0.499cm" draw:name="Врезка300" svg:y="25.299cm"><draw:text-box><text:p text:style-name="MP12"/></draw:text-box></draw:frame><draw:frame svg:x="5.05cm" draw:z-index="0" text:anchor-type="paragraph" svg:width="1cm" draw:style-name="Mfr22" svg:height="0.499cm" draw:name="Врезка301" svg:y="25.299cm"><draw:text-box><text:p text:style-name="MP12"/></draw:text-box></draw:frame><draw:frame svg:x="5.05cm" draw:z-index="0" text:anchor-type="paragraph" svg:width="1cm" draw:style-name="Mfr25" svg:height="0.499cm" draw:name="Врезка302" svg:y="24.8cm"><draw:text-box><text:p text:style-name="MP12"/></draw:text-box></draw:frame><draw:frame svg:x="2.05cm" draw:z-index="0" text:anchor-type="paragraph" svg:width="2cm" draw:style-name="Mfr21" svg:height="0.499cm" draw:name="Врезка303" svg:y="27.801cm"><draw:text-box><text:p text:style-name="Frame_20_contents">Н.контр.</text:p></draw:text-box></draw:frame><draw:frame svg:x="2.05cm" draw:z-index="0" text:anchor-type="paragraph" svg:width="2cm" draw:style-name="Mfr22" svg:height="0.499cm" draw:name="Врезка304" svg:y="27.3cm"><draw:text-box><text:p text:style-name="MP24"/></draw:text-box></draw:frame><draw:frame svg:x="2.05cm" draw:z-index="0" text:anchor-type="paragraph" svg:width="2cm" draw:style-name="Mfr21" svg:height="0.499cm" draw:name="Врезка305" svg:y="26.801cm"><draw:text-box><text:p text:style-name="Frame_20_contents">Пров.</text:p></draw:text-box></draw:frame><draw:frame svg:x="2.05cm" draw:z-index="0" text:anchor-type="paragraph" svg:width="2cm" draw:style-name="Mfr23" svg:height="0.499cm" draw:name="Врезка306" svg:y="26.3cm"><draw:text-box><text:p text:style-name="Frame_20_contents">Разраб.</text:p></draw:text-box></draw:frame><draw:frame svg:x="2.05cm" draw:z-index="0" text:anchor-type="paragraph" svg:width="1cm" draw:style-name="Mfr24" svg:height="0.499cm" draw:name="Врезка307" svg:y="25.8cm"><draw:text-box><text:p text:style-name="MP12">Изм.</text:p></draw:text-box></draw:frame><draw:frame svg:x="3.05cm" draw:z-index="0" text:anchor-type="paragraph" svg:width="1cm" draw:style-name="Mfr24" svg:height="0.499cm" draw:name="Врезка308" svg:y="25.8cm"><draw:text-box><text:p text:style-name="MP13">Кол.уч</text:p></draw:text-box></draw:frame><draw:frame svg:x="3.05cm" draw:z-index="0" text:anchor-type="paragraph" svg:width="1cm" draw:style-name="Mfr22" svg:height="0.499cm" draw:name="Врезка309" svg:y="25.299cm"><draw:text-box><text:p text:style-name="MP12"/></draw:text-box></draw:frame><draw:frame svg:x="3.05cm" draw:z-index="0" text:anchor-type="paragraph" svg:width="1cm" draw:style-name="Mfr25" svg:height="0.499cm" draw:name="Врезка310" svg:y="24.8cm"><draw:text-box><text:p text:style-name="MP12"/></draw:text-box></draw:frame><draw:frame svg:x="2.05cm" draw:z-index="0" text:anchor-type="paragraph" svg:width="1cm" draw:style-name="Mfr22" svg:height="0.499cm" draw:name="Врезка311" svg:y="25.299cm"><draw:text-box><text:p text:style-name="MP12"/></draw:text-box></draw:frame><draw:frame svg:x="19.35cm" draw:z-index="0" text:anchor-type="paragraph" svg:width="1cm" draw:style-name="Mfr7" svg:height="0.7cm" draw:name="Врезка312" svg:y="0.75cm"><draw:text-box><text:p text:style-name="MP7"/></draw:text-box></draw:frame><draw:frame svg:x="2.05cm" draw:z-index="0" text:anchor-type="paragraph" svg:width="1cm" draw:style-name="Mfr25" svg:height="0.499cm" draw:name="Врезка313" svg:y="24.8cm"><draw:text-box><text:p text:style-name="MP12"/></draw:text-box></draw:frame><draw:frame svg:x="4.05cm" draw:z-index="0" text:anchor-type="paragraph" svg:width="1cm" draw:style-name="Mfr25" svg:height="0.499cm" draw:name="Врезка314" svg:y="24.8cm"><draw:text-box><text:p text:style-name="MP12"/></draw:text-box></draw:frame><draw:frame svg:x="8.55cm" draw:z-index="0" text:anchor-type="paragraph" svg:width="11.8cm" draw:style-name="Mfr12" svg:height="1.499cm" draw:name="Врезка181" svg:y="24.8cm"><draw:text-box><text:p text:style-name="MP10"><text:user-defined text:name="Шифр проекта" style:data-style-name="N0">NNNN-ГГГГ-ХХ</text:user-defined></text:p></draw:text-box></draw:frame><draw:frame svg:x="0.85cm" draw:z-index="0" text:anchor-type="paragraph" svg:width="0.499cm" draw:style-name="Mfr13" svg:height="2.499cm" draw:name="Врезка182" svg:y="26.3cm"><draw:text-box><text:p text:style-name="MP18">Инв. № подл.</text:p></draw:text-box></draw:frame><draw:frame svg:x="1.349cm" draw:z-index="0" text:anchor-type="paragraph" svg:width="0.7cm" draw:style-name="Mfr14" svg:height="3.5cm" draw:name="Врезка183" svg:y="22.8cm"><draw:text-box><text:p text:style-name="MP3"/></draw:text-box></draw:frame><draw:frame svg:x="0.85cm" draw:z-index="0" text:anchor-type="paragraph" svg:width="0.499cm" draw:style-name="Mfr15" svg:height="3.5cm" draw:name="Врезка184" svg:y="22.8cm"><draw:text-box><text:p text:style-name="MP19">Подп. и дата</text:p></draw:text-box></draw:frame><draw:frame svg:x="0.85cm" draw:z-index="0" text:anchor-type="paragraph" svg:width="0.499cm" draw:style-name="Mfr15" svg:height="2.499cm" draw:name="Врезка185" svg:y="20.301cm"><draw:text-box><text:p text:style-name="MP20">Взам. инв. №</text:p></draw:text-box></draw:frame><draw:frame svg:x="1.349cm" draw:z-index="0" text:anchor-type="paragraph" svg:width="0.7cm" draw:style-name="Mfr14" svg:height="2.499cm" draw:name="Врезка186" svg:y="20.301cm"><draw:text-box><text:p text:style-name="MP3"/></draw:text-box></draw:frame><draw:frame svg:x="1.349cm" draw:z-index="0" text:anchor-type="paragraph" svg:width="0.7cm" draw:style-name="Mfr16" svg:height="2.499cm" draw:name="Врезка187" svg:y="26.3cm"><draw:text-box><text:p text:style-name="MP1"><text:user-defined text:name="Инв. № подл." style:data-style-name="N0">NNNN-ПО-ГГ</text:user-defined><text:s text:c="2"/></text:p></draw:text-box></draw:frame><draw:frame svg:x="1.55cm" draw:z-index="0" text:anchor-type="paragraph" svg:width="0.499cm" draw:style-name="Mfr14" svg:height="2cm" draw:name="Врезка188" svg:y="18.3cm"><draw:text-box><text:p text:style-name="MP21"/></draw:text-box></draw:frame><draw:frame svg:x="1.05cm" draw:z-index="0" text:anchor-type="paragraph" svg:width="0.499cm" draw:style-name="Mfr14" svg:height="2cm" draw:name="Врезка189" svg:y="18.3cm"><draw:text-box><text:p text:style-name="MP22"/></draw:text-box></draw:frame><draw:frame svg:x="0.55cm" draw:z-index="0" text:anchor-type="paragraph" svg:width="0.499cm" draw:style-name="Mfr14" svg:height="2cm" draw:name="Врезка190" svg:y="18.3cm"><draw:text-box><text:p text:style-name="MP22"/></draw:text-box></draw:frame><draw:frame svg:x="0cm" draw:z-index="0" text:anchor-type="paragraph" svg:width="0.55cm" draw:style-name="Mfr17" svg:height="6.5cm" draw:name="Врезка191" svg:y="13.801cm"><draw:text-box><text:p text:style-name="MP23">Согласовано </text:p></draw:text-box></draw:frame><draw:frame svg:x="1.55cm" draw:z-index="0" text:anchor-type="paragraph" svg:width="0.499cm" draw:style-name="Mfr14" svg:height="2cm" draw:name="Врезка192" svg:y="16.3cm"><draw:text-box><text:p text:style-name="MP22"/></draw:text-box></draw:frame><draw:frame svg:x="1.05cm" draw:z-index="0" text:anchor-type="paragraph" svg:width="0.499cm" draw:style-name="Mfr14" svg:height="2cm" draw:name="Врезка193" svg:y="16.3cm"><draw:text-box><text:p text:style-name="MP22"/></draw:text-box></draw:frame><draw:frame svg:x="0.55cm" draw:z-index="0" text:anchor-type="paragraph" svg:width="0.499cm" draw:style-name="Mfr14" svg:height="2cm" draw:name="Врезка194" svg:y="16.3cm"><draw:text-box><text:p text:style-name="MP22"/></draw:text-box></draw:frame><draw:frame svg:x="1.55cm" draw:z-index="0" text:anchor-type="paragraph" svg:width="0.499cm" draw:style-name="Mfr14" svg:height="1.499cm" draw:name="Врезка195" svg:y="14.801cm"><draw:text-box><text:p text:style-name="MP22"/></draw:text-box></draw:frame><draw:frame svg:x="1.05cm" draw:z-index="0" text:anchor-type="paragraph" svg:width="0.499cm" draw:style-name="Mfr14" svg:height="1.499cm" draw:name="Врезка196" svg:y="14.801cm"><draw:text-box><text:p text:style-name="MP22"/></draw:text-box></draw:frame><draw:frame svg:x="0.55cm" draw:z-index="0" text:anchor-type="paragraph" svg:width="0.499cm" draw:style-name="Mfr14" svg:height="1.499cm" draw:name="Врезка197" svg:y="14.801cm"><draw:text-box><text:p text:style-name="MP22"/></draw:text-box></draw:frame><draw:frame svg:x="1.55cm" draw:z-index="0" text:anchor-type="paragraph" svg:width="0.499cm" draw:style-name="Mfr14" svg:height="1cm" draw:name="Врезка198" svg:y="13.801cm"><draw:text-box><text:p text:style-name="MP22"/></draw:text-box></draw:frame><draw:frame svg:x="1.05cm" draw:z-index="0" text:anchor-type="paragraph" svg:width="0.499cm" draw:style-name="Mfr14" svg:height="1cm" draw:name="Врезка199" svg:y="13.801cm"><draw:text-box><text:p text:style-name="MP22"/></draw:text-box></draw:frame><draw:frame svg:x="0.55cm" draw:z-index="0" text:anchor-type="paragraph" svg:width="0.499cm" draw:style-name="Mfr14" svg:height="1cm" draw:name="Врезка200" svg:y="13.801cm"><draw:text-box><text:p text:style-name="MP22"/></draw:text-box></draw:frame><draw:rect svg:x="14.94cm" draw:z-index="2" text:anchor-type="paragraph" svg:height="0.433cm" svg:width="3.705cm" svg:y="28.801cm" draw:style-name="Mgr2" draw:text-style-name="MP16"><text:p text:style-name="MP15"><text:span text:style-name="MT1">Формат А4</text:span></text:p></draw:rect><draw:rect svg:x="2.05cm" draw:z-index="3" text:anchor-type="paragraph" svg:height="28.05cm" svg:width="18.301cm" svg:y="0.75cm" draw:style-name="Mgr1" draw:text-style-name="MP6"><text:p/></draw:rect><draw:frame svg:x="15.349cm" draw:z-index="0" text:anchor-type="paragraph" svg:width="5.001cm" draw:style-name="Mfr18" svg:height="1.499cm" draw:name="Врезка201" svg:y="27.3cm"><draw:text-box><text:p text:style-name="MP12"/></draw:text-box></draw:frame><draw:frame svg:x="8.55cm" draw:z-index="0" text:anchor-type="paragraph" svg:width="6.8cm" draw:style-name="Mfr7" svg:height="2.499cm" draw:name="Врезка202" svg:y="26.3cm"><draw:text-box><text:p text:style-name="Врезка_5f_адрес_5f_и_5f_название">Приложение <text:user-defined text:name="Номер приложения" style:data-style-name="N0">Х</text:user-defined>.</text:p><text:p text:style-name="Врезка_5f_адрес_5f_и_5f_название"><text:user-defined text:name="Наименование приложения" style:data-style-name="N0">Наименование приложения</text:user-defined></text:p></draw:text-box></draw:frame><draw:frame svg:x="16.85cm" draw:z-index="0" text:anchor-type="paragraph" svg:width="1.499cm" draw:style-name="Mfr19" svg:height="0.499cm" draw:name="Врезка203" svg:y="26.801cm"><draw:text-box><text:p text:style-name="MP12"><text:page-number text:select-page="current">0</text:page-number></text:p></draw:text-box></draw:frame><draw:frame svg:x="18.35cm" draw:z-index="0" text:anchor-type="paragraph" svg:width="2cm" draw:style-name="Mfr19" svg:height="0.499cm" draw:name="Врезка204" svg:y="26.801cm"><draw:text-box><text:p text:style-name="MP12"><text:page-count>1</text:page-count></text:p></draw:text-box></draw:frame><draw:frame svg:x="15.349cm" draw:z-index="0" text:anchor-type="paragraph" svg:width="1.499cm" draw:style-name="Mfr19" svg:height="0.499cm" draw:name="Врезка205" svg:y="26.801cm"><draw:text-box><text:p text:style-name="MP12"><text:user-defined text:name="Стадия" style:data-style-name="N0">Р</text:user-defined></text:p></draw:text-box></draw:frame><draw:frame svg:x="15.349cm" draw:z-index="0" text:anchor-type="paragraph" svg:width="1.499cm" draw:style-name="Mfr19" svg:height="0.499cm" draw:name="Врезка206" svg:y="26.3cm"><draw:text-box><text:p text:style-name="MP12">Стадия</text:p></draw:text-box></draw:frame><draw:frame svg:x="16.85cm" draw:z-index="0" text:anchor-type="paragraph" svg:width="1.499cm" draw:style-name="Mfr19" svg:height="0.499cm" draw:name="Врезка207" svg:y="26.3cm"><draw:text-box><text:p text:style-name="MP12">Лист</text:p></draw:text-box></draw:frame><draw:frame svg:x="18.35cm" draw:z-index="0" text:anchor-type="paragraph" svg:width="2cm" draw:style-name="Mfr19" svg:height="0.499cm" draw:name="Врезка208" svg:y="26.3cm"><draw:text-box><text:p text:style-name="MP12">Листов</text:p></draw:text-box></draw:frame><draw:frame svg:x="7.549cm" draw:z-index="0" text:anchor-type="paragraph" svg:width="1cm" draw:style-name="Mfr20" svg:height="0.499cm" draw:name="Врезка209" svg:y="28.3cm"><draw:text-box><text:p text:style-name="MP12"/></draw:text-box></draw:frame><draw:frame svg:x="6.05cm" draw:z-index="0" text:anchor-type="paragraph" svg:width="1.499cm" draw:style-name="Mfr20" svg:height="0.499cm" draw:name="Врезка210" svg:y="28.3cm"><draw:text-box><text:p text:style-name="Frame_20_contents"/></draw:text-box></draw:frame><draw:frame svg:x="4.05cm" draw:z-index="0" text:anchor-type="paragraph" svg:width="2cm" draw:style-name="Mfr20" svg:height="0.499cm" draw:name="Врезка211" svg:y="28.3cm"><draw:text-box><text:p text:style-name="MP24"/></draw:text-box></draw:frame><draw:frame svg:x="2.05cm" draw:z-index="0" text:anchor-type="paragraph" svg:width="2cm" draw:style-name="Mfr20" svg:height="0.499cm" draw:name="Врезка212" svg:y="28.3cm"><draw:text-box><text:p text:style-name="MP24"/></draw:text-box></draw:frame><draw:frame svg:x="7.549cm" draw:z-index="0" text:anchor-type="paragraph" svg:width="1cm" draw:style-name="Mfr21" svg:height="0.499cm" draw:name="Врезка213" svg:y="27.801cm"><draw:text-box><text:p text:style-name="MP12"><text:user-defined text:name="Дата" style:data-style-name="N0">ММ.ГГ</text:user-defined></text:p></draw:text-box></draw:frame><draw:frame svg:x="7.549cm" draw:z-index="0" text:anchor-type="paragraph" svg:width="1cm" draw:style-name="Mfr22" svg:height="0.499cm" draw:name="Врезка214" svg:y="27.3cm"><draw:text-box><text:p text:style-name="MP12"/></draw:text-box></draw:frame><draw:frame svg:x="7.549cm" draw:z-index="0" text:anchor-type="paragraph" svg:width="1cm" draw:style-name="Mfr21" svg:height="0.499cm" draw:name="Врезка215" svg:y="26.801cm"><draw:text-box><text:p text:style-name="MP12"><text:user-defined text:name="Дата" style:data-style-name="N0">ММ.ГГ</text:user-defined></text:p></draw:text-box></draw:frame><draw:frame svg:x="7.549cm" draw:z-index="0" text:anchor-type="paragraph" svg:width="1cm" draw:style-name="Mfr23" svg:height="0.499cm" draw:name="Врезка216" svg:y="26.3cm"><draw:text-box><text:p text:style-name="MP12"><text:user-defined text:name="Дата" style:data-style-name="N0">ММ.ГГ</text:user-defined></text:p></draw:text-box></draw:frame><draw:frame svg:x="7.549cm" draw:z-index="0" text:anchor-type="paragraph" svg:width="1cm" draw:style-name="Mfr24" svg:height="0.499cm" draw:name="Врезка217" svg:y="25.8cm"><draw:text-box><text:p text:style-name="MP13">Дата</text:p></draw:text-box></draw:frame><draw:frame svg:x="7.549cm" draw:z-index="0" text:anchor-type="paragraph" svg:width="1cm" draw:style-name="Mfr22" svg:height="0.499cm" draw:name="Врезка218" svg:y="25.299cm"><draw:text-box><text:p text:style-name="MP12"/></draw:text-box></draw:frame><draw:frame svg:x="7.549cm" draw:z-index="0" text:anchor-type="paragraph" svg:width="1cm" draw:style-name="Mfr25" svg:height="0.499cm" draw:name="Врезка219" svg:y="24.8cm"><draw:text-box><text:p text:style-name="MP12"/></draw:text-box></draw:frame><draw:frame svg:x="6.05cm" draw:z-index="0" text:anchor-type="paragraph" svg:width="1.499cm" draw:style-name="Mfr22" svg:height="0.499cm" draw:name="Врезка220" svg:y="27.801cm"><draw:text-box><text:p text:style-name="MP25"/></draw:text-box></draw:frame><draw:frame svg:x="6.05cm" draw:z-index="0" text:anchor-type="paragraph" svg:width="1.499cm" draw:style-name="Mfr22" svg:height="0.499cm" draw:name="Врезка221" svg:y="27.3cm"><draw:text-box><text:p text:style-name="Frame_20_contents"/></draw:text-box></draw:frame><draw:frame svg:x="6.05cm" draw:z-index="0" text:anchor-type="paragraph" svg:width="1.499cm" draw:style-name="Mfr22" svg:height="0.499cm" draw:name="Врезка222" svg:y="26.801cm"><draw:text-box><text:p text:style-name="Frame_20_contents"/></draw:text-box></draw:frame><draw:frame svg:x="6.05cm" draw:z-index="0" text:anchor-type="paragraph" svg:width="1.499cm" draw:style-name="Mfr26" svg:height="0.499cm" draw:name="Врезка223" svg:y="26.3cm"><draw:text-box><text:p text:style-name="Frame_20_contents"/></draw:text-box></draw:frame><draw:frame svg:x="6.05cm" draw:z-index="0" text:anchor-type="paragraph" svg:width="1.499cm" draw:style-name="Mfr24" svg:height="0.499cm" draw:name="Врезка224" svg:y="25.8cm"><draw:text-box><text:p text:style-name="MP12">Подп.</text:p></draw:text-box></draw:frame><draw:frame svg:x="6.05cm" draw:z-index="0" text:anchor-type="paragraph" svg:width="1.499cm" draw:style-name="Mfr22" svg:height="0.499cm" draw:name="Врезка225" svg:y="25.299cm"><draw:text-box><text:p text:style-name="MP12"/></draw:text-box></draw:frame><draw:frame svg:x="6.05cm" draw:z-index="0" text:anchor-type="paragraph" svg:width="1.499cm" draw:style-name="Mfr25" svg:height="0.499cm" draw:name="Врезка226" svg:y="24.8cm"><draw:text-box><text:p text:style-name="MP12"/></draw:text-box></draw:frame><draw:frame svg:x="4.05cm" draw:z-index="0" text:anchor-type="paragraph" svg:width="2cm" draw:style-name="Mfr21" svg:height="0.499cm" draw:name="Врезка227" svg:y="27.801cm"><draw:text-box><text:p text:style-name="Frame_20_contents"><text:user-defined text:name="Нормоконтролер" style:data-style-name="N0">Ххххххх</text:user-defined></text:p></draw:text-box></draw:frame><draw:frame svg:x="4.05cm" draw:z-index="0" text:anchor-type="paragraph" svg:width="2cm" draw:style-name="Mfr22" svg:height="0.499cm" draw:name="Врезка228" svg:y="27.3cm"><draw:text-box><text:p text:style-name="MP24"/></draw:text-box></draw:frame><draw:frame svg:x="4.05cm" draw:z-index="0" text:anchor-type="paragraph" svg:width="2cm" draw:style-name="Mfr21" svg:height="0.499cm" draw:name="Врезка229" svg:y="26.801cm"><draw:text-box><text:p text:style-name="Frame_20_contents"><text:user-defined text:name="Проверил" style:data-style-name="N0">Ххххххххх</text:user-defined></text:p></draw:text-box></draw:frame><draw:frame svg:x="4.05cm" draw:z-index="0" text:anchor-type="paragraph" svg:width="2cm" draw:style-name="Mfr23" svg:height="0.499cm" draw:name="Врезка230" svg:y="26.3cm"><draw:text-box><text:p text:style-name="Frame_20_contents"><text:user-defined text:name="Разработал" style:data-style-name="N0">Хххххххх</text:user-defined></text:p></draw:text-box></draw:frame><draw:frame svg:x="4.05cm" draw:z-index="0" text:anchor-type="paragraph" svg:width="1cm" draw:style-name="Mfr24" svg:height="0.499cm" draw:name="Врезка231" svg:y="25.8cm"><draw:text-box><text:p text:style-name="MP13">Лист</text:p></draw:text-box></draw:frame><draw:frame svg:x="5.05cm" draw:z-index="0" text:anchor-type="paragraph" svg:width="1cm" draw:style-name="Mfr24" svg:height="0.499cm" draw:name="Врезка232" svg:y="25.8cm"><draw:text-box><text:p text:style-name="MP26">№док.</text:p></draw:text-box></draw:frame><draw:frame svg:x="4.05cm" draw:z-index="0" text:anchor-type="paragraph" svg:width="1cm" draw:style-name="Mfr22" svg:height="0.499cm" draw:name="Врезка233" svg:y="25.299cm"><draw:text-box><text:p text:style-name="MP12"/></draw:text-box></draw:frame><draw:frame svg:x="5.05cm" draw:z-index="0" text:anchor-type="paragraph" svg:width="1cm" draw:style-name="Mfr22" svg:height="0.499cm" draw:name="Врезка234" svg:y="25.299cm"><draw:text-box><text:p text:style-name="MP12"/></draw:text-box></draw:frame><draw:frame svg:x="5.05cm" draw:z-index="0" text:anchor-type="paragraph" svg:width="1cm" draw:style-name="Mfr25" svg:height="0.499cm" draw:name="Врезка235" svg:y="24.8cm"><draw:text-box><text:p text:style-name="MP12"/></draw:text-box></draw:frame><draw:frame svg:x="2.05cm" draw:z-index="0" text:anchor-type="paragraph" svg:width="2cm" draw:style-name="Mfr21" svg:height="0.499cm" draw:name="Врезка236" svg:y="27.801cm"><draw:text-box><text:p text:style-name="Frame_20_contents">Н.контр.</text:p></draw:text-box></draw:frame><draw:frame svg:x="2.05cm" draw:z-index="0" text:anchor-type="paragraph" svg:width="2cm" draw:style-name="Mfr22" svg:height="0.499cm" draw:name="Врезка237" svg:y="27.3cm"><draw:text-box><text:p text:style-name="MP24"/></draw:text-box></draw:frame><draw:frame svg:x="2.05cm" draw:z-index="0" text:anchor-type="paragraph" svg:width="2cm" draw:style-name="Mfr21" svg:height="0.499cm" draw:name="Врезка238" svg:y="26.801cm"><draw:text-box><text:p text:style-name="Frame_20_contents">Пров.</text:p></draw:text-box></draw:frame><draw:frame svg:x="2.05cm" draw:z-index="0" text:anchor-type="paragraph" svg:width="2cm" draw:style-name="Mfr23" svg:height="0.499cm" draw:name="Врезка239" svg:y="26.3cm"><draw:text-box><text:p text:style-name="Frame_20_contents">Разраб.</text:p></draw:text-box></draw:frame><draw:frame svg:x="2.05cm" draw:z-index="0" text:anchor-type="paragraph" svg:width="1cm" draw:style-name="Mfr24" svg:height="0.499cm" draw:name="Врезка240" svg:y="25.8cm"><draw:text-box><text:p text:style-name="MP12">Изм.</text:p></draw:text-box></draw:frame><draw:frame svg:x="3.05cm" draw:z-index="0" text:anchor-type="paragraph" svg:width="1cm" draw:style-name="Mfr24" svg:height="0.499cm" draw:name="Врезка241" svg:y="25.8cm"><draw:text-box><text:p text:style-name="MP13">Кол.уч</text:p></draw:text-box></draw:frame><draw:frame svg:x="3.05cm" draw:z-index="0" text:anchor-type="paragraph" svg:width="1cm" draw:style-name="Mfr22" svg:height="0.499cm" draw:name="Врезка242" svg:y="25.299cm"><draw:text-box><text:p text:style-name="MP12"/></draw:text-box></draw:frame><draw:frame svg:x="3.05cm" draw:z-index="0" text:anchor-type="paragraph" svg:width="1cm" draw:style-name="Mfr25" svg:height="0.499cm" draw:name="Врезка243" svg:y="24.8cm"><draw:text-box><text:p text:style-name="MP12"/></draw:text-box></draw:frame><draw:frame svg:x="2.05cm" draw:z-index="0" text:anchor-type="paragraph" svg:width="1cm" draw:style-name="Mfr22" svg:height="0.499cm" draw:name="Врезка244" svg:y="25.299cm"><draw:text-box><text:p text:style-name="MP12"/></draw:text-box></draw:frame><draw:frame svg:x="19.35cm" draw:z-index="0" text:anchor-type="paragraph" svg:width="1cm" draw:style-name="Mfr7" svg:height="0.7cm" draw:name="Врезка245" svg:y="0.75cm"><draw:text-box><text:p text:style-name="MP7"/></draw:text-box></draw:frame><draw:frame svg:x="2.05cm" draw:z-index="0" text:anchor-type="paragraph" svg:width="1cm" draw:style-name="Mfr25" svg:height="0.499cm" draw:name="Врезка246" svg:y="24.8cm"><draw:text-box><text:p text:style-name="MP12"/></draw:text-box></draw:frame><draw:frame svg:x="4.05cm" draw:z-index="0" text:anchor-type="paragraph" svg:width="1cm" draw:style-name="Mfr25" svg:height="0.499cm" draw:name="Врезка247" svg:y="24.8cm"><draw:text-box><text:p text:style-name="MP12"/></draw:text-box></draw:frame><draw:frame svg:x="8.55cm" draw:z-index="0" text:anchor-type="paragraph" svg:width="11.8cm" draw:style-name="Mfr12" svg:height="1.499cm" draw:name="Врезка114" svg:y="24.8cm"><draw:text-box><text:p text:style-name="MP10"><text:user-defined text:name="Шифр проекта" style:data-style-name="N0">NNNN-ГГГГ-ХХ</text:user-defined></text:p></draw:text-box></draw:frame><draw:frame svg:x="0.85cm" draw:z-index="0" text:anchor-type="paragraph" svg:width="0.499cm" draw:style-name="Mfr13" svg:height="2.499cm" draw:name="Врезка115" svg:y="26.3cm"><draw:text-box><text:p text:style-name="MP18">Инв. № подл.</text:p></draw:text-box></draw:frame><draw:frame svg:x="1.349cm" draw:z-index="0" text:anchor-type="paragraph" svg:width="0.7cm" draw:style-name="Mfr14" svg:height="3.5cm" draw:name="Врезка116" svg:y="22.8cm"><draw:text-box><text:p text:style-name="MP3"/></draw:text-box></draw:frame><draw:frame svg:x="0.85cm" draw:z-index="0" text:anchor-type="paragraph" svg:width="0.499cm" draw:style-name="Mfr15" svg:height="3.5cm" draw:name="Врезка117" svg:y="22.8cm"><draw:text-box><text:p text:style-name="MP19">Подп. и дата</text:p></draw:text-box></draw:frame><draw:frame svg:x="0.85cm" draw:z-index="0" text:anchor-type="paragraph" svg:width="0.499cm" draw:style-name="Mfr15" svg:height="2.499cm" draw:name="Врезка118" svg:y="20.301cm"><draw:text-box><text:p text:style-name="MP20">Взам. инв. №</text:p></draw:text-box></draw:frame><draw:frame svg:x="1.349cm" draw:z-index="0" text:anchor-type="paragraph" svg:width="0.7cm" draw:style-name="Mfr14" svg:height="2.499cm" draw:name="Врезка119" svg:y="20.301cm"><draw:text-box><text:p text:style-name="MP3"/></draw:text-box></draw:frame><draw:frame svg:x="1.349cm" draw:z-index="0" text:anchor-type="paragraph" svg:width="0.7cm" draw:style-name="Mfr16" svg:height="2.499cm" draw:name="Врезка120" svg:y="26.3cm"><draw:text-box><text:p text:style-name="MP1"><text:user-defined text:name="Инв. № подл." style:data-style-name="N0">NNNN-ПО-ГГ</text:user-defined><text:s text:c="2"/></text:p></draw:text-box></draw:frame><draw:frame svg:x="1.55cm" draw:z-index="0" text:anchor-type="paragraph" svg:width="0.499cm" draw:style-name="Mfr14" svg:height="2cm" draw:name="Врезка121" svg:y="18.3cm"><draw:text-box><text:p text:style-name="MP21"/></draw:text-box></draw:frame><draw:frame svg:x="1.05cm" draw:z-index="0" text:anchor-type="paragraph" svg:width="0.499cm" draw:style-name="Mfr14" svg:height="2cm" draw:name="Врезка122" svg:y="18.3cm"><draw:text-box><text:p text:style-name="MP22"/></draw:text-box></draw:frame><draw:frame svg:x="0.55cm" draw:z-index="0" text:anchor-type="paragraph" svg:width="0.499cm" draw:style-name="Mfr14" svg:height="2cm" draw:name="Врезка123" svg:y="18.3cm"><draw:text-box><text:p text:style-name="MP22"/></draw:text-box></draw:frame><draw:frame svg:x="0cm" draw:z-index="0" text:anchor-type="paragraph" svg:width="0.55cm" draw:style-name="Mfr17" svg:height="6.5cm" draw:name="Врезка124" svg:y="13.801cm"><draw:text-box><text:p text:style-name="MP23">Согласовано </text:p></draw:text-box></draw:frame><draw:frame svg:x="1.55cm" draw:z-index="0" text:anchor-type="paragraph" svg:width="0.499cm" draw:style-name="Mfr14" svg:height="2cm" draw:name="Врезка125" svg:y="16.3cm"><draw:text-box><text:p text:style-name="MP22"/></draw:text-box></draw:frame><draw:frame svg:x="1.05cm" draw:z-index="0" text:anchor-type="paragraph" svg:width="0.499cm" draw:style-name="Mfr14" svg:height="2cm" draw:name="Врезка126" svg:y="16.3cm"><draw:text-box><text:p text:style-name="MP22"/></draw:text-box></draw:frame><draw:frame svg:x="0.55cm" draw:z-index="0" text:anchor-type="paragraph" svg:width="0.499cm" draw:style-name="Mfr14" svg:height="2cm" draw:name="Врезка127" svg:y="16.3cm"><draw:text-box><text:p text:style-name="MP22"/></draw:text-box></draw:frame><draw:frame svg:x="1.55cm" draw:z-index="0" text:anchor-type="paragraph" svg:width="0.499cm" draw:style-name="Mfr14" svg:height="1.499cm" draw:name="Врезка128" svg:y="14.801cm"><draw:text-box><text:p text:style-name="MP22"/></draw:text-box></draw:frame><draw:frame svg:x="1.05cm" draw:z-index="0" text:anchor-type="paragraph" svg:width="0.499cm" draw:style-name="Mfr14" svg:height="1.499cm" draw:name="Врезка129" svg:y="14.801cm"><draw:text-box><text:p text:style-name="MP22"/></draw:text-box></draw:frame><draw:frame svg:x="0.55cm" draw:z-index="0" text:anchor-type="paragraph" svg:width="0.499cm" draw:style-name="Mfr14" svg:height="1.499cm" draw:name="Врезка130" svg:y="14.801cm"><draw:text-box><text:p text:style-name="MP22"/></draw:text-box></draw:frame><draw:frame svg:x="1.55cm" draw:z-index="0" text:anchor-type="paragraph" svg:width="0.499cm" draw:style-name="Mfr14" svg:height="1cm" draw:name="Врезка131" svg:y="13.801cm"><draw:text-box><text:p text:style-name="MP22"/></draw:text-box></draw:frame><draw:frame svg:x="1.05cm" draw:z-index="0" text:anchor-type="paragraph" svg:width="0.499cm" draw:style-name="Mfr14" svg:height="1cm" draw:name="Врезка132" svg:y="13.801cm"><draw:text-box><text:p text:style-name="MP22"/></draw:text-box></draw:frame><draw:frame svg:x="0.55cm" draw:z-index="0" text:anchor-type="paragraph" svg:width="0.499cm" draw:style-name="Mfr14" svg:height="1cm" draw:name="Врезка133" svg:y="13.801cm"><draw:text-box><text:p text:style-name="MP22"/></draw:text-box></draw:frame><draw:frame svg:x="16cm" draw:z-index="0" text:anchor-type="paragraph" svg:width="3.761cm" draw:style-name="Mfr27" svg:height="1.401cm" draw:name="Изображение1" svg:y="27.351cm"><draw:image loext:mime-type="image/jpeg" xlink:type="simple" xlink:href="Pictures/10000000000004AD000001BED408DAAA9691A79D.jpg" xlink:actuate="onLoad" xlink:show="embed"/></draw:frame><draw:rect svg:x="14.94cm" draw:z-index="0" text:anchor-type="paragraph" svg:height="0.433cm" svg:width="3.705cm" svg:y="28.801cm" draw:style-name="Mgr2" draw:text-style-name="MP16"><text:p text:style-name="MP15"><text:span text:style-name="MT1">Формат А4</text:span></text:p></draw:rect><draw:rect svg:x="2.05cm" draw:z-index="1" text:anchor-type="paragraph" svg:height="28.05cm" svg:width="18.301cm" svg:y="0.75cm" draw:style-name="Mgr1" draw:text-style-name="MP6"><text:p/></draw:rect><draw:frame svg:x="15.349cm" draw:z-index="0" text:anchor-type="paragraph" svg:width="5.001cm" draw:style-name="Mfr18" svg:height="1.499cm" draw:name="Врезка134" svg:y="27.3cm"><draw:text-box><text:p text:style-name="MP12"/></draw:text-box></draw:frame><draw:frame svg:x="8.55cm" draw:z-index="0" text:anchor-type="paragraph" svg:width="6.8cm" draw:style-name="Mfr7" svg:height="2.499cm" draw:name="Врезка135" svg:y="26.3cm"><draw:text-box><text:p text:style-name="Врезка_5f_адрес_5f_и_5f_название">Приложение <text:user-defined text:name="Номер приложения" style:data-style-name="N0">Х</text:user-defined>.</text:p><text:p text:style-name="Врезка_5f_адрес_5f_и_5f_название"><text:user-defined text:name="Наименование приложения" style:data-style-name="N0">Наименование приложения</text:user-defined></text:p></draw:text-box></draw:frame><draw:frame svg:x="16.85cm" draw:z-index="0" text:anchor-type="paragraph" svg:width="1.499cm" draw:style-name="Mfr19" svg:height="0.499cm" draw:name="Врезка136" svg:y="26.801cm"><draw:text-box><text:p text:style-name="MP12"><text:page-number text:select-page="current">0</text:page-number></text:p></draw:text-box></draw:frame><draw:frame svg:x="18.35cm" draw:z-index="0" text:anchor-type="paragraph" svg:width="2cm" draw:style-name="Mfr19" svg:height="0.499cm" draw:name="Врезка137" svg:y="26.801cm"><draw:text-box><text:p text:style-name="MP12"><text:page-count>1</text:page-count></text:p></draw:text-box></draw:frame><draw:frame svg:x="15.349cm" draw:z-index="0" text:anchor-type="paragraph" svg:width="1.499cm" draw:style-name="Mfr19" svg:height="0.499cm" draw:name="Врезка138" svg:y="26.801cm"><draw:text-box><text:p text:style-name="MP12"><text:user-defined text:name="Стадия" style:data-style-name="N0">Р</text:user-defined></text:p></draw:text-box></draw:frame><draw:frame svg:x="15.349cm" draw:z-index="0" text:anchor-type="paragraph" svg:width="1.499cm" draw:style-name="Mfr19" svg:height="0.499cm" draw:name="Врезка139" svg:y="26.3cm"><draw:text-box><text:p text:style-name="MP12">Стадия</text:p></draw:text-box></draw:frame><draw:frame svg:x="16.85cm" draw:z-index="0" text:anchor-type="paragraph" svg:width="1.499cm" draw:style-name="Mfr19" svg:height="0.499cm" draw:name="Врезка140" svg:y="26.3cm"><draw:text-box><text:p text:style-name="MP12">Лист</text:p></draw:text-box></draw:frame><draw:frame svg:x="18.35cm" draw:z-index="0" text:anchor-type="paragraph" svg:width="2cm" draw:style-name="Mfr19" svg:height="0.499cm" draw:name="Врезка141" svg:y="26.3cm"><draw:text-box><text:p text:style-name="MP12">Листов</text:p></draw:text-box></draw:frame><draw:frame svg:x="7.549cm" draw:z-index="0" text:anchor-type="paragraph" svg:width="1cm" draw:style-name="Mfr20" svg:height="0.499cm" draw:name="Врезка142" svg:y="28.3cm"><draw:text-box><text:p text:style-name="MP12"/></draw:text-box></draw:frame><draw:frame svg:x="6.05cm" draw:z-index="0" text:anchor-type="paragraph" svg:width="1.499cm" draw:style-name="Mfr20" svg:height="0.499cm" draw:name="Врезка143" svg:y="28.3cm"><draw:text-box><text:p text:style-name="Frame_20_contents"/></draw:text-box></draw:frame><draw:frame svg:x="4.05cm" draw:z-index="0" text:anchor-type="paragraph" svg:width="2cm" draw:style-name="Mfr20" svg:height="0.499cm" draw:name="Врезка144" svg:y="28.3cm"><draw:text-box><text:p text:style-name="MP24"/></draw:text-box></draw:frame><draw:frame svg:x="2.05cm" draw:z-index="0" text:anchor-type="paragraph" svg:width="2cm" draw:style-name="Mfr20" svg:height="0.499cm" draw:name="Врезка145" svg:y="28.3cm"><draw:text-box><text:p text:style-name="MP24"/></draw:text-box></draw:frame><draw:frame svg:x="7.549cm" draw:z-index="0" text:anchor-type="paragraph" svg:width="1cm" draw:style-name="Mfr21" svg:height="0.499cm" draw:name="Врезка146" svg:y="27.801cm"><draw:text-box><text:p text:style-name="MP12"><text:user-defined text:name="Дата" style:data-style-name="N0">ММ.ГГ</text:user-defined></text:p></draw:text-box></draw:frame><draw:frame svg:x="7.549cm" draw:z-index="0" text:anchor-type="paragraph" svg:width="1cm" draw:style-name="Mfr22" svg:height="0.499cm" draw:name="Врезка147" svg:y="27.3cm"><draw:text-box><text:p text:style-name="MP12"/></draw:text-box></draw:frame><draw:frame svg:x="7.549cm" draw:z-index="0" text:anchor-type="paragraph" svg:width="1cm" draw:style-name="Mfr21" svg:height="0.499cm" draw:name="Врезка148" svg:y="26.801cm"><draw:text-box><text:p text:style-name="MP12"><text:user-defined text:name="Дата" style:data-style-name="N0">ММ.ГГ</text:user-defined></text:p></draw:text-box></draw:frame><draw:frame svg:x="7.549cm" draw:z-index="0" text:anchor-type="paragraph" svg:width="1cm" draw:style-name="Mfr23" svg:height="0.499cm" draw:name="Врезка149" svg:y="26.3cm"><draw:text-box><text:p text:style-name="MP12"><text:user-defined text:name="Дата" style:data-style-name="N0">ММ.ГГ</text:user-defined></text:p></draw:text-box></draw:frame><draw:frame svg:x="7.549cm" draw:z-index="0" text:anchor-type="paragraph" svg:width="1cm" draw:style-name="Mfr24" svg:height="0.499cm" draw:name="Врезка150" svg:y="25.8cm"><draw:text-box><text:p text:style-name="MP13">Дата</text:p></draw:text-box></draw:frame><draw:frame svg:x="7.549cm" draw:z-index="0" text:anchor-type="paragraph" svg:width="1cm" draw:style-name="Mfr22" svg:height="0.499cm" draw:name="Врезка151" svg:y="25.299cm"><draw:text-box><text:p text:style-name="MP12"/></draw:text-box></draw:frame><draw:frame svg:x="7.549cm" draw:z-index="0" text:anchor-type="paragraph" svg:width="1cm" draw:style-name="Mfr25" svg:height="0.499cm" draw:name="Врезка152" svg:y="24.8cm"><draw:text-box><text:p text:style-name="MP12"/></draw:text-box></draw:frame><draw:frame svg:x="6.05cm" draw:z-index="0" text:anchor-type="paragraph" svg:width="1.499cm" draw:style-name="Mfr22" svg:height="0.499cm" draw:name="Врезка153" svg:y="27.801cm"><draw:text-box><text:p text:style-name="MP25"/></draw:text-box></draw:frame><draw:frame svg:x="6.05cm" draw:z-index="0" text:anchor-type="paragraph" svg:width="1.499cm" draw:style-name="Mfr22" svg:height="0.499cm" draw:name="Врезка154" svg:y="27.3cm"><draw:text-box><text:p text:style-name="Frame_20_contents"/></draw:text-box></draw:frame><draw:frame svg:x="6.05cm" draw:z-index="0" text:anchor-type="paragraph" svg:width="1.499cm" draw:style-name="Mfr22" svg:height="0.499cm" draw:name="Врезка155" svg:y="26.801cm"><draw:text-box><text:p text:style-name="Frame_20_contents"/></draw:text-box></draw:frame><draw:frame svg:x="6.05cm" draw:z-index="0" text:anchor-type="paragraph" svg:width="1.499cm" draw:style-name="Mfr26" svg:height="0.499cm" draw:name="Врезка156" svg:y="26.3cm"><draw:text-box><text:p text:style-name="Frame_20_contents"/></draw:text-box></draw:frame><draw:frame svg:x="6.05cm" draw:z-index="0" text:anchor-type="paragraph" svg:width="1.499cm" draw:style-name="Mfr24" svg:height="0.499cm" draw:name="Врезка157" svg:y="25.8cm"><draw:text-box><text:p text:style-name="MP12">Подп.</text:p></draw:text-box></draw:frame><draw:frame svg:x="6.05cm" draw:z-index="0" text:anchor-type="paragraph" svg:width="1.499cm" draw:style-name="Mfr22" svg:height="0.499cm" draw:name="Врезка158" svg:y="25.299cm"><draw:text-box><text:p text:style-name="MP12"/></draw:text-box></draw:frame><draw:frame svg:x="6.05cm" draw:z-index="0" text:anchor-type="paragraph" svg:width="1.499cm" draw:style-name="Mfr25" svg:height="0.499cm" draw:name="Врезка159" svg:y="24.8cm"><draw:text-box><text:p text:style-name="MP12"/></draw:text-box></draw:frame><draw:frame svg:x="4.05cm" draw:z-index="0" text:anchor-type="paragraph" svg:width="2cm" draw:style-name="Mfr21" svg:height="0.499cm" draw:name="Врезка160" svg:y="27.801cm"><draw:text-box><text:p text:style-name="Frame_20_contents"><text:user-defined text:name="Нормоконтролер" style:data-style-name="N0">Ххххххх</text:user-defined></text:p></draw:text-box></draw:frame><draw:frame svg:x="4.05cm" draw:z-index="0" text:anchor-type="paragraph" svg:width="2cm" draw:style-name="Mfr22" svg:height="0.499cm" draw:name="Врезка161" svg:y="27.3cm"><draw:text-box><text:p text:style-name="MP24"/></draw:text-box></draw:frame><draw:frame svg:x="4.05cm" draw:z-index="0" text:anchor-type="paragraph" svg:width="2cm" draw:style-name="Mfr21" svg:height="0.499cm" draw:name="Врезка162" svg:y="26.801cm"><draw:text-box><text:p text:style-name="Frame_20_contents"><text:user-defined text:name="Проверил" style:data-style-name="N0">Ххххххххх</text:user-defined></text:p></draw:text-box></draw:frame><draw:frame svg:x="4.05cm" draw:z-index="0" text:anchor-type="paragraph" svg:width="2cm" draw:style-name="Mfr23" svg:height="0.499cm" draw:name="Врезка163" svg:y="26.3cm"><draw:text-box><text:p text:style-name="Frame_20_contents"><text:user-defined text:name="Разработал" style:data-style-name="N0">Хххххххх</text:user-defined></text:p></draw:text-box></draw:frame><draw:frame svg:x="4.05cm" draw:z-index="0" text:anchor-type="paragraph" svg:width="1cm" draw:style-name="Mfr24" svg:height="0.499cm" draw:name="Врезка164" svg:y="25.8cm"><draw:text-box><text:p text:style-name="MP13">Лист</text:p></draw:text-box></draw:frame><draw:frame svg:x="5.05cm" draw:z-index="0" text:anchor-type="paragraph" svg:width="1cm" draw:style-name="Mfr24" svg:height="0.499cm" draw:name="Врезка165" svg:y="25.8cm"><draw:text-box><text:p text:style-name="MP26">№док.</text:p></draw:text-box></draw:frame><draw:frame svg:x="4.05cm" draw:z-index="0" text:anchor-type="paragraph" svg:width="1cm" draw:style-name="Mfr22" svg:height="0.499cm" draw:name="Врезка166" svg:y="25.299cm"><draw:text-box><text:p text:style-name="MP12"/></draw:text-box></draw:frame><draw:frame svg:x="5.05cm" draw:z-index="0" text:anchor-type="paragraph" svg:width="1cm" draw:style-name="Mfr22" svg:height="0.499cm" draw:name="Врезка167" svg:y="25.299cm"><draw:text-box><text:p text:style-name="MP12"/></draw:text-box></draw:frame><draw:frame svg:x="5.05cm" draw:z-index="0" text:anchor-type="paragraph" svg:width="1cm" draw:style-name="Mfr25" svg:height="0.499cm" draw:name="Врезка168" svg:y="24.8cm"><draw:text-box><text:p text:style-name="MP12"/></draw:text-box></draw:frame><draw:frame svg:x="2.05cm" draw:z-index="0" text:anchor-type="paragraph" svg:width="2cm" draw:style-name="Mfr21" svg:height="0.499cm" draw:name="Врезка169" svg:y="27.801cm"><draw:text-box><text:p text:style-name="Frame_20_contents">Н.контр.</text:p></draw:text-box></draw:frame><draw:frame svg:x="2.05cm" draw:z-index="0" text:anchor-type="paragraph" svg:width="2cm" draw:style-name="Mfr22" svg:height="0.499cm" draw:name="Врезка170" svg:y="27.3cm"><draw:text-box><text:p text:style-name="MP24"/></draw:text-box></draw:frame><draw:frame svg:x="2.05cm" draw:z-index="0" text:anchor-type="paragraph" svg:width="2cm" draw:style-name="Mfr21" svg:height="0.499cm" draw:name="Врезка171" svg:y="26.801cm"><draw:text-box><text:p text:style-name="Frame_20_contents">Пров.</text:p></draw:text-box></draw:frame><draw:frame svg:x="2.05cm" draw:z-index="0" text:anchor-type="paragraph" svg:width="2cm" draw:style-name="Mfr23" svg:height="0.499cm" draw:name="Врезка172" svg:y="26.3cm"><draw:text-box><text:p text:style-name="Frame_20_contents">Разраб.</text:p></draw:text-box></draw:frame><draw:frame svg:x="2.05cm" draw:z-index="0" text:anchor-type="paragraph" svg:width="1cm" draw:style-name="Mfr24" svg:height="0.499cm" draw:name="Врезка173" svg:y="25.8cm"><draw:text-box><text:p text:style-name="MP12">Изм.</text:p></draw:text-box></draw:frame><draw:frame svg:x="3.05cm" draw:z-index="0" text:anchor-type="paragraph" svg:width="1cm" draw:style-name="Mfr24" svg:height="0.499cm" draw:name="Врезка174" svg:y="25.8cm"><draw:text-box><text:p text:style-name="MP13">Кол.уч</text:p></draw:text-box></draw:frame><draw:frame svg:x="3.05cm" draw:z-index="0" text:anchor-type="paragraph" svg:width="1cm" draw:style-name="Mfr22" svg:height="0.499cm" draw:name="Врезка175" svg:y="25.299cm"><draw:text-box><text:p text:style-name="MP12"/></draw:text-box></draw:frame><draw:frame svg:x="3.05cm" draw:z-index="0" text:anchor-type="paragraph" svg:width="1cm" draw:style-name="Mfr25" svg:height="0.499cm" draw:name="Врезка176" svg:y="24.8cm"><draw:text-box><text:p text:style-name="MP12"/></draw:text-box></draw:frame><draw:frame svg:x="2.05cm" draw:z-index="0" text:anchor-type="paragraph" svg:width="1cm" draw:style-name="Mfr22" svg:height="0.499cm" draw:name="Врезка177" svg:y="25.299cm"><draw:text-box><text:p text:style-name="MP12"/></draw:text-box></draw:frame><draw:frame svg:x="19.35cm" draw:z-index="0" text:anchor-type="paragraph" svg:width="1cm" draw:style-name="Mfr7" svg:height="0.7cm" draw:name="Врезка178" svg:y="0.75cm"><draw:text-box><text:p text:style-name="MP7"/></draw:text-box></draw:frame><draw:frame svg:x="2.05cm" draw:z-index="0" text:anchor-type="paragraph" svg:width="1cm" draw:style-name="Mfr25" svg:height="0.499cm" draw:name="Врезка179" svg:y="24.8cm"><draw:text-box><text:p text:style-name="MP12"/></draw:text-box></draw:frame><draw:frame svg:x="4.05cm" draw:z-index="0" text:anchor-type="paragraph" svg:width="1cm" draw:style-name="Mfr25" svg:height="0.499cm" draw:name="Врезка180" svg:y="24.8cm"><draw:text-box><text:p text:style-name="MP12"/></draw:text-box></draw:frame></text:p>
      </style:footer-left>
    </style:master-page>
    <style:master-page style:page-layout-name="Mpm3" style:name="Index"/>
    <style:master-page style:page-layout-name="Mpm4" style: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1T11:21:37.290000000</meta:creation-date>
    <dc:date>2017-10-10T00:29:05.046711062</dc:date>
    <meta:editing-duration>PT6H6M28S</meta:editing-duration>
    <meta:editing-cycles>123</meta:editing-cycles>
    <meta:generator>LibreOffice/5.4.2.2$Linux_X86_64 LibreOffice_project/40m0$Build-2</meta:generator>
    <meta:print-date>2012-07-19T13:10:25.490000000</meta:print-date>
    <meta:keyword>А4 Приложение</meta:keyword>
    <dc:title>А4 Приложение</dc:title>
    <meta:document-statistic meta:table-count="1" meta:image-count="1" meta:object-count="0" meta:page-count="1" meta:paragraph-count="170" meta:word-count="222" meta:character-count="1416" meta:non-whitespace-character-count="1350"/>
    <meta:user-defined meta:name="Дата">ММ.ГГ</meta:user-defined>
    <meta:user-defined meta:name="Инв. № подл.">NNNN-ПО-ГГ</meta:user-defined>
    <meta:user-defined meta:name="Наименование приложения">Наименование приложения</meta:user-defined>
    <meta:user-defined meta:name="Номер приложения">Х</meta:user-defined>
    <meta:user-defined meta:name="Нормоконтролер" meta:value-type="string">Ххххххх</meta:user-defined>
    <meta:user-defined meta:name="Проверил" meta:value-type="string">Ххххххххх</meta:user-defined>
    <meta:user-defined meta:name="Разработал" meta:value-type="string">Хххххххх</meta:user-defined>
    <meta:user-defined meta:name="Стадия" meta:value-type="string">Р</meta:user-defined>
    <meta:user-defined meta:name="Шифр проекта" meta:value-type="string">NNNN-ГГГГ-ХХ</meta:user-defined>
  </office:meta>
</office:document-meta>
</file>